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Pictures/2000006100004C2D000031D039749E9C.wmf" manifest:media-type=""/>
  <manifest:file-entry manifest:full-path="Pictures/20000009000076DF00004C3669539B99.wmf" manifest:media-type=""/>
  <manifest:file-entry manifest:full-path="Pictures/200000BD000041990000257D6C86014A.wmf" manifest:media-type=""/>
  <manifest:file-entry manifest:full-path="Pictures/2000004900002732000014D2483B70B8.wmf" manifest:media-type=""/>
  <manifest:file-entry manifest:full-path="Pictures/200000AB000037D2000038A6FC1A3F5B.wmf" manifest:media-type=""/>
  <manifest:file-entry manifest:full-path="Pictures/200000DC00003D1800002606119A69AC.wmf" manifest:media-type=""/>
  <manifest:file-entry manifest:full-path="Pictures/200000940000327F00001E58AA09C6C3.wmf" manifest:media-type=""/>
  <manifest:file-entry manifest:full-path="Pictures/2000003D000028A3000016D7C9F7DFC3.wmf" manifest:media-type=""/>
  <manifest:file-entry manifest:full-path="Pictures/2000005D000030D5000037AC9F21A0B7.wmf" manifest:media-type=""/>
  <manifest:file-entry manifest:full-path="Pictures/200000FF00005922000041BABA94E7CE.wmf" manifest:media-type=""/>
  <manifest:file-entry manifest:full-path="Pictures/2000000900002B6400001F499D59111A.wmf" manifest:media-type=""/>
  <manifest:file-entry manifest:full-path="Pictures/200000090000389D00002A73F0B4460E.wmf" manifest:media-type=""/>
  <manifest:file-entry manifest:full-path="Pictures/200000BD00003C8D0000428A2F11EA7A.wmf" manifest:media-type=""/>
  <manifest:file-entry manifest:full-path="Pictures/2000004A0000265A00001813EBD58268.wmf" manifest:media-type=""/>
  <manifest:file-entry manifest:full-path="Pictures/20000075000040770000278AE3E9809F.wmf" manifest:media-type=""/>
  <manifest:file-entry manifest:full-path="Pictures/2000008D0000498500001DCE2E51B297.wmf" manifest:media-type=""/>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content.xml" manifest:media-type="text/xml"/>
  <manifest:file-entry manifest:full-path="Thumbnails/thumbnail.png" manifest:media-type="image/png"/>
  <manifest:file-entry manifest:full-path="styles.xml" manifest:media-type="text/xml"/>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20" manifest:media-type=""/>
  <manifest:file-entry manifest:full-path="ObjectReplacements/Object 18" manifest:media-type=""/>
  <manifest:file-entry manifest:full-path="ObjectReplacements/Object 1" manifest:media-type=""/>
  <manifest:file-entry manifest:full-path="ObjectReplacements/Object 19"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erif" svg:font-family="'Liberation Serif'" style:font-family-generic="roman" style:font-pitch="variable"/>
    <style:font-face style:name="TimesNewRoman" svg:font-family="TimesNewRoman" style:font-family-generic="roman" style:font-pitch="variable"/>
    <style:font-face style:name="TimesNewRoman,Bold" svg:font-family="'TimesNewRoman,Bold'"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TimesNewRoman1" svg:font-family="TimesNewRoman" style:font-family-generic="system" style:font-pitch="variable"/>
    <style:font-face style:name="TimesNewRoman,Bold1" svg:font-family="'TimesNewRoman,Bold'"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1938in" fo:margin-left="-0.075in" table:align="left" style:writing-mode="lr-tb"/>
    </style:style>
    <style:style style:name="Table1.A" style:family="table-column">
      <style:table-column-properties style:column-width="1.1451in"/>
    </style:style>
    <style:style style:name="Table1.B" style:family="table-column">
      <style:table-column-properties style:column-width="0.784in"/>
    </style:style>
    <style:style style:name="Table1.C" style:family="table-column">
      <style:table-column-properties style:column-width="0.7951in"/>
    </style:style>
    <style:style style:name="Table1.D" style:family="table-column">
      <style:table-column-properties style:column-width="0.7014in"/>
    </style:style>
    <style:style style:name="Table1.E" style:family="table-column">
      <style:table-column-properties style:column-width="0.7229in"/>
    </style:style>
    <style:style style:name="Table1.F" style:family="table-column">
      <style:table-column-properties style:column-width="0.7104in"/>
    </style:style>
    <style:style style:name="Table1.G" style:family="table-column">
      <style:table-column-properties style:column-width="1.334in"/>
    </style:style>
    <style:style style:name="Table1.1" style:family="table-row">
      <style:table-row-properties style:min-row-height="0.2083in"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2.4861in" fo:margin-left="1.8403in" table:align="left" style:writing-mode="lr-tb"/>
    </style:style>
    <style:style style:name="Table2.A" style:family="table-column">
      <style:table-column-properties style:column-width="0.3701in"/>
    </style:style>
    <style:style style:name="Table2.B" style:family="table-column">
      <style:table-column-properties style:column-width="0.2694in"/>
    </style:style>
    <style:style style:name="Table2.C" style:family="table-column">
      <style:table-column-properties style:column-width="0.666in"/>
    </style:style>
    <style:style style:name="Table2.D" style:family="table-column">
      <style:table-column-properties style:column-width="0.2264in"/>
    </style:style>
    <style:style style:name="Table2.E" style:family="table-column">
      <style:table-column-properties style:column-width="0.2861in"/>
    </style:style>
    <style:style style:name="Table2.F" style:family="table-column">
      <style:table-column-properties style:column-width="0.6674in"/>
    </style:style>
    <style:style style:name="Table2.1" style:family="table-row">
      <style:table-row-properties style:min-row-height="0.2083in" fo:keep-together="auto"/>
    </style:style>
    <style:style style:name="Table2.A1" style:family="table-cell">
      <style:table-cell-properties fo:padding-left="0.075in" fo:padding-right="0.075in" fo:padding-top="0in" fo:padding-bottom="0in" fo:border="none"/>
    </style:style>
    <style:style style:name="P1" style:family="paragraph" style:parent-style-name="Standard">
      <style:text-properties fo:font-size="14pt" style:font-size-asian="14pt" style:font-name-complex="Times New Roman" style:font-size-complex="14pt"/>
    </style:style>
    <style:style style:name="P2" style:family="paragraph" style:parent-style-name="Standard">
      <style:text-properties fo:font-size="14pt" style:font-size-asian="14pt" style:font-name-complex="Times New Roman" style:font-size-complex="14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style:font-name-asian="Times New Roman" style:font-size-asian="14pt" style:language-asian="sk" style:country-asian="SK" style:font-name-complex="Times New Roman" style:font-size-complex="14pt"/>
    </style:style>
    <style:style style:name="P5" style:family="paragraph" style:parent-style-name="Standard">
      <style:text-properties style:font-name-complex="Times New Roman"/>
    </style:style>
    <style:style style:name="P6" style:family="paragraph" style:parent-style-name="Standard">
      <style:text-properties fo:font-weight="bold" style:font-weight-asian="bold" style:font-name-complex="Times New Roman"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ize="12pt" fo:font-style="italic" style:font-size-asian="12pt" style:font-style-asian="italic" style:font-name-complex="Times New Roman" style:font-size-complex="12pt" style:font-style-complex="italic"/>
    </style:style>
    <style:style style:name="P10" style:family="paragraph" style:parent-style-name="Standard">
      <style:text-properties fo:font-size="12pt" style:font-size-asian="12pt" style:font-name-complex="Times New Roman" style:font-size-complex="12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break-before="page"/>
    </style:style>
    <style:style style:name="P13" style:family="paragraph" style:parent-style-name="Standard">
      <style:paragraph-properties fo:margin-top="0in" fo:margin-bottom="0in" fo:line-height="100%" fo:break-before="page"/>
    </style:style>
    <style:style style:name="P14" style:family="paragraph" style:parent-style-name="Standard">
      <style:paragraph-properties fo:margin-top="0in" fo:margin-bottom="0in" fo:line-height="100%"/>
    </style:style>
    <style:style style:name="P15" style:family="paragraph" style:parent-style-name="Standard">
      <style:paragraph-properties fo:margin-top="0in" fo:margin-bottom="0in" fo:line-height="100%" fo:text-align="center" style:justify-single-word="false"/>
    </style:style>
    <style:style style:name="P16" style:family="paragraph" style:parent-style-name="Standard">
      <style:paragraph-properties fo:margin-top="0in" fo:margin-bottom="0in" fo:line-height="100%"/>
      <style:text-properties style:font-name-asian="Times New Roman" style:language-asian="sk" style:country-asian="SK" style:font-name-complex="Times New Roman"/>
    </style:style>
    <style:style style:name="P17" style:family="paragraph" style:parent-style-name="Standard">
      <style:paragraph-properties fo:margin-top="0in" fo:margin-bottom="0in" fo:line-height="100%"/>
      <style:text-properties style:font-name-asian="Times New Roman" style:language-asian="sk" style:country-asian="SK" style:font-name-complex="Times New Roman" style:font-weight-complex="bold"/>
    </style:style>
    <style:style style:name="P18" style:family="paragraph" style:parent-style-name="Standard">
      <style:paragraph-properties fo:margin-top="0in" fo:margin-bottom="0in" fo:line-height="100%"/>
      <style:text-properties style:font-name-complex="Times New Roman"/>
    </style:style>
    <style:style style:name="P19" style:family="paragraph" style:parent-style-name="Standard">
      <style:paragraph-properties fo:margin-top="0in" fo:margin-bottom="0in" fo:line-height="100%"/>
      <style:text-properties fo:font-size="12pt" style:font-size-asian="12pt" style:font-name-complex="Times New Roman" style:font-size-complex="12pt"/>
    </style:style>
    <style:style style:name="P20" style:family="paragraph" style:parent-style-name="Standard">
      <style:paragraph-properties fo:margin-top="0in" fo:margin-bottom="0in" fo:line-height="100%"/>
      <style:text-properties fo:font-size="12pt" style:font-name-asian="Times New Roman" style:font-size-asian="12pt" style:language-asian="sk" style:country-asian="SK" style:font-name-complex="Times New Roman" style:font-size-complex="12pt" style:font-weight-complex="bold"/>
    </style:style>
    <style:style style:name="P21" style:family="paragraph" style:parent-style-name="Standard">
      <style:paragraph-properties fo:margin-top="0in" fo:margin-bottom="0in" fo:line-height="100%"/>
      <style:text-properties fo:font-size="14pt" style:font-name-asian="Times New Roman" style:font-size-asian="14pt" style:language-asian="sk" style:country-asian="SK" style:font-name-complex="Times New Roman" style:font-size-complex="14pt"/>
    </style:style>
    <style:style style:name="P22" style:family="paragraph" style:parent-style-name="Standard">
      <style:paragraph-properties fo:margin-top="0in" fo:margin-bottom="0in" fo:line-height="100%" fo:text-align="center" style:justify-single-word="false"/>
      <style:text-properties fo:font-size="14pt" style:font-name-asian="Times New Roman" style:font-size-asian="14pt" style:language-asian="sk" style:country-asian="SK" style:font-name-complex="Times New Roman" style:font-size-complex="14pt"/>
    </style:style>
    <style:style style:name="P23" style:family="paragraph" style:parent-style-name="Standard">
      <style:paragraph-properties fo:margin-top="0in" fo:margin-bottom="0in" fo:line-height="100%"/>
      <style:text-properties fo:font-size="14pt" style:font-name-asian="Times New Roman" style:font-size-asian="14pt" style:language-asian="sk" style:country-asian="SK" style:font-name-complex="Times New Roman" style:font-size-complex="14pt" style:font-weight-complex="bold"/>
    </style:style>
    <style:style style:name="P24" style:family="paragraph" style:parent-style-name="Standard">
      <style:paragraph-properties fo:margin-top="0in" fo:margin-bottom="0in" fo:line-height="100%"/>
      <style:text-properties fo:font-style="italic" style:font-name-asian="Times New Roman" style:language-asian="sk" style:country-asian="SK" style:font-style-asian="italic" style:font-name-complex="Times New Roman" style:font-style-complex="italic"/>
    </style:style>
    <style:style style:name="P25" style:family="paragraph" style:parent-style-name="Standard">
      <style:paragraph-properties fo:margin-top="0in" fo:margin-bottom="0in" fo:line-height="100%"/>
      <style:text-properties fo:font-weight="bold" style:font-name-asian="Times New Roman" style:language-asian="sk" style:country-asian="SK" style:font-weight-asian="bold" style:font-name-complex="Times New Roman" style:font-weight-complex="bold"/>
    </style:style>
    <style:style style:name="P26" style:family="paragraph" style:parent-style-name="Standard" style:master-page-name="Standard">
      <style:paragraph-properties style:page-number="auto" fo:break-before="page"/>
    </style:style>
    <style:style style:name="P27" style:family="paragraph" style:parent-style-name="Standard">
      <style:paragraph-properties fo:margin-left="1.4752in" fo:margin-right="0in" fo:text-indent="0.4917in" style:auto-text-indent="false"/>
    </style:style>
    <style:style style:name="P28" style:family="paragraph" style:parent-style-name="Standard">
      <style:paragraph-properties fo:margin-left="0in" fo:margin-right="0in" fo:margin-top="0in" fo:margin-bottom="0in" fo:line-height="100%" fo:text-indent="0.4917in" style:auto-text-indent="false"/>
    </style:style>
    <style:style style:name="P29" style:family="paragraph" style:parent-style-name="Standard">
      <style:paragraph-properties fo:margin-left="1.9665in" fo:margin-right="0in" fo:margin-top="0in" fo:margin-bottom="0in" fo:line-height="100%" fo:text-indent="0.4917in" style:auto-text-indent="false"/>
    </style:style>
    <style:style style:name="P30" style:family="paragraph" style:parent-style-name="Standard">
      <style:paragraph-properties fo:margin-left="2.4583in" fo:margin-right="0in" fo:margin-top="0in" fo:margin-bottom="0in" fo:line-height="100%" fo:text-indent="0.4917in" style:auto-text-indent="false"/>
    </style:style>
    <style:style style:name="T1" style:family="text">
      <style:text-properties fo:font-size="14pt" style:font-name-asian="Times New Roman" style:font-size-asian="14pt" style:language-asian="sk" style:country-asian="SK" style:font-name-complex="Times New Roman" style:font-size-complex="14pt"/>
    </style:style>
    <style:style style:name="T2" style:family="text">
      <style:text-properties fo:font-size="14pt" style:font-name-asian="Times New Roman" style:font-size-asian="14pt" style:language-asian="sk" style:country-asian="SK" style:font-name-complex="Times New Roman" style:font-size-complex="14pt" style:font-weight-complex="bold"/>
    </style:style>
    <style:style style:name="T3" style:family="text">
      <style:text-properties fo:font-size="14pt" style:font-size-asian="14pt" style:font-name-complex="Times New Roman" style:font-size-complex="14pt"/>
    </style:style>
    <style:style style:name="T4" style:family="text">
      <style:text-properties fo:font-size="14pt" style:font-size-asian="14pt" style:font-size-complex="14pt"/>
    </style:style>
    <style:style style:name="T5" style:family="text">
      <style:text-properties fo:font-weight="bold" style:font-weight-asian="bold"/>
    </style:style>
    <style:style style:name="T6" style:family="text">
      <style:text-properties fo:font-weight="bold" style:font-weight-asian="bold" style:font-name-complex="Times New Roman"/>
    </style:style>
    <style:style style:name="T7" style:family="text">
      <style:text-properties fo:font-weight="bold" style:font-weight-asian="bold" style:font-name-complex="Times New Roman" style:font-weight-complex="bold"/>
    </style:style>
    <style:style style:name="T8" style:family="text">
      <style:text-properties fo:font-weight="bold" style:font-weight-asian="bold" style:font-weight-complex="bold"/>
    </style:style>
    <style:style style:name="T9" style:family="text">
      <style:text-properties fo:font-weight="bold" style:font-name-asian="Times New Roman" style:language-asian="sk" style:country-asian="SK" style:font-weight-asian="bold" style:font-name-complex="Times New Roman"/>
    </style:style>
    <style:style style:name="T10" style:family="text">
      <style:text-properties fo:font-weight="bold" style:font-name-asian="Times New Roman" style:language-asian="sk" style:country-asian="SK" style:font-weight-asian="bold" style:font-name-complex="Times New Roman" style:font-weight-complex="bold"/>
    </style:style>
    <style:style style:name="T11" style:family="text">
      <style:text-properties style:font-name-complex="Times New Roman"/>
    </style:style>
    <style:style style:name="T12" style:family="text">
      <style:text-properties style:font-name="TimesNewRoman,Bold" fo:font-weight="bold" style:font-name-asian="TimesNewRoman,Bold1" style:font-weight-asian="bold" style:font-name-complex="TimesNewRoman,Bold1" style:font-weight-complex="bold"/>
    </style:style>
    <style:style style:name="T13" style:family="text">
      <style:text-properties style:font-name="TimesNewRoman,Bold" fo:font-size="12pt" fo:font-weight="bold" style:font-name-asian="TimesNewRoman,Bold1" style:font-size-asian="12pt" style:font-weight-asian="bold" style:font-name-complex="TimesNewRoman,Bold1" style:font-size-complex="12pt" style:font-weight-complex="bold"/>
    </style:style>
    <style:style style:name="T14" style:family="text">
      <style:text-properties style:font-name="TimesNewRoman" style:font-name-asian="TimesNewRoman1" style:font-name-complex="TimesNewRoman1"/>
    </style:style>
    <style:style style:name="T15" style:family="text">
      <style:text-properties style:font-name="TimesNewRoman" fo:font-weight="bold" style:font-name-asian="TimesNewRoman1" style:font-weight-asian="bold" style:font-name-complex="TimesNewRoman1"/>
    </style:style>
    <style:style style:name="T16" style:family="text">
      <style:text-properties style:font-name="TimesNewRoman" fo:font-size="12pt" style:font-name-asian="TimesNewRoman1" style:font-size-asian="12pt" style:font-name-complex="TimesNewRoman1" style:font-size-complex="12pt"/>
    </style:style>
    <style:style style:name="T17" style:family="text">
      <style:text-properties fo:font-size="12pt" style:font-size-asian="12pt" style:font-name-complex="Times New Roman" style:font-size-complex="12pt"/>
    </style:style>
    <style:style style:name="T18" style:family="text">
      <style:text-properties fo:font-size="12pt" fo:font-weight="bold" style:font-size-asian="12pt" style:font-weight-asian="bold" style:font-name-complex="Times New Roman" style:font-size-complex="12pt" style:font-weight-complex="bold"/>
    </style:style>
    <style:style style:name="T19" style:family="text">
      <style:text-properties fo:font-size="12pt" fo:font-weight="bold" style:font-name-asian="Times New Roman" style:font-size-asian="12pt" style:language-asian="sk" style:country-asian="SK" style:font-weight-asian="bold" style:font-name-complex="Times New Roman" style:font-weight-complex="bold"/>
    </style:style>
    <style:style style:name="T20" style:family="text">
      <style:text-properties fo:font-size="12pt" fo:font-weight="bold" style:font-name-asian="Times New Roman" style:font-size-asian="12pt" style:language-asian="sk" style:country-asian="SK" style:font-weight-asian="bold" style:font-name-complex="Times New Roman" style:font-size-complex="12pt" style:font-weight-complex="bold"/>
    </style:style>
    <style:style style:name="T21" style:family="text">
      <style:text-properties fo:font-size="12pt" fo:font-style="italic" style:font-size-asian="12pt" style:font-style-asian="italic" style:font-name-complex="Times New Roman" style:font-size-complex="12pt"/>
    </style:style>
    <style:style style:name="T22" style:family="text">
      <style:text-properties fo:font-size="12pt" fo:font-style="italic" style:font-size-asian="12pt" style:font-style-asian="italic" style:font-name-complex="Times New Roman" style:font-size-complex="12pt" style:font-style-complex="italic"/>
    </style:style>
    <style:style style:name="T23" style:family="text">
      <style:text-properties fo:font-size="12pt" style:font-name-asian="Times New Roman" style:font-size-asian="12pt" style:language-asian="sk" style:country-asian="SK" style:font-name-complex="Times New Roman" style:font-size-complex="12pt" style:font-weight-complex="bold"/>
    </style:style>
    <style:style style:name="T24" style:family="text">
      <style:text-properties fo:font-style="italic" style:font-style-asian="italic" style:font-style-complex="italic"/>
    </style:style>
    <style:style style:name="T25" style:family="text">
      <style:text-properties fo:font-style="italic" style:font-style-asian="italic" style:font-name-complex="Times New Roman"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style:font-name-asian="Times New Roman" style:language-asian="sk" style:country-asian="SK" style:font-style-asian="italic" style:font-weight-asian="bold" style:font-name-complex="Times New Roman" style:font-style-complex="italic" style:font-weight-complex="bold"/>
    </style:style>
    <style:style style:name="T28" style:family="text">
      <style:text-properties fo:font-style="italic" style:font-name-asian="Times New Roman" style:language-asian="sk" style:country-asian="SK" style:font-style-asian="italic" style:font-name-complex="Times New Roman" style:font-style-complex="italic"/>
    </style:style>
    <style:style style:name="T29" style:family="text">
      <style:text-properties style:text-position="super 58%"/>
    </style:style>
    <style:style style:name="T30" style:family="text">
      <style:text-properties style:text-position="super 58%" fo:font-size="12pt" fo:font-style="italic" style:font-size-asian="12pt" style:font-style-asian="italic" style:font-name-complex="Times New Roman" style:font-size-complex="12pt" style:font-style-complex="italic"/>
    </style:style>
    <style:style style:name="T31" style:family="text">
      <style:text-properties style:text-position="super 58%" style:font-name-asian="Times New Roman" style:language-asian="sk" style:country-asian="SK" style:font-name-complex="Times New Roman"/>
    </style:style>
    <style:style style:name="T32" style:family="text">
      <style:text-properties fo:font-size="8pt" fo:font-style="italic" style:font-size-asian="8pt" style:font-style-asian="italic" style:font-name-complex="Times New Roman" style:font-size-complex="8pt" style:font-style-complex="italic"/>
    </style:style>
    <style:style style:name="T33" style:family="text">
      <style:text-properties fo:font-size="8pt" style:font-size-asian="8pt" style:font-name-complex="Times New Roman" style:font-size-complex="8pt"/>
    </style:style>
    <style:style style:name="T34" style:family="text">
      <style:text-properties style:text-position="sub 58%"/>
    </style:style>
    <style:style style:name="T35" style:family="text">
      <style:text-properties style:text-position="sub 58%" fo:font-size="12pt" fo:font-style="italic" style:font-size-asian="12pt" style:font-style-asian="italic" style:font-name-complex="Times New Roman" style:font-size-complex="12pt"/>
    </style:style>
    <style:style style:name="T36" style:family="text">
      <style:text-properties style:text-position="sub 58%" style:font-name-asian="Times New Roman" style:language-asian="sk" style:country-asian="SK" style:font-name-complex="Times New Roman"/>
    </style:style>
    <style:style style:name="T37" style:family="text">
      <style:text-properties style:text-position="sub 58%" style:font-name-asian="Times New Roman" style:language-asian="sk" style:country-asian="SK" style:font-name-complex="Times New Roman" style:font-style-complex="italic"/>
    </style:style>
    <style:style style:name="T38" style:family="text">
      <style:text-properties style:text-position="sub 58%" style:font-name-asian="Times New Roman" style:language-asian="sk" style:country-asian="SK" style:font-name-complex="Times New Roman" style:font-weight-complex="bold"/>
    </style:style>
    <style:style style:name="T39" style:family="text">
      <style:text-properties style:font-name="Calibri"/>
    </style:style>
    <style:style style:name="T40" style:family="text">
      <style:text-properties style:font-name-asian="Times New Roman" style:language-asian="sk" style:country-asian="SK" style:font-name-complex="Times New Roman"/>
    </style:style>
    <style:style style:name="T41" style:family="text">
      <style:text-properties style:font-name-asian="Times New Roman" style:language-asian="sk" style:country-asian="SK" style:font-name-complex="Times New Roman" style:font-weight-complex="bold"/>
    </style:style>
    <style:style style:name="T42" style:family="text">
      <style:text-properties style:font-name-asian="Times New Roman" style:language-asian="sk" style:country-asian="SK" style:font-name-complex="Times New Roman" style:font-style-complex="italic"/>
    </style:style>
    <style:style style:name="fr1"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text:p>
      <text:p text:style-name="Standard">3</text:p>
      <text:p text:style-name="Standard">6</text:p>
      <text:p text:style-name="Standard">7</text:p>
      <text:p text:style-name="Standard">8</text:p>
      <text:p text:style-name="Standard">9</text:p>
      <text:p text:style-name="Standard">10</text:p>
      <text:p text:style-name="Standard">11<text:line-break/>14</text:p>
      <text:p text:style-name="Standard">16</text:p>
      <text:p text:style-name="Standard"/>
      <text:p text:style-name="P26"><text:span text:style-name="T3">1.Základné pojmy, stratégia merania.</text:span></text:p>
      <text:p text:style-name="P1"/>
      <text:p text:style-name="Standard"><text:span text:style-name="T6">Meranie je proces zberu, prenosu a spracovania informácie o meranej veličine s cieľom získať kvantitatívny výsledok jej porovnaním so zvolenou stupnicou, alebo jednotkou veličiny v tvare vhodnom pre ďalšie použitie človekom, alebo strojom.</text:span></text:p>
      <text:p text:style-name="P14"><text:span text:style-name="T11">1. </text:span><text:span text:style-name="T7">Prostriedky merania </text:span><text:span text:style-name="T11">- sú to meracie prístroje s príslušenstvom a pomocné zariadenia.</text:span></text:p>
      <text:p text:style-name="P14"><text:span text:style-name="T11">2. </text:span><text:span text:style-name="T7">Metódy merania </text:span><text:span text:style-name="T11">- sú to spôsoby, súhrny pracovných postupov pri meraní.</text:span></text:p>
      <text:p text:style-name="P14"><text:span text:style-name="T11">3. </text:span><text:span text:style-name="T7">Merané veli</text:span></text:p>
      <text:p text:style-name="P14"><text:span text:style-name="T7">iny a ich jednotky </text:span><text:span text:style-name="T11">- sú pojmy popisujúce javy, stavy telesa a látky.</text:span></text:p>
      <text:p text:style-name="P14"><text:span text:style-name="T11">4. </text:span><text:span text:style-name="T7">Podmienky merania </text:span><text:span text:style-name="T11">- sú hodnoty iných (tzv. rušivých) veli</text:span></text:p>
      <text:p text:style-name="P14"><text:span text:style-name="T11">ín zú</text:span></text:p>
      <text:p text:style-name="P14"><text:span text:style-name="T11">astnených na meraní.</text:span></text:p>
      <text:p text:style-name="Standard"><text:span text:style-name="T11">5. </text:span><text:span text:style-name="T12">Č</text:span><text:span text:style-name="T7">lovek (alebo zariadenie</text:span><text:span text:style-name="T11">) - je realizátorom merania a užívate</text:span><text:span text:style-name="T14">ľ</text:span><text:span text:style-name="T11">om jeho výsledkov.</text:span></text:p>
      <text:p text:style-name="Standard"><text:span text:style-name="T11">Metódy merania tvoria principiálnu časť merania.</text:span></text:p>
      <text:p text:style-name="P14"><text:span text:style-name="T11">1. </text:span><text:span text:style-name="T7">Priame meracie metódy</text:span><text:span text:style-name="T11">, pri nich sa hodnota veli</text:span></text:p>
      <text:p text:style-name="P14"><text:span text:style-name="T11">iny získava priamo.</text:span></text:p>
      <text:p text:style-name="P14"><text:span text:style-name="T11">2. </text:span><text:span text:style-name="T7">Nepriame meracie metódy</text:span><text:span text:style-name="T11">, pri nich sa hodnota meranej veli</text:span></text:p>
      <text:p text:style-name="P14"><text:span text:style-name="T11">iny získava meraním iných</text:span></text:p>
      <text:p text:style-name="Standard"><text:span text:style-name="T11">veli</text:span></text:p>
      <text:p text:style-name="Standard"><text:span text:style-name="T11">ín, ktoré sú funk</text:span></text:p>
      <text:p text:style-name="Standard"><text:span text:style-name="T11">ne viazané s meranou veli</text:span></text:p>
      <text:p text:style-name="Standard"><text:span text:style-name="T11">inou. </text:span></text:p>
      <text:p text:style-name="P14"><text:span text:style-name="T11">Merania pod</text:span><text:span text:style-name="T14">ľ</text:span><text:span text:style-name="T11">a ú</text:span></text:p>
      <text:p text:style-name="P14"><text:span text:style-name="T11">elu môžeme rozdeli</text:span><text:span text:style-name="T14">ť </text:span><text:span text:style-name="T11">na:</text:span></text:p>
      <text:p text:style-name="P14"><text:span text:style-name="T7">Výskumné meranie - </text:span><text:span text:style-name="T11">overujú sa ním teoretické závery a vedecké hypotézy.</text:span></text:p>
      <text:p text:style-name="P14"><text:span text:style-name="T7">Vývojové meranie - </text:span><text:span text:style-name="T11">overujú sa ním novo vyvinuté prístroje a zariadenia.</text:span></text:p>
      <text:p text:style-name="Standard"><text:span text:style-name="T7">Prevádzkové meranie - </text:span><text:span text:style-name="T11">zis</text:span><text:span text:style-name="T14">ť</text:span><text:span text:style-name="T11">uje sa ním funk</text:span></text:p>
      <text:p text:style-name="Standard"><text:span text:style-name="T11">nos</text:span><text:span text:style-name="T14">ť </text:span><text:span text:style-name="T11">zariadenia v prevádzke. </text:span></text:p>
      <text:p text:style-name="P14"><text:span text:style-name="T7">Výukové meranie - </text:span><text:span text:style-name="T11">u</text:span></text:p>
      <text:p text:style-name="P14"><text:span text:style-name="T11">í sa ním princípom merania a stratégii merania.</text:span></text:p>
      <text:p text:style-name="Standard"><text:span text:style-name="T7">Overovacie meranie - </text:span><text:span text:style-name="T11">je meranie, ktorým sa overujú meracie prístroje. </text:span></text:p>
      <text:p text:style-name="P5"/>
      <text:p text:style-name="P14"><text:span text:style-name="T11">Stratégia merania je spôsob uskuto</text:span></text:p>
      <text:p text:style-name="P14"><text:span text:style-name="T11">nenia merania s cie</text:span><text:span text:style-name="T14">ľ</text:span><text:span text:style-name="T11">om </text:span></text:p>
      <text:p text:style-name="P14"><text:span text:style-name="T11">o najlepšie využi</text:span><text:span text:style-name="T14">ť </text:span><text:span text:style-name="T11">materiálové,</text:span></text:p>
      <text:p text:style-name="P14"><text:span text:style-name="T11">finan</text:span></text:p>
      <text:p text:style-name="P14"><text:span text:style-name="T11">né a pracovné podmienky. Môžeme ju rozdeli</text:span><text:span text:style-name="T14">ť </text:span><text:span text:style-name="T11">na štyri </text:span></text:p>
      <text:p text:style-name="P14"><text:span text:style-name="T11">asti:</text:span></text:p>
      <text:p text:style-name="P14"><text:span text:style-name="T7">1. Vo</text:span><text:span text:style-name="T12">ľ</text:span><text:span text:style-name="T7">ba optimálnej metódy merania a jeho príprava.</text:span></text:p>
      <text:p text:style-name="P14"><text:span text:style-name="T7">2. Realizácia meracieho zapojenia.</text:span></text:p>
      <text:p text:style-name="P14"><text:span text:style-name="T7">3. Vlastné meranie.</text:span></text:p>
      <text:p text:style-name="Standard"><text:span text:style-name="T7">4. Vyhodnotenie nameraných hodnôt. </text:span></text:p>
      <text:p text:style-name="Standard"><text:span text:style-name="T7">1) Vo</text:span><text:span text:style-name="T12">ľ</text:span><text:span text:style-name="T7">ba optimálnej metódy merania :</text:span></text:p>
      <text:p text:style-name="P14"><text:span text:style-name="T11">a) Druh meranej veli</text:span></text:p>
      <text:p text:style-name="P14"><text:span text:style-name="T11">iny a jeho ve</text:span><text:span text:style-name="T14">ľ</text:span><text:span text:style-name="T11">kos</text:span><text:span text:style-name="T14">ť</text:span><text:span text:style-name="T11">.</text:span></text:p>
      <text:p text:style-name="P14"><text:span text:style-name="T11">b) </text:span><text:span text:style-name="T14">Č</text:span><text:span text:style-name="T11">asový priebeh meranej veli</text:span></text:p>
      <text:p text:style-name="P14"><text:span text:style-name="T11">iny.</text:span></text:p>
      <text:p text:style-name="P14"><text:span text:style-name="T11">c) Požiadavky na presnos</text:span><text:span text:style-name="T14">ť</text:span><text:span text:style-name="T11">.</text:span></text:p>
      <text:p text:style-name="P14"><text:soft-page-break/><text:span text:style-name="T11">d) Za</text:span><text:span text:style-name="T14">ť</text:span><text:span text:style-name="T11">ažite</text:span><text:span text:style-name="T14">ľ</text:span><text:span text:style-name="T11">nos</text:span><text:span text:style-name="T14">ť </text:span><text:span text:style-name="T11">meraného objektu.</text:span></text:p>
      <text:p text:style-name="P14"><text:span text:style-name="T11">e) Opakovate</text:span><text:span text:style-name="T14">ľ</text:span><text:span text:style-name="T11">nos</text:span><text:span text:style-name="T14">ť </text:span><text:span text:style-name="T11">merania.</text:span></text:p>
      <text:p text:style-name="P14"><text:span text:style-name="T11">f) Úrove</text:span><text:span text:style-name="T14">ň </text:span><text:span text:style-name="T11">rušivých vplyvov.</text:span></text:p>
      <text:p text:style-name="Standard"><text:span text:style-name="T11">g) Dostupnos</text:span><text:span text:style-name="T14">ť </text:span><text:span text:style-name="T11">a cena meracích prístrojov a príslušenstva. </text:span></text:p>
      <text:p text:style-name="Standard"><text:span text:style-name="T5">2) Realizácia meracieho zapojenia </text:span></text:p>
      <text:p text:style-name="P14"><text:span text:style-name="T11">a) Zaobstaranie meracích prístrojov, pomocných zariadení a spojovacích vodi</text:span></text:p>
      <text:p text:style-name="P14"><text:span text:style-name="T11">ov.</text:span></text:p>
      <text:p text:style-name="P14"><text:span text:style-name="T11">b) Preskúšanie funk</text:span></text:p>
      <text:p text:style-name="P14"><text:span text:style-name="T11">nej schopnosti meracích prístrojov a príslušenstva resp. ich overenie .</text:span></text:p>
      <text:p text:style-name="P14"><text:span text:style-name="T11">c) Usporiadanie meracích prístrojov a pomocných zariadení na pracovnom stole prihliadajúc</text:span></text:p>
      <text:p text:style-name="P14"><text:span text:style-name="T11">na;</text:span></text:p>
      <text:p text:style-name="P14"><text:span text:style-name="T11">- dostupnos</text:span><text:span text:style-name="T14">ť </text:span><text:span text:style-name="T11">pri od</text:span></text:p>
      <text:p text:style-name="P14"><text:span text:style-name="T11">ítaní meraných hodnôt</text:span></text:p>
      <text:p text:style-name="P14"><text:span text:style-name="T11">- ich rušenie vonkajšími vplyvmi</text:span></text:p>
      <text:p text:style-name="P14"><text:span text:style-name="T11">- ich vzájomné rušenie</text:span></text:p>
      <text:p text:style-name="P14"><text:span text:style-name="T11">- dostupnos</text:span><text:span text:style-name="T14">ť </text:span><text:span text:style-name="T11">regula</text:span></text:p>
      <text:p text:style-name="P14"><text:span text:style-name="T11">ných prvkov</text:span></text:p>
      <text:p text:style-name="P14"><text:span text:style-name="T11">- celkovú preh</text:span><text:span text:style-name="T14">ľ</text:span><text:span text:style-name="T11">adnos</text:span><text:span text:style-name="T14">ť </text:span><text:span text:style-name="T11">a zásadnú podobnos</text:span><text:span text:style-name="T14">ť </text:span><text:span text:style-name="T11">so schémou zapojenia</text:span></text:p>
      <text:p text:style-name="P14"><text:span text:style-name="T11">d) Zapojenie všetkých meracích prístrojov a zariadení pod</text:span><text:span text:style-name="T14">ľ</text:span><text:span text:style-name="T11">a schémy zapojenia.</text:span></text:p>
      <text:p text:style-name="P14"><text:span text:style-name="T11">e) Kontrola nastavených rozsahov meracích prístrojov (max.), regula</text:span></text:p>
      <text:p text:style-name="P14"><text:span text:style-name="T11">ných prvkov (min.)</text:span></text:p>
      <text:p text:style-name="Standard"><text:span text:style-name="T11">a správnosti zapojenia meracej zostavy.</text:span></text:p>
      <text:p text:style-name="P6"/>
      <text:p text:style-name="P6"/>
      <text:p text:style-name="P6"/>
      <text:p text:style-name="Standard"><text:span text:style-name="T7">3) Vlastné meranie </text:span></text:p>
      <text:p text:style-name="P14"><text:span text:style-name="T11">a) Zapojenie meracej aparatúry na zdroje elektrickej energie.</text:span></text:p>
      <text:p text:style-name="P14"><text:span text:style-name="T11">b) Od</text:span></text:p>
      <text:p text:style-name="P14"><text:span text:style-name="T11">ítanie (pozorovanie) resp. záznam nemeraných hodnôt. (Ak sa nejedná o automatickú</text:span></text:p>
      <text:p text:style-name="P14"><text:span text:style-name="T11">meraciu aparatúru, je dôležitá </text:span></text:p>
      <text:p text:style-name="P14"><text:span text:style-name="T11">asová synchronizácia pri od</text:span></text:p>
      <text:p text:style-name="P14"><text:span text:style-name="T11">ítaní hodnôt nezávislej</text:span></text:p>
      <text:p text:style-name="P14"><text:span text:style-name="T11">a závislých veli</text:span></text:p>
      <text:p text:style-name="P14"><text:span text:style-name="T11">ín. <text:s/>Dávame dôraz na jednozna</text:span></text:p>
      <text:p text:style-name="P14"><text:span text:style-name="T11">nos</text:span><text:span text:style-name="T14">ť </text:span><text:span text:style-name="T11">záznamu.</text:span></text:p>
      <text:p text:style-name="P14"><text:span text:style-name="T11">c) Odpojenie zdrojov elektrickej energie, vyhotovenie zoznamu použitých prístrojov,</text:span></text:p>
      <text:p text:style-name="Standard"><text:span text:style-name="T11">rozpojenie obvodu a uloženie jednotlivých sú</text:span></text:p>
      <text:p text:style-name="Standard"><text:span text:style-name="T11">astí meracej zostavy</text:span><text:span text:style-name="T17">.</text:span></text:p>
      <text:p text:style-name="Standard"><text:span text:style-name="T18">4) Vyhodnotenie nameraných hodnôt</text:span><text:span text:style-name="T17">. </text:span></text:p>
      <text:p text:style-name="P14"><text:span text:style-name="T11">a) Výpo</text:span></text:p>
      <text:p text:style-name="P14"><text:span text:style-name="T11">et hodnôt meraných veli</text:span></text:p>
      <text:p text:style-name="P14"><text:span text:style-name="T11">ín z od</text:span></text:p>
      <text:p text:style-name="P14"><text:span text:style-name="T11">ítaných výchyliek meracích prístrojov.</text:span></text:p>
      <text:p text:style-name="P14"><text:span text:style-name="T11">b) Stanovenie presnosti merania resp. najpravdepodobnejšej nameranej hodnoty.</text:span></text:p>
      <text:p text:style-name="P14"><text:span text:style-name="T11">c) Výpo</text:span></text:p>
      <text:p text:style-name="P14"><text:span text:style-name="T11">et </text:span><text:span text:style-name="T14">ď</text:span><text:span text:style-name="T11">alších štatistických charakteristík.</text:span></text:p>
      <text:p text:style-name="P14"><text:span text:style-name="T11">d) Výpo</text:span></text:p>
      <text:p text:style-name="P14"><text:span text:style-name="T11">et požadovanej veli</text:span></text:p>
      <text:p text:style-name="P14"><text:soft-page-break/><text:span text:style-name="T11">iny z viacerých nameraných veli</text:span></text:p>
      <text:p text:style-name="P14"><text:span text:style-name="T11">ín.(nepriame meranie )</text:span></text:p>
      <text:p text:style-name="P14"><text:span text:style-name="T11">e) Znázornenie nameraných funk</text:span></text:p>
      <text:p text:style-name="P14"><text:span text:style-name="T11">ných závislostí graficky.</text:span></text:p>
      <text:p text:style-name="P14"><text:span text:style-name="T11">Vyhodnotenie nameraných hodnôt uskuto</text:span></text:p>
      <text:p text:style-name="P14"><text:span text:style-name="T11">níme na ru</text:span></text:p>
      <text:p text:style-name="P14"><text:span text:style-name="T11">nej kalkula</text:span></text:p>
      <text:p text:style-name="P14"><text:span text:style-name="T11">ke resp. grafické</text:span></text:p>
      <text:p text:style-name="P14"><text:span text:style-name="T11">znázornenie na milimetrovom papieri alebo samo</text:span></text:p>
      <text:p text:style-name="P14"><text:span text:style-name="T11">inným po</text:span></text:p>
      <text:p text:style-name="P14"><text:span text:style-name="T11">íta</text:span></text:p>
      <text:p text:style-name="P14"><text:span text:style-name="T11">om prípadne s tla</text:span></text:p>
      <text:p text:style-name="P14"><text:span text:style-name="T11">iar</text:span><text:span text:style-name="T14">ň</text:span><text:span text:style-name="T11">ou </text:span></text:p>
      <text:p text:style-name="P14"><text:span text:style-name="T11">i</text:span></text:p>
      <text:p text:style-name="Standard"><text:span text:style-name="T11">zapisova</text:span></text:p>
      <text:p text:style-name="Standard"><text:span text:style-name="T11">om. </text:span></text:p>
      <text:p text:style-name="P5"/>
      <text:p text:style-name="P14"><text:span text:style-name="T1"/></text:p>
      <text:p text:style-name="P13"><text:span text:style-name="T1"/></text:p>
      <text:p text:style-name="Standard"><text:span text:style-name="T1">3.Sústava veličín a ich jednotiek <text:s/>SI . </text:span></text:p>
      <text:p text:style-name="P4"/>
      <text:p text:style-name="Standard">Sústava SI bola u nás zavedená v roku 1962 normou ČSN 01 1300 s názvom "Zákonné měřící jednotky". Teraz platná norma je vyhláška Úradu pre normalizáciu, metrológiu a skúšobníctvo Slovenskej republiky </text:p>
      <text:p text:style-name="Standard">íslo 206 z roku 2002. </text:p>
      <text:p text:style-name="Standard">ÚNMS SR Zákonné meracie jednotky, STN ISO 31-0-01 1301 Veličiny a jednotky, všeobecné zásady</text:p>
      <text:p text:style-name="Standard">STN ISO 31-5-01 1301 Veličiny a jednotky, Elektrina a magnetizmus</text:p>
      <text:p text:style-name="Standard">V rámci sústavy jednotiek SI z hľadiska vzájomnej súvislosti respektíve nadväznosti bolo dohodnuté delenie veli</text:p>
      <text:p text:style-name="Standard">ín do troch skupín:</text:p>
      <text:p text:style-name="Standard"><text:span text:style-name="T8">1. Základné veli</text:span></text:p>
      <text:p text:style-name="Standard"><text:span text:style-name="T8">iny.</text:span></text:p>
      <text:p text:style-name="Standard"><text:span text:style-name="T8">2. Doplnkové veli</text:span></text:p>
      <text:p text:style-name="Standard"><text:span text:style-name="T8">iny.</text:span></text:p>
      <text:p text:style-name="Standard"><text:span text:style-name="T8">3. Odvodené veli</text:span></text:p>
      <text:p text:style-name="Standard"><text:span text:style-name="T8">iny. </text:span></text:p>
      <text:p text:style-name="P7"/>
      <text:p text:style-name="Standard"><text:span text:style-name="T8">1.Základné veli</text:span></text:p>
      <text:p text:style-name="Standard"><text:span text:style-name="T8">iny </text:span>sú tie, ktoré boli uzákonené ako pôvodné pre všetky oblasti fyziky ,</text:p>
      <text:p text:style-name="Standard">sú to: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Standard">Oblasť použitia</text:p>
          </table:table-cell>
          <table:table-cell table:style-name="Table1.A1" office:value-type="string">
            <text:p text:style-name="Standard">Názov veličiny</text:p>
          </table:table-cell>
          <table:table-cell table:style-name="Table1.A1" office:value-type="string">
            <text:p text:style-name="Standard">Označenie</text:p>
          </table:table-cell>
          <table:table-cell table:style-name="Table1.A1" office:value-type="string">
            <text:p text:style-name="Standard">Názov jed.</text:p>
          </table:table-cell>
          <table:table-cell table:style-name="Table1.A1" office:value-type="string">
            <text:p text:style-name="Standard">Označ. Jed.</text:p>
          </table:table-cell>
          <table:table-cell table:style-name="Table1.A1" office:value-type="string">
            <text:p text:style-name="Standard">Platná def.</text:p>
          </table:table-cell>
          <table:table-cell table:style-name="Table1.A1" office:value-type="string">
            <text:p text:style-name="Standard">Chyba reprodukvateľnosti</text:p>
          </table:table-cell>
        </table:table-row>
        <table:table-row table:style-name="Table1.1">
          <table:table-cell table:style-name="Table1.A1" table:number-rows-spanned="3" office:value-type="string">
            <text:p text:style-name="Standard">mechanika</text:p>
          </table:table-cell>
          <table:table-cell table:style-name="Table1.A1" office:value-type="string">
            <text:p text:style-name="Standard">dlžka</text:p>
          </table:table-cell>
          <table:table-cell table:style-name="Table1.A1" office:value-type="string">
            <text:p text:style-name="Standard"><text:span text:style-name="T24">l</text:span></text:p>
          </table:table-cell>
          <table:table-cell table:style-name="Table1.A1" office:value-type="string">
            <text:p text:style-name="Standard">meter</text:p>
          </table:table-cell>
          <table:table-cell table:style-name="Table1.A1" office:value-type="string">
            <text:p text:style-name="Standard">m</text:p>
          </table:table-cell>
          <table:table-cell table:style-name="Table1.A1" office:value-type="string">
            <text:p text:style-name="Standard">1983</text:p>
          </table:table-cell>
          <table:table-cell table:style-name="Table1.A1" office:value-type="string">
            <text:p text:style-name="Standard">10<text:span text:style-name="T29">-9</text:span></text:p>
          </table:table-cell>
        </table:table-row>
        <table:table-row table:style-name="Table1.1">
          <table:covered-table-cell/>
          <table:table-cell table:style-name="Table1.A1" office:value-type="string">
            <text:p text:style-name="Standard">hmotnosť</text:p>
          </table:table-cell>
          <table:table-cell table:style-name="Table1.A1" office:value-type="string">
            <text:p text:style-name="Standard"><text:span text:style-name="T24">m</text:span></text:p>
          </table:table-cell>
          <table:table-cell table:style-name="Table1.A1" office:value-type="string">
            <text:p text:style-name="Standard">kilogram</text:p>
          </table:table-cell>
          <table:table-cell table:style-name="Table1.A1" office:value-type="string">
            <text:p text:style-name="Standard">kg</text:p>
          </table:table-cell>
          <table:table-cell table:style-name="Table1.A1" office:value-type="string">
            <text:p text:style-name="Standard">1889</text:p>
          </table:table-cell>
          <table:table-cell table:style-name="Table1.A1" office:value-type="string">
            <text:p text:style-name="Standard">10<text:span text:style-name="T29">-9</text:span></text:p>
          </table:table-cell>
        </table:table-row>
        <table:table-row table:style-name="Table1.1">
          <table:covered-table-cell/>
          <table:table-cell table:style-name="Table1.A1" office:value-type="string">
            <text:p text:style-name="Standard">čas</text:p>
          </table:table-cell>
          <table:table-cell table:style-name="Table1.A1" office:value-type="string">
            <text:p text:style-name="Standard"><text:span text:style-name="T24">t</text:span></text:p>
          </table:table-cell>
          <table:table-cell table:style-name="Table1.A1" office:value-type="string">
            <text:p text:style-name="Standard">sekunda</text:p>
          </table:table-cell>
          <table:table-cell table:style-name="Table1.A1" office:value-type="string">
            <text:p text:style-name="Standard">s</text:p>
          </table:table-cell>
          <table:table-cell table:style-name="Table1.A1" office:value-type="string">
            <text:p text:style-name="Standard">1967</text:p>
          </table:table-cell>
          <table:table-cell table:style-name="Table1.A1" office:value-type="string">
            <text:p text:style-name="Standard">10<text:span text:style-name="T29">-11</text:span></text:p>
          </table:table-cell>
        </table:table-row>
        <table:table-row table:style-name="Table1.1">
          <table:table-cell table:style-name="Table1.A1" office:value-type="string">
            <text:p text:style-name="Standard">elektrotechnika</text:p>
          </table:table-cell>
          <table:table-cell table:style-name="Table1.A1" office:value-type="string">
            <text:p text:style-name="Standard">elektrický prúd</text:p>
          </table:table-cell>
          <table:table-cell table:style-name="Table1.A1" office:value-type="string">
            <text:p text:style-name="Standard"><text:span text:style-name="T24">I</text:span></text:p>
          </table:table-cell>
          <table:table-cell table:style-name="Table1.A1" office:value-type="string">
            <text:p text:style-name="Standard">ampér</text:p>
          </table:table-cell>
          <table:table-cell table:style-name="Table1.A1" office:value-type="string">
            <text:p text:style-name="Standard">A</text:p>
          </table:table-cell>
          <table:table-cell table:style-name="Table1.A1" office:value-type="string">
            <text:p text:style-name="Standard">1948</text:p>
          </table:table-cell>
          <table:table-cell table:style-name="Table1.A1" office:value-type="string">
            <text:p text:style-name="Standard">10<text:span text:style-name="T29">-6</text:span></text:p>
          </table:table-cell>
        </table:table-row>
        <table:table-row table:style-name="Table1.1">
          <table:table-cell table:style-name="Table1.A1" office:value-type="string">
            <text:p text:style-name="Standard">termodynamika</text:p>
          </table:table-cell>
          <table:table-cell table:style-name="Table1.A1" office:value-type="string">
            <text:p text:style-name="Standard">termod. teplo.</text:p>
          </table:table-cell>
          <table:table-cell table:style-name="Table1.A1" office:value-type="string">
            <text:p text:style-name="Standard"><text:span text:style-name="T24">T</text:span></text:p>
          </table:table-cell>
          <table:table-cell table:style-name="Table1.A1" office:value-type="string">
            <text:p text:style-name="Standard">kelvin</text:p>
          </table:table-cell>
          <table:table-cell table:style-name="Table1.A1" office:value-type="string">
            <text:p text:style-name="Standard">K </text:p>
          </table:table-cell>
          <table:table-cell table:style-name="Table1.A1" office:value-type="string">
            <text:p text:style-name="Standard">1967</text:p>
          </table:table-cell>
          <table:table-cell table:style-name="Table1.A1" office:value-type="string">
            <text:p text:style-name="Standard">10<text:span text:style-name="T29">-3</text:span></text:p>
          </table:table-cell>
        </table:table-row>
        <table:table-row table:style-name="Table1.1">
          <table:table-cell table:style-name="Table1.A1" office:value-type="string">
            <text:p text:style-name="Standard">optika</text:p>
          </table:table-cell>
          <table:table-cell table:style-name="Table1.A1" office:value-type="string">
            <text:p text:style-name="Standard">intenzita svet.</text:p>
          </table:table-cell>
          <table:table-cell table:style-name="Table1.A1" office:value-type="string">
            <text:p text:style-name="Standard"><text:span text:style-name="T24">Js</text:span></text:p>
          </table:table-cell>
          <table:table-cell table:style-name="Table1.A1" office:value-type="string">
            <text:p text:style-name="Standard">candela</text:p>
          </table:table-cell>
          <table:table-cell table:style-name="Table1.A1" office:value-type="string">
            <text:p text:style-name="Standard">cd</text:p>
          </table:table-cell>
          <table:table-cell table:style-name="Table1.A1" office:value-type="string">
            <text:p text:style-name="Standard">1979</text:p>
          </table:table-cell>
          <table:table-cell table:style-name="Table1.A1" office:value-type="string">
            <text:p text:style-name="Standard">10<text:span text:style-name="T29">-3</text:span></text:p>
          </table:table-cell>
        </table:table-row>
        <table:table-row table:style-name="Table1.1">
          <table:table-cell table:style-name="Table1.A1" office:value-type="string">
            <text:p text:style-name="Standard">chémia</text:p>
          </table:table-cell>
          <table:table-cell table:style-name="Table1.A1" office:value-type="string">
            <text:p text:style-name="Standard">látkové množ.</text:p>
          </table:table-cell>
          <table:table-cell table:style-name="Table1.A1" office:value-type="string">
            <text:p text:style-name="P8"/>
          </table:table-cell>
          <table:table-cell table:style-name="Table1.A1" office:value-type="string">
            <text:p text:style-name="Standard">mol</text:p>
          </table:table-cell>
          <table:table-cell table:style-name="Table1.A1" office:value-type="string">
            <text:p text:style-name="Standard">mol</text:p>
          </table:table-cell>
          <table:table-cell table:style-name="Table1.A1" office:value-type="string">
            <text:p text:style-name="Standard">1971</text:p>
          </table:table-cell>
          <table:table-cell table:style-name="Table1.A1" office:value-type="string">
            <text:p text:style-name="Standard"/>
          </table:table-cell>
        </table:table-row>
      </table:table>
      <text:p text:style-name="Standard"/>
      <text:p text:style-name="Standard">Skratky veli</text:p>
      <text:p text:style-name="Standard">ín sa píšu <text:span text:style-name="T26">k u r z í v o u </text:span><text:span text:style-name="T8">, </text:span>skratky jednotiek <text:span text:style-name="T8">s t o j a t ý m </text:span>písmom.. </text:p>
      <text:p text:style-name="Standard"/>
      <text:p text:style-name="Standard"><text:span text:style-name="T8">1 ampér </text:span><text:span text:style-name="T5">je intenzita elektrického prúdu, ktorý pri stálom prietoku dvoma rovnobežnými, priamymi vodi</text:span></text:p>
      <text:p text:style-name="Standard"><text:span text:style-name="T5">mi zanedbateľného kruhového prierezu, uloženými vo vákuu 1 meter od seba vyvolá medzi nimi silu 2.10-7 N na l m ich spolo</text:span></text:p>
      <text:p text:style-name="Standard"><text:span text:style-name="T5">nej dĺžky. </text:span></text:p>
      <text:p text:style-name="Standard"/>
      <text:p text:style-name="Standard"><text:span text:style-name="T8">2. Doplnkové veli</text:span></text:p>
      <text:p text:style-name="Standard"><text:soft-page-break/><text:span text:style-name="T8">iny </text:span>– sú dve a sú to uhly. <text:span text:style-name="T8">Rovinný uhol α, ß, γ ... </text:span>radián (rad), <text:span text:style-name="T8">priestorový</text:span></text:p>
      <text:p text:style-name="Standard"><text:span text:style-name="T8">uhol, </text:span><text:span text:style-name="T7">Ω</text:span><text:span text:style-name="T8"><text:tab/> </text:span>steradián Sr. ( Radián je rovinný uhol, pri ktorom dĺžka oblúku sa rovná jeho polomeru.</text:p>
      <text:p text:style-name="Standard">Steradián je priestorový uhol, pri ktorom plocha guľovej výse</text:p>
      <text:p text:style-name="Standard">e sa rovná kvadrátu jej polomeru). </text:p>
      <text:p text:style-name="Standard"><text:span text:style-name="T8">3. Odvodené veli</text:span></text:p>
      <text:p text:style-name="Standard"><text:span text:style-name="T8">iny </text:span>– sú všetky ostatné veli</text:p>
      <text:p text:style-name="Standard">iny. Medzi odvodenými jednotkami je takzvaný</text:p>
      <text:p text:style-name="Standard">vzťah <text:span text:style-name="T8">koherentnosti</text:span>, t. j. prevodový sú</text:p>
      <text:p text:style-name="Standard">initeľ medzi základnými, doplnkovými a odvodenými</text:p>
      <text:p text:style-name="Standard">jednotkami je vždy 1. </text:p>
      <text:p text:style-name="Standard">Z pohľadu absolútnej veľkosti sú jednotky: 1. <text:span text:style-name="T8">Hlavné </text:span>2. <text:span text:style-name="T8">Násobené alebo diel</text:span></text:p>
      <text:p text:style-name="Standard"><text:span text:style-name="T8">ie.</text:span></text:p>
      <text:p text:style-name="Standard">Hlavné jednotky sú všetky základné a doplnkové jednotky a od nich odvodené s prevodovým</text:p>
      <text:p text:style-name="Standard">sú</text:p>
      <text:p text:style-name="Standard">initeľom 1. Názov týchto jednotiek sa tvorí z názvu hlavnej jednotky a príslušnej predpony,</text:p>
      <text:p text:style-name="Standard">ktorá je uvedená v nasledovnom prehľade. ( Výnimku tvoria jednotky hmotnosti, kde je základ</text:p>
      <text:p text:style-name="Standard">slova gram a predpony platia pre </text:p>
      <text:p text:style-name="Standard">íslo i´ = i – 1). Používať dva a viac prípon sú</text:p>
      <text:p text:style-name="Standard">asne je neprípustné. </text:p>
      <text:p text:style-name="P14"><text:span text:style-name="T17">Násobné a diel</text:span></text:p>
      <text:p text:style-name="P14"><text:span text:style-name="T17">ie sú tie jednotky, pre ktorých rozmer (dimension) d´ platí:</text:span></text:p>
      <text:p text:style-name="P9"/>
      <text:p text:style-name="P27"><text:span text:style-name="T22">{d´} = {d</text:span><text:span text:style-name="T32">h</text:span><text:span text:style-name="T22">}.10</text:span><text:span text:style-name="T30">3i</text:span><text:span text:style-name="T22"> </text:span></text:p>
      <text:p text:style-name="Standard">Kde d<text:span text:style-name="T34">h </text:span><text:s/>je rozmer hlavnej jednotky a <text:span text:style-name="T26">i <text:s/></text:span>je celé </text:p>
      <text:p text:style-name="Standard">íslo. Pre násobné jednotky <text:span text:style-name="T26">i </text:span>&gt;0 pre diel</text:p>
      <text:p text:style-name="Standard">ie <text:span text:style-name="T26">i</text:span>&lt;0.</text:p>
      <text:p text:style-name="Standard"><text:span text:style-name="T39"/></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Standard">i</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i</text:p>
          </table:table-cell>
          <table:table-cell table:style-name="Table2.A1" office:value-type="string">
            <text:p text:style-name="Standard"/>
          </table:table-cell>
          <table:table-cell table:style-name="Table2.A1" office:value-type="string">
            <text:p text:style-name="Standard"/>
          </table:table-cell>
        </table:table-row>
        <table:table-row table:style-name="Table2.1">
          <table:table-cell table:style-name="Table2.A1" office:value-type="string">
            <text:p text:style-name="Standard">-8</text:p>
          </table:table-cell>
          <table:table-cell table:style-name="Table2.A1" office:value-type="string">
            <text:p text:style-name="Standard">y</text:p>
          </table:table-cell>
          <table:table-cell table:style-name="Table2.A1" office:value-type="string">
            <text:p text:style-name="Standard">yokto</text:p>
          </table:table-cell>
          <table:table-cell table:style-name="Table2.A1" office:value-type="string">
            <text:p text:style-name="Standard">8</text:p>
          </table:table-cell>
          <table:table-cell table:style-name="Table2.A1" office:value-type="string">
            <text:p text:style-name="Standard">Y</text:p>
          </table:table-cell>
          <table:table-cell table:style-name="Table2.A1" office:value-type="string">
            <text:p text:style-name="Standard">yotta</text:p>
          </table:table-cell>
        </table:table-row>
        <table:table-row table:style-name="Table2.1">
          <table:table-cell table:style-name="Table2.A1" office:value-type="string">
            <text:p text:style-name="Standard">-7</text:p>
          </table:table-cell>
          <table:table-cell table:style-name="Table2.A1" office:value-type="string">
            <text:p text:style-name="Standard">z</text:p>
          </table:table-cell>
          <table:table-cell table:style-name="Table2.A1" office:value-type="string">
            <text:p text:style-name="Standard">zepto</text:p>
          </table:table-cell>
          <table:table-cell table:style-name="Table2.A1" office:value-type="string">
            <text:p text:style-name="Standard">7</text:p>
          </table:table-cell>
          <table:table-cell table:style-name="Table2.A1" office:value-type="string">
            <text:p text:style-name="Standard">Z</text:p>
          </table:table-cell>
          <table:table-cell table:style-name="Table2.A1" office:value-type="string">
            <text:p text:style-name="Standard">zetta</text:p>
          </table:table-cell>
        </table:table-row>
        <table:table-row table:style-name="Table2.1">
          <table:table-cell table:style-name="Table2.A1" office:value-type="string">
            <text:p text:style-name="Standard">-6</text:p>
          </table:table-cell>
          <table:table-cell table:style-name="Table2.A1" office:value-type="string">
            <text:p text:style-name="Standard">a</text:p>
          </table:table-cell>
          <table:table-cell table:style-name="Table2.A1" office:value-type="string">
            <text:p text:style-name="Standard">atto</text:p>
          </table:table-cell>
          <table:table-cell table:style-name="Table2.A1" office:value-type="string">
            <text:p text:style-name="Standard">6</text:p>
          </table:table-cell>
          <table:table-cell table:style-name="Table2.A1" office:value-type="string">
            <text:p text:style-name="Standard">E</text:p>
          </table:table-cell>
          <table:table-cell table:style-name="Table2.A1" office:value-type="string">
            <text:p text:style-name="Standard">exa</text:p>
          </table:table-cell>
        </table:table-row>
        <table:table-row table:style-name="Table2.1">
          <table:table-cell table:style-name="Table2.A1" office:value-type="string">
            <text:p text:style-name="Standard">-5</text:p>
          </table:table-cell>
          <table:table-cell table:style-name="Table2.A1" office:value-type="string">
            <text:p text:style-name="Standard">f</text:p>
          </table:table-cell>
          <table:table-cell table:style-name="Table2.A1" office:value-type="string">
            <text:p text:style-name="Standard">femto</text:p>
          </table:table-cell>
          <table:table-cell table:style-name="Table2.A1" office:value-type="string">
            <text:p text:style-name="Standard">5</text:p>
          </table:table-cell>
          <table:table-cell table:style-name="Table2.A1" office:value-type="string">
            <text:p text:style-name="Standard">P</text:p>
          </table:table-cell>
          <table:table-cell table:style-name="Table2.A1" office:value-type="string">
            <text:p text:style-name="Standard">peta</text:p>
          </table:table-cell>
        </table:table-row>
        <table:table-row table:style-name="Table2.1">
          <table:table-cell table:style-name="Table2.A1" office:value-type="string">
            <text:p text:style-name="Standard">-4</text:p>
          </table:table-cell>
          <table:table-cell table:style-name="Table2.A1" office:value-type="string">
            <text:p text:style-name="Standard">p</text:p>
          </table:table-cell>
          <table:table-cell table:style-name="Table2.A1" office:value-type="string">
            <text:p text:style-name="Standard">piko</text:p>
          </table:table-cell>
          <table:table-cell table:style-name="Table2.A1" office:value-type="string">
            <text:p text:style-name="Standard">4</text:p>
          </table:table-cell>
          <table:table-cell table:style-name="Table2.A1" office:value-type="string">
            <text:p text:style-name="Standard">T</text:p>
          </table:table-cell>
          <table:table-cell table:style-name="Table2.A1" office:value-type="string">
            <text:p text:style-name="Standard">tera</text:p>
          </table:table-cell>
        </table:table-row>
        <table:table-row table:style-name="Table2.1">
          <table:table-cell table:style-name="Table2.A1" office:value-type="string">
            <text:p text:style-name="Standard">-3</text:p>
          </table:table-cell>
          <table:table-cell table:style-name="Table2.A1" office:value-type="string">
            <text:p text:style-name="Standard">n</text:p>
          </table:table-cell>
          <table:table-cell table:style-name="Table2.A1" office:value-type="string">
            <text:p text:style-name="Standard">nano</text:p>
          </table:table-cell>
          <table:table-cell table:style-name="Table2.A1" office:value-type="string">
            <text:p text:style-name="Standard">3</text:p>
          </table:table-cell>
          <table:table-cell table:style-name="Table2.A1" office:value-type="string">
            <text:p text:style-name="Standard">G</text:p>
          </table:table-cell>
          <table:table-cell table:style-name="Table2.A1" office:value-type="string">
            <text:p text:style-name="Standard">giga</text:p>
          </table:table-cell>
        </table:table-row>
        <table:table-row table:style-name="Table2.1">
          <table:table-cell table:style-name="Table2.A1" office:value-type="string">
            <text:p text:style-name="Standard">-2</text:p>
          </table:table-cell>
          <table:table-cell table:style-name="Table2.A1" office:value-type="string">
            <text:p text:style-name="Standard">μ</text:p>
          </table:table-cell>
          <table:table-cell table:style-name="Table2.A1" office:value-type="string">
            <text:p text:style-name="Standard">mikro</text:p>
          </table:table-cell>
          <table:table-cell table:style-name="Table2.A1" office:value-type="string">
            <text:p text:style-name="Standard">2</text:p>
          </table:table-cell>
          <table:table-cell table:style-name="Table2.A1" office:value-type="string">
            <text:p text:style-name="Standard">M</text:p>
          </table:table-cell>
          <table:table-cell table:style-name="Table2.A1" office:value-type="string">
            <text:p text:style-name="Standard">mega</text:p>
          </table:table-cell>
        </table:table-row>
        <table:table-row table:style-name="Table2.1">
          <table:table-cell table:style-name="Table2.A1" office:value-type="string">
            <text:p text:style-name="Standard">-1</text:p>
          </table:table-cell>
          <table:table-cell table:style-name="Table2.A1" office:value-type="string">
            <text:p text:style-name="Standard">m</text:p>
          </table:table-cell>
          <table:table-cell table:style-name="Table2.A1" office:value-type="string">
            <text:p text:style-name="Standard">mili</text:p>
          </table:table-cell>
          <table:table-cell table:style-name="Table2.A1" office:value-type="string">
            <text:p text:style-name="Standard">1</text:p>
          </table:table-cell>
          <table:table-cell table:style-name="Table2.A1" office:value-type="string">
            <text:p text:style-name="Standard">k</text:p>
          </table:table-cell>
          <table:table-cell table:style-name="Table2.A1" office:value-type="string">
            <text:p text:style-name="Standard">kilo</text:p>
          </table:table-cell>
        </table:table-row>
      </table:table>
      <text:p text:style-name="Standard"/>
      <text:p text:style-name="Standard">Tie násobné a diel</text:p>
      <text:p text:style-name="Standard">ie jednotky, ktoré nespĺňajú uvedený vzťah (0.7) o ich rozmere, nepatria síce do sústavy SI, ale môžu patriť k uzákoneným jednotkám, ktoré môžu byť:</text:p>
      <text:p text:style-name="Standard">Kombnáciu viacerých predpôn respektíve ich skratiek nie je povolené používať.Napr. nemôže</text:p>
      <text:p text:style-name="Standard">byť milimikroampér ale je to nanoampér .</text:p>
      <text:p text:style-name="Standard">a, <text:span text:style-name="T8">vedľajšie </text:span>jednotky(násobne jednotky </text:p>
      <text:p text:style-name="Standard">asu: min., hod., deň, týždeň, mesiac, rok)</text:p>
      <text:p text:style-name="Standard">b, <text:span text:style-name="T8">špeciálne </text:span>jednotky(oblasť medzinárodných stykov: astronómia, námorníctvo)</text:p>
      <text:p text:style-name="Standard">c, <text:span text:style-name="T8">do</text:span></text:p>
      <text:p text:style-name="Standard"><text:span text:style-name="T8">asné </text:span>jednotky (g, ha, cm – miestne zaužívanie)</text:p>
      <text:p text:style-name="Standard"/>
      <text:p text:style-name="P14"><text:soft-page-break/><text:span text:style-name="T1"/></text:p>
      <text:p text:style-name="P13"><text:span text:style-name="T1">6.Číslicové voltmetre.</text:span></text:p>
      <text:p text:style-name="P16"/>
      <text:p text:style-name="P14"><text:span text:style-name="T40">Číslicové voltmetre (ČV) spolu s analógovo-</text:span></text:p>
      <text:p text:style-name="P14"><text:span text:style-name="T40">íslicovými prevodníkmi (AČP) tvoria základnú skupinu ČMP merajúcich amplitúdu resp. úroveň elektrických veli</text:span></text:p>
      <text:p text:style-name="P14"><text:span text:style-name="T40">ín. ČV a AČP (ďalej len ČV) triedime do viacerých skupín podľa dvoch hľadísk:</text:span></text:p>
      <text:p text:style-name="P14"><text:span text:style-name="T40">1. </text:span><text:span text:style-name="T10">Podľa druhu meraného napätia. </text:span></text:p>
      <text:p text:style-name="P14"><text:span text:style-name="T41"><text:tab/>1. Jednosmerného.</text:span></text:p>
      <text:p text:style-name="P28"><text:span text:style-name="T41">2. Striedavého.</text:span></text:p>
      <text:p text:style-name="P28"><text:span text:style-name="T41">3. Impulzného. </text:span></text:p>
      <text:p text:style-name="P17"/>
      <text:p text:style-name="P14"><text:span text:style-name="T40">2. </text:span><text:span text:style-name="T10">Podľa spôsobu prevodu meraného napätia na </text:span></text:p>
      <text:p text:style-name="P14"><text:span text:style-name="T10">íslicový ekvivalent</text:span><text:span text:style-name="T40">. </text:span></text:p>
      <text:p text:style-name="P14"><text:span text:style-name="T18">1. </text:span><text:span text:style-name="T15">Č</text:span><text:span text:style-name="T6">íslicový voltmeter s medzi</text:span><text:span text:style-name="T15">ľ</text:span><text:span text:style-name="T6">ahlým prevodom napätia na </text:span></text:p>
      <text:p text:style-name="P14"><text:span text:style-name="T6">asový interval</text:span></text:p>
      <text:p text:style-name="P14"><text:span text:style-name="T40">Signál "spúšťanie" uvedie do </text:span></text:p>
      <text:p text:style-name="P14"><text:span text:style-name="T40">innosti riadiace zariadenie RZ, ktoré vynuluje s</text:span></text:p>
      <text:p text:style-name="P14"><text:span text:style-name="T40">ítacie zariadenie</text:span></text:p>
      <text:p text:style-name="P14"><text:span text:style-name="T40">SČ a zároveň spustí generátor GLN napätia </text:span><text:span text:style-name="T28">U</text:span><text:span text:style-name="T40">L lineárne stúpajúceho s </text:span></text:p>
      <text:p text:style-name="P14"><text:span text:style-name="T40">asom. Napätie </text:span><text:span text:style-name="T28">U</text:span><text:span text:style-name="T40">L sa privádza na porovnávacie zariadenie PZ1 a PZ2. V </text:span></text:p>
      <text:p text:style-name="P14"><text:span text:style-name="T40">ase, keď napätie </text:span><text:span text:style-name="T28">U</text:span><text:span text:style-name="T40">L má nulovú referen</text:span></text:p>
      <text:p text:style-name="P14"><text:span text:style-name="T40">nú hladinu, porovnávacie zariadenie PZ1 vyšle impulz, ktorým otvorí kľú</text:span></text:p>
      <text:p text:style-name="P14"><text:span text:style-name="T40"><text:s/>K. Signály z generátora etalónovej frekvencie GEF od toho okamihu prechádzajú kľú</text:span></text:p>
      <text:p text:style-name="P14"><text:span text:style-name="T40">om (hradlom) na s</text:span></text:p>
      <text:p text:style-name="P14"><text:span text:style-name="T40">ítacie zariadenie.</text:span></text:p>
      <text:p text:style-name="P14"><text:span text:style-name="T40">V </text:span></text:p>
      <text:p text:style-name="P14"><text:span text:style-name="T40">ase, keď napätie </text:span><text:span text:style-name="T28">U</text:span><text:span text:style-name="T40">L dosiahne hodnoty meraného napätia </text:span><text:span text:style-name="T28">U</text:span><text:span text:style-name="T40">x porovnávacie zariadenie PZ2 vyšle</text:span></text:p>
      <text:p text:style-name="P14"><text:span text:style-name="T40">impulz, ktorým sa kľú</text:span></text:p>
      <text:p text:style-name="P14"><text:span text:style-name="T40"><text:s/>uzavrie. Po</text:span></text:p>
      <text:p text:style-name="P14"><text:span text:style-name="T40">et impulzov, ktoré prešli kľú</text:span></text:p>
      <text:p text:style-name="P14"><text:span text:style-name="T40">om na s</text:span></text:p>
      <text:p text:style-name="P14"><text:span text:style-name="T40">ítacie zariadenie je</text:span></text:p>
      <text:p text:style-name="P14"><text:span text:style-name="T40">úmerný </text:span></text:p>
      <text:p text:style-name="P14"><text:span text:style-name="T40">asu vymedzenému obidvoma porovnávacími zariadeniami a ten je úmerný meranému</text:span></text:p>
      <text:p text:style-name="P14"><text:span text:style-name="T40">napätiu </text:span><text:span text:style-name="T28">U</text:span><text:span text:style-name="T40">x. Medzi po</text:span></text:p>
      <text:p text:style-name="P14"><text:span text:style-name="T40">tom impulzov, ktoré indikuje </text:span></text:p>
      <text:p text:style-name="P14"><text:span text:style-name="T40">íslicová stupnica zariadenia a meraným</text:span></text:p>
      <text:p text:style-name="P14"><text:span text:style-name="T40">napätím bude teda lineárna funk</text:span></text:p>
      <text:p text:style-name="P14"><text:span text:style-name="T40">ná závislosť. Voľbou vhodnej frekvencie generátora potom je</text:span></text:p>
      <text:p text:style-name="P14"><text:span text:style-name="T40">možné dosiahnuť, že po</text:span></text:p>
      <text:p text:style-name="P14"><text:span text:style-name="T40">et indikovaných impulzov na stupnici sa </text:span></text:p>
      <text:p text:style-name="P14"><text:span text:style-name="T40">íselne rovná meranému napätiu,</text:span></text:p>
      <text:p text:style-name="P14"><text:span text:style-name="T40">vyjadrenému v jeho jednotkách. Tento funk</text:span></text:p>
      <text:p text:style-name="P14"><text:span text:style-name="T40">ný princíp je relatívne ľahko realizovateľný, a preto</text:span></text:p>
      <text:p text:style-name="P16"/>
      <text:p text:style-name="P14"><text:span text:style-name="T40">asto používaný. Rýchlosť prevodov (meraní) za sekundu dosahuje hodnoty niekoľko tisíc,</text:span></text:p>
      <text:p text:style-name="P14"><text:span text:style-name="T40">presnosť merania asi 0,1%.</text:span></text:p>
      <text:p text:style-name="P3"/>
      <text:p text:style-name="Standard"><text:soft-page-break/>RZ – riadiace zariadenie (mikroprocesor)<draw:frame draw:style-name="fr1" draw:name="Obrázok 7" text:anchor-type="char" svg:x="0.9846in" svg:y="-0.222in" svg:width="4.6756in" svg:height="2.8102in" draw:z-index="0"><draw:image xlink:href="Pictures/200000940000327F00001E58AA09C6C3.wmf" xlink:type="simple" xlink:show="embed" xlink:actuate="onLoad"/></draw:frame></text:p>
      <text:p text:style-name="Standard">SČ – sčítacie zariadenie (číslicová pamäť)</text:p>
      <text:p text:style-name="Standard">GLN – generátor lineárneho napätia </text:p>
      <text:p text:style-name="Standard">PZ<text:span text:style-name="T34">1</text:span> a PZ<text:span text:style-name="T34">2</text:span> – porovnávacie zariadenie (elektrický komparátor)</text:p>
      <text:p text:style-name="Standard">K – kľúč (základný kombinačný obvod AND, OR)</text:p>
      <text:p text:style-name="Standard">GEF – generátor etalónovej frekvencie </text:p>
      <text:p text:style-name="Standard">Spúšťací impulz – môže byť generovaný manuálne (jednotlivo) alebo vstavaným nastaviteľným generátorom opakovacích impulzov. <text:s/></text:p>
      <text:p text:style-name="Standard"><draw:frame draw:style-name="fr2" draw:name="Obrázok 10" text:anchor-type="char" svg:x="0.9846in" svg:y="0.1862in" svg:width="4.1772in" svg:height="4.5902in" draw:z-index="1"><draw:image xlink:href="Pictures/200000BD00003C8D0000428A2F11EA7A.wm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5">Číslicový voltmeter integrujúci </text:span></text:p>
      <text:p text:style-name="P14"><text:span text:style-name="T17">Pôsobením signálu "spúš</text:span><text:span text:style-name="T16">ť</text:span><text:span text:style-name="T17">anie" riadiace zariadenie RZ vynuluje s</text:span></text:p>
      <text:p text:style-name="P14"><text:span text:style-name="T17">ítacie zariadenia S</text:span><text:span text:style-name="T16">Č </text:span><text:span text:style-name="T17">a</text:span></text:p>
      <text:p text:style-name="P14"><text:soft-page-break/><text:span text:style-name="T17">spustí do </text:span></text:p>
      <text:p text:style-name="P14"><text:span text:style-name="T17">innosti generátor etalónového </text:span></text:p>
      <text:p text:style-name="P14"><text:span text:style-name="T17">asového intervalu GE</text:span><text:span text:style-name="T16">Č</text:span><text:span text:style-name="T17">I, ktorý svojim signálom otvorí na </text:span></text:p>
      <text:p text:style-name="P14"><text:span text:style-name="T17">as </text:span><text:span text:style-name="T22">T </text:span><text:span text:style-name="T17">k</text:span><text:span text:style-name="T16">ľ</text:span><text:span text:style-name="T17">ú</text:span></text:p>
      <text:p text:style-name="P14"><text:span text:style-name="T16"><text:s/></text:span><text:span text:style-name="T17">K</text:span><text:span text:style-name="T33">1</text:span><text:span text:style-name="T17">. Po</text:span></text:p>
      <text:p text:style-name="P14"><text:span text:style-name="T17">as intervalu </text:span><text:span text:style-name="T22">T </text:span><text:span text:style-name="T17">dostáva sa na k</text:span><text:span text:style-name="T16">ľ</text:span><text:span text:style-name="T17">ú</text:span></text:p>
      <text:p text:style-name="P14"><text:span text:style-name="T16"><text:s/></text:span><text:span text:style-name="T17">K</text:span><text:span text:style-name="T33">1</text:span><text:span text:style-name="T17"> merané napätie </text:span><text:span text:style-name="T22">U</text:span><text:span text:style-name="T33">x </text:span><text:span text:style-name="T17">a na vstup integrujúceho zosil</text:span><text:span text:style-name="T16">ň</text:span><text:span text:style-name="T17">ova</text:span></text:p>
      <text:p text:style-name="P14"><text:span text:style-name="T17">a IZ, následkom </text:span></text:p>
      <text:p text:style-name="P14"><text:span text:style-name="T17">oho výstupné napätie </text:span><text:span text:style-name="T22">U</text:span><text:span text:style-name="T33">v </text:span><text:span text:style-name="T17">lineárne narastá.</text:span></text:p>
      <text:p text:style-name="P14"><text:span text:style-name="T17">Po uplynutí </text:span></text:p>
      <text:p text:style-name="P14"><text:span text:style-name="T17">asového intervalu </text:span><text:span text:style-name="T22">T </text:span><text:span text:style-name="T17">generátor etalónového </text:span></text:p>
      <text:p text:style-name="P14"><text:span text:style-name="T17">asového intervalu uzavrie k</text:span><text:span text:style-name="T16">ľ</text:span><text:span text:style-name="T17">ú</text:span></text:p>
      <text:p text:style-name="P14"><text:span text:style-name="T16"><text:s/></text:span><text:span text:style-name="T17">K</text:span><text:span text:style-name="T33">1 </text:span><text:span text:style-name="T17">a otvorí k</text:span><text:span text:style-name="T16">ľ</text:span><text:span text:style-name="T17">ú</text:span></text:p>
      <text:p text:style-name="P14"><text:span text:style-name="T17">e K</text:span><text:span text:style-name="T33">2 </text:span><text:span text:style-name="T17">a K</text:span><text:span text:style-name="T33">3</text:span><text:span text:style-name="T17">. Na vstup integrujúceho zosil</text:span><text:span text:style-name="T16">ň</text:span><text:span text:style-name="T17">ova</text:span></text:p>
      <text:p text:style-name="P14"><text:span text:style-name="T17">a sa cez k</text:span><text:span text:style-name="T16">ľ</text:span><text:span text:style-name="T17">ú</text:span></text:p>
      <text:p text:style-name="P14"><text:span text:style-name="T16"><text:s/></text:span><text:span text:style-name="T17">K</text:span><text:span text:style-name="T33">2</text:span><text:span text:style-name="T17"> dostáva etalónové napätie </text:span><text:span text:style-name="T22">U</text:span><text:span text:style-name="T33">0 </text:span><text:span text:style-name="T17">s opa</text:span></text:p>
      <text:p text:style-name="P14"><text:span text:style-name="T17">nou polaritou akú má napätie </text:span><text:span text:style-name="T22">U</text:span><text:span text:style-name="T33">x</text:span><text:span text:style-name="T17">. Napätie na výstupe integrujúceho zosil</text:span><text:span text:style-name="T16">ň</text:span><text:span text:style-name="T17">ova</text:span></text:p>
      <text:p text:style-name="P14"><text:span text:style-name="T17">a za</text:span></text:p>
      <text:p text:style-name="P14"><text:span text:style-name="T17">ne lineárne s </text:span></text:p>
      <text:p text:style-name="P14"><text:span text:style-name="T17">asom klesa</text:span><text:span text:style-name="T16">ť </text:span><text:span text:style-name="T17">a sú</text:span></text:p>
      <text:p text:style-name="P14"><text:span text:style-name="T17">asne cez k</text:span><text:span text:style-name="T16">ľ</text:span><text:span text:style-name="T17">ú</text:span></text:p>
      <text:p text:style-name="P14"><text:span text:style-name="T16"><text:s/></text:span><text:span text:style-name="T17">K</text:span><text:span text:style-name="T33">3</text:span><text:span text:style-name="T17"> za</text:span></text:p>
      <text:p text:style-name="P14"><text:span text:style-name="T17">ínajú prechádza</text:span><text:span text:style-name="T16">ť </text:span><text:span text:style-name="T17">na s</text:span></text:p>
      <text:p text:style-name="P14"><text:span text:style-name="T17">ítacie zariadenie impulzy z generátora etalónovej frekvencie GEF. V okamihu, ke</text:span><text:span text:style-name="T16">ď</text:span></text:p>
      <text:p text:style-name="P14"><text:span text:style-name="T17">výstupné napätie z integrujúceho zosil</text:span><text:span text:style-name="T16">ň</text:span><text:span text:style-name="T17">ova</text:span></text:p>
      <text:p text:style-name="P14"><text:span text:style-name="T17">a dosiahne nulovú hodnotu, signál porovnávacieho zariadenia PZ uzavrie k</text:span><text:span text:style-name="T16">ľ</text:span><text:span text:style-name="T17">ú</text:span></text:p>
      <text:p text:style-name="P14"><text:span text:style-name="T16"><text:s/></text:span><text:span text:style-name="T17">K</text:span><text:span text:style-name="T33">2</text:span><text:span text:style-name="T17">, K</text:span><text:span text:style-name="T33">3</text:span><text:span text:style-name="T17">. Ako je zrejmé z popísaných funkcií</text:span></text:p>
      <text:p text:style-name="P14"><text:span text:style-name="T17">jednotlivých blokov a z nazna</text:span></text:p>
      <text:p text:style-name="P14"><text:span text:style-name="T17">eného </text:span></text:p>
      <text:p text:style-name="P14"><text:span text:style-name="T17">asového priebehu na obr. je dodržaná lineárna závislos</text:span><text:span text:style-name="T16">ť </text:span><text:span text:style-name="T17">medzi vstupným napätím </text:span><text:span text:style-name="T22">U</text:span><text:span text:style-name="T33">x </text:span><text:span text:style-name="T17">na </text:span><text:span text:style-name="T16">Č</text:span><text:span text:style-name="T17">V a medzi údajom s</text:span></text:p>
      <text:p text:style-name="P14"><text:span text:style-name="T17">ítacieho zariadenia, takže tento pri vhodných parametroch funk</text:span></text:p>
      <text:p text:style-name="P14"><text:span text:style-name="T17">ných blokov môže byť po</text:span></text:p>
      <text:p text:style-name="P14"><text:span text:style-name="T17">tom jednotiek meraného napätia. Tieto ČV sa </text:span></text:p>
      <text:p text:style-name="P14"><text:span text:style-name="T17">asto používajú hlavne na meranie malých napätí a dosahujú presnosť merania 0,01%.</text:span></text:p>
      <text:p text:style-name="Standard"/>
      <text:p text:style-name="Standard"/>
      <text:p text:style-name="Standard"/>
      <text:p text:style-name="Standard"/>
      <text:p text:style-name="Standard"/>
      <text:p text:style-name="Standard"><draw:frame draw:style-name="fr2" draw:name="Obrázok 1" text:anchor-type="char" svg:x="0.4846in" svg:y="-0.0047in" svg:width="4.7083in" svg:height="2.9311in" draw:z-index="2"><draw:image xlink:href="Pictures/200000DC00003D1800002606119A69AC.wm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RZ – riadiace zariadenie</text:p>
      <text:p text:style-name="Standard">SČ – sčítacie zariadenie</text:p>
      <text:p text:style-name="Standard">GEČI – generátor etalónového časového intervalu</text:p>
      <text:p text:style-name="Standard">K<text:span text:style-name="T34">1</text:span>,K<text:span text:style-name="T34">2</text:span>,K<text:span text:style-name="T34">3</text:span> – kľúče</text:p>
      <text:p text:style-name="Standard">GEF – generátor etalónovej frekvencie</text:p>
      <text:p text:style-name="Standard">IZ – integrujúci zosilňovač</text:p>
      <text:p text:style-name="Standard">PZ – porovnávacie zariadenie</text:p>
      <text:p text:style-name="Standard"/>
      <text:p text:style-name="Standard"><draw:frame draw:style-name="fr2" draw:name="Obrázok 2" text:anchor-type="char" svg:x="0.661in" svg:y="-0.0154in" svg:width="4.2701in" svg:height="4.3339in" draw:z-index="3"><draw:image xlink:href="Pictures/200000AB000037D2000038A6FC1A3F5B.wm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2"><text:span text:style-name="T4">7.Univerzálne číslicové meracie prístroje.</text:span></text:p>
      <text:p text:style-name="P3"/>
      <text:p text:style-name="P14"><text:s/><text:span text:style-name="T11">Názvom </text:span><text:span text:style-name="T7">¨ univerzálne </text:span></text:p>
      <text:p text:style-name="P14"><text:span text:style-name="T7">íslicové meracie prístroje ¨ </text:span><text:span text:style-name="T11">sa ozna</text:span></text:p>
      <text:p text:style-name="P14"><text:span text:style-name="T11">ujú tie </text:span><text:span text:style-name="T14">Č</text:span><text:span text:style-name="T11">MP, ktoré</text:span></text:p>
      <text:p text:style-name="P14"><text:span text:style-name="T11">okrem napätia merajú aspo</text:span><text:span text:style-name="T14">ň </text:span><text:span text:style-name="T11">jednu </text:span><text:span text:style-name="T14">ď</text:span><text:span text:style-name="T11">alšiu odvodenú elektrickú veli</text:span></text:p>
      <text:p text:style-name="P14"><text:span text:style-name="T11">inu. Patria sem </text:span></text:p>
      <text:p text:style-name="P14"><text:span text:style-name="T7">íslicové</text:span></text:p>
      <text:p text:style-name="P14"><text:span text:style-name="T7">voltohmmetre </text:span><text:span text:style-name="T11">(merajú aj el. odpor), </text:span></text:p>
      <text:p text:style-name="P14"><text:span text:style-name="T7">íslicové voltampérmetre </text:span><text:span text:style-name="T11">( merajú aj el. prúd),</text:span></text:p>
      <text:p text:style-name="P18"/>
      <text:p text:style-name="P14"><text:span text:style-name="T7">íslicové multimetre </text:span><text:span text:style-name="T11">(merajú el. napätie, prúd a odpor) a </text:span></text:p>
      <text:p text:style-name="P14"><text:span text:style-name="T7">íslicové wattmetre </text:span><text:span text:style-name="T11">(merajú el.</text:span></text:p>
      <text:p text:style-name="Standard"><text:span text:style-name="T11">napätie, prúd, prácu a výkon el. prúdu, cos φ).</text:span></text:p>
      <text:p text:style-name="P5"/>
      <text:p text:style-name="P14"><text:span text:style-name="T18">1.Voltohmeter s mostíkovým obvodom </text:span><text:span text:style-name="T17">má principiálne usporiadanie mostíkovej</text:span></text:p>
      <text:p text:style-name="P19"/>
      <text:p text:style-name="P14"><text:span text:style-name="T17">asti. Mostík je napájaný zdrojom o napätí </text:span><text:span text:style-name="T22">U </text:span><text:span text:style-name="T17">a sú v </text:span><text:span text:style-name="T16">ň</text:span><text:span text:style-name="T17">om zapojené meraný odpor R</text:span><text:span text:style-name="T33">x </text:span><text:span text:style-name="T17">, presný odpor R a regulovate</text:span><text:span text:style-name="T16">ľ</text:span><text:span text:style-name="T17">né odpory R</text:span><text:span text:style-name="T33">p </text:span><text:span text:style-name="T17">a Rs. Obidva regulovate</text:span><text:span text:style-name="T16">ľ</text:span><text:span text:style-name="T17">né odpory sú diskrétne menite</text:span><text:span text:style-name="T16">ľ</text:span><text:span text:style-name="T17">né, pri</text:span></text:p>
      <text:p text:style-name="P14"><text:span text:style-name="T17">om odpor R</text:span><text:span text:style-name="T33">p </text:span><text:span text:style-name="T17">slúži na prepínanie rozsahov merania R</text:span><text:span text:style-name="T33">x</text:span><text:span text:style-name="T17">.</text:span></text:p>
      <text:p text:style-name="P14"><text:span text:style-name="T17">Okamih rovnováhy v mostíku ur</text:span></text:p>
      <text:p text:style-name="P14"><text:span text:style-name="T17">uje </text:span><text:span text:style-name="T16">Č</text:span><text:span text:style-name="T17">V, ktorý je pripojený na diagonále mostíka. Hodnota</text:span></text:p>
      <text:p text:style-name="P14"><text:span text:style-name="T17">napätia zdroja sa volí s oh</text:span><text:span text:style-name="T16">ľ</text:span><text:span text:style-name="T17">adom na rozsah prístroja. Výslená hodnota meraného odporu bude</text:span></text:p>
      <text:p text:style-name="Standard"><text:span text:style-name="T17">daná známym vz</text:span><text:span text:style-name="T16">ť</text:span><text:span text:style-name="T17">ahom z Wheatstoneovho mostíka <text:s text:c="2"/></text:span><text:span text:style-name="T22">R</text:span><text:span text:style-name="T33">x </text:span><text:span text:style-name="T17">= </text:span><text:span text:style-name="T22">R</text:span><text:span text:style-name="T17">* </text:span><text:span text:style-name="T22">R</text:span><text:span text:style-name="T32">p</text:span><text:span text:style-name="T22">/R</text:span><text:span text:style-name="T32">s </text:span><text:span text:style-name="T17"><text:s text:c="4"/></text:span><text:span text:style-name="T21">R</text:span><text:span text:style-name="T35">x*</text:span><text:span text:style-name="T21">R=R</text:span><text:span text:style-name="T35">p*</text:span><text:span text:style-name="T21">R</text:span><text:span text:style-name="T35">s </text:span><text:span text:style-name="T21"><text:s/></text:span><text:span text:style-name="T17"><text:s/></text:span></text:p>
      <text:p text:style-name="Standard"><draw:frame draw:style-name="fr2" draw:name="Obrázok 8" text:anchor-type="char" svg:x="1.422in" svg:y="0.0437in" svg:width="3.2189in" svg:height="2.3744in" draw:z-index="25"><draw:image xlink:href="Pictures/200000FF00005922000041BABA94E7CE.wm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pan text:style-name="T8">2. Voltohmmeter s prevodom odporu na napätie </text:span><text:span text:style-name="T17">využívajú vo svojej funkcii opera</text:span></text:p>
      <text:p text:style-name="P14"><text:span text:style-name="T17">ný zosil</text:span><text:span text:style-name="T16">ň</text:span><text:span text:style-name="T17">ova</text:span></text:p>
      <text:p text:style-name="P14"><text:span text:style-name="T16"><text:s/></text:span><text:span text:style-name="T17">OZ s ve</text:span><text:span text:style-name="T16">ľ</text:span><text:span text:style-name="T17">kým zosilnením</text:span></text:p>
      <text:p text:style-name="P19"><draw:frame draw:style-name="fr2" draw:name="Obrázok 9" text:anchor-type="char" svg:x="1.2138in" svg:y="0.1953in" svg:width="3.7602in" svg:height="2.1492in" draw:z-index="26"><draw:image xlink:href="Pictures/200000BD000041990000257D6C86014A.wmf"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4"><draw:frame draw:style-name="fr4" text:anchor-type="as-char" svg:width="0.9492in" svg:height="0.4181in" draw:z-index="4"><draw:object xlink:href="./Object 1" xlink:type="simple" xlink:show="embed" xlink:actuate="onLoad"/><draw:image xlink:href="./ObjectReplacements/Object 1" xlink:type="simple" xlink:show="embed" xlink:actuate="onLoad"/><svg:desc>formula</svg:desc></draw:frame></text:p>
      <text:p text:style-name="P18"/>
      <text:p text:style-name="P14"><text:span text:style-name="T11">kde </text:span><text:span text:style-name="T25">U</text:span><text:span text:style-name="T11">v je výstupné napätie, </text:span><text:span text:style-name="T25">U </text:span><text:span text:style-name="T11">je napájacie napätie, </text:span><text:span text:style-name="T25">R </text:span><text:span text:style-name="T11">presný odpor a </text:span><text:span text:style-name="T25">R</text:span><text:span text:style-name="T11">x meraný odpor.</text:span></text:p>
      <text:p text:style-name="P14"><text:span text:style-name="T11">Ak </text:span><text:span text:style-name="T25">U </text:span><text:span text:style-name="T11">a </text:span><text:span text:style-name="T25">R </text:span><text:span text:style-name="T11">sú konštantné, je výstupné napätie úmerné meranému odporu. Toto napätie meria</text:span></text:p>
      <text:p text:style-name="P14"><text:span text:style-name="T11">potom voltmetrová </text:span></text:p>
      <text:p text:style-name="P14"><text:span text:style-name="T11">asť prístroja. Odporom R sa menia rozsahy. Napäťový zdroj (</text:span><text:span text:style-name="T25">U</text:span><text:span text:style-name="T11">) musí</text:span></text:p>
      <text:p text:style-name="P14"><text:span text:style-name="T11">mať stabilizovanú hodnotu, </text:span></text:p>
      <text:p text:style-name="P14"><text:span text:style-name="T11">o je ovšem proti mostíkovému usporiadaniu ČV nevýhoda. </text:span></text:p>
      <text:p text:style-name="P14"><text:span text:style-name="T11">Presnosť lepšia ako 0,1%.</text:span></text:p>
      <text:p text:style-name="P18"/>
      <text:p text:style-name="P14"><text:span text:style-name="T7">3. Číslicový voltampérmeter s priamym prevodom prúdu na napätie </text:span><text:span text:style-name="T17">využíva ako prevodník normálový odpor pre odpovedajúce napätie, ktoré meria voltmetrická </text:span></text:p>
      <text:p text:style-name="P14"><text:span text:style-name="T17">asť platí </text:span><text:span text:style-name="T22">U = Ix * R</text:span><text:span text:style-name="T17"> </text:span></text:p>
      <text:p text:style-name="P19"/>
      <text:p text:style-name="P19"><draw:frame draw:style-name="fr2" draw:name="Obrázok 11" text:anchor-type="char" svg:x="1.8598in" svg:y="0.0728in" svg:width="2.4374in" svg:height="1.3701in" draw:z-index="27"><draw:image xlink:href="Pictures/2000003D000028A3000016D7C9F7DFC3.wmf" xlink:type="simple" xlink:show="embed" xlink:actuate="onLoad"/></draw:frame></text:p>
      <text:p text:style-name="P18"/>
      <text:p text:style-name="Standard"/>
      <text:p text:style-name="Standard"/>
      <text:p text:style-name="Standard"/>
      <text:p text:style-name="Standard"/>
      <text:p text:style-name="Standard"/>
      <text:p text:style-name="Standard"/>
      <text:p text:style-name="P14"><text:span text:style-name="T18">4. </text:span><text:span text:style-name="T13">Č</text:span><text:span text:style-name="T18">íslicový voltampérmeter využívajúci spätnú väzbu </text:span><text:span text:style-name="T17">v zapojení s opera</text:span></text:p>
      <text:p text:style-name="P14"><text:span text:style-name="T17">ným zosil</text:span><text:span text:style-name="T16">ň</text:span><text:span text:style-name="T17">ova</text:span></text:p>
      <text:p text:style-name="P14"><text:span text:style-name="T17">om pre transformáciu meraného el. prúdu </text:span><text:span text:style-name="T22">I</text:span><text:span text:style-name="T33">x </text:span><text:span text:style-name="T17">na elektrické napätie </text:span><text:span text:style-name="T22">U </text:span><text:span text:style-name="T17">platí vz</text:span><text:span text:style-name="T16">ť</text:span><text:span text:style-name="T17">ah </text:span></text:p>
      <text:p text:style-name="P29"><text:span text:style-name="T22">U = - I</text:span><text:span text:style-name="T32">x </text:span><text:span text:style-name="T22">R</text:span><text:span text:style-name="T17">.</text:span></text:p>
      <text:p text:style-name="Standard"/>
      <text:p text:style-name="Standard"/>
      <text:p text:style-name="Standard"><draw:frame draw:style-name="fr2" draw:name="Obrázok 12" text:anchor-type="char" svg:x="1.8075in" svg:y="0.0256in" svg:width="2.75in" svg:height="1.7264in" draw:z-index="28"><draw:image xlink:href="Pictures/2000004A0000265A00001813EBD58268.wm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18">5. </text:span><text:span text:style-name="T13">Č</text:span><text:span text:style-name="T18">íslicové wattmetre </text:span></text:p>
      <text:p text:style-name="P10"><draw:frame draw:style-name="fr2" draw:name="Obrázok 13" text:anchor-type="char" svg:x="0.6409in" svg:y="0.2228in" svg:width="4.7811in" svg:height="1.9362in" draw:z-index="29"><draw:image xlink:href="Pictures/2000008D0000498500001DCE2E51B297.wmf" xlink:type="simple" xlink:show="embed" xlink:actuate="onLoad"/></draw:frame></text:p>
      <text:p text:style-name="P10"/>
      <text:p text:style-name="P10"/>
      <text:p text:style-name="P10"/>
      <text:p text:style-name="P10"><text:soft-page-break/></text:p>
      <text:p text:style-name="P10"/>
      <text:p text:style-name="P10"/>
      <text:p text:style-name="P10"/>
      <text:p text:style-name="P10"/>
      <text:p text:style-name="P10"/>
      <text:p text:style-name="P10"/>
      <text:p text:style-name="P11"><draw:frame draw:style-name="fr4" draw:name="Object1" text:anchor-type="as-char" svg:width="2.4902in" svg:height="0.4717in" draw:z-index="5"><draw:object xlink:href="./Object 2" xlink:type="simple" xlink:show="embed" xlink:actuate="onLoad"/><draw:image xlink:href="./ObjectReplacements/Object 2" xlink:type="simple" xlink:show="embed" xlink:actuate="onLoad"/><svg:desc>formula</svg:desc></draw:frame></text:p>
      <text:p text:style-name="P2"/>
      <text:p text:style-name="P14"><text:span text:style-name="T11">Na vstup wattmetra do sníma</text:span></text:p>
      <text:p text:style-name="P14"><text:span text:style-name="T11">a napätia (S1 ) a do sníma</text:span></text:p>
      <text:p text:style-name="P14"><text:span text:style-name="T11">a prúdu (S2 ) sa privádza napätie a prúd, ktorých sú</text:span></text:p>
      <text:p text:style-name="P14"><text:span text:style-name="T11">in chceme mera</text:span><text:span text:style-name="T14">ť</text:span><text:span text:style-name="T11">. Vo vzorkova</text:span></text:p>
      <text:p text:style-name="P14"><text:span text:style-name="T11">och ( V1, V2 ) sa uskuto</text:span></text:p>
      <text:p text:style-name="P14"><text:span text:style-name="T11">ní kvantovanie obidvoch veli</text:span></text:p>
      <text:p text:style-name="P14"><text:span text:style-name="T11">ín pod</text:span><text:span text:style-name="T14">ľ</text:span><text:span text:style-name="T11">a </text:span></text:p>
      <text:p text:style-name="P14"><text:span text:style-name="T11">asu. V analógovo-</text:span></text:p>
      <text:p text:style-name="P14"><text:span text:style-name="T11">íslicových prevodníkoch ( A</text:span><text:span text:style-name="T14">Č</text:span><text:span text:style-name="T11">1, A</text:span><text:span text:style-name="T14">Č</text:span><text:span text:style-name="T11">2 ) sa vykoná kvantovanie pod</text:span><text:span text:style-name="T14">ľ</text:span><text:span text:style-name="T11">a hladiny. Takto získané dvojice </text:span></text:p>
      <text:p text:style-name="P14"><text:span text:style-name="T11">ísel sa vynásobia v aritmetickej jednotke (AJ ) a zárove</text:span><text:span text:style-name="T14">ň </text:span><text:span text:style-name="T11">sa výsledky týchto sníma</text:span></text:p>
      <text:p text:style-name="P14"><text:span text:style-name="T11">ov s</text:span></text:p>
      <text:p text:style-name="P14"><text:span text:style-name="T11">ítavajú po dobu vymedzenú riadiacim zariadením ( RZ). Ak sa jedná o meranie výkonu s periodickým </text:span></text:p>
      <text:p text:style-name="P14"><text:span text:style-name="T11">asovým priebehom, bude sa táto doba rovna</text:span><text:span text:style-name="T14">ť </text:span><text:span text:style-name="T11">d</text:span><text:span text:style-name="T14">ĺ</text:span><text:span text:style-name="T11">žke periódy, alebo jej celistvým násobkom.</text:span></text:p>
      <text:p text:style-name="P14"><text:span text:style-name="T11">V prípade neperiodického priebehu prúdu bude táto daná pomocným signálom v d</text:span><text:span text:style-name="T14">ĺ</text:span><text:span text:style-name="T11">žke trvania</text:span></text:p>
      <text:p text:style-name="P14"><text:span text:style-name="T11">1 s. Pri meraní výkonu jednosmerného prúdu bude sta</text:span></text:p>
      <text:p text:style-name="P14"><text:span text:style-name="T11">i</text:span><text:span text:style-name="T14">ť </text:span><text:span text:style-name="T11">odber jednej dvojice veli</text:span></text:p>
      <text:p text:style-name="P14"><text:span text:style-name="T11">ín, prípadne meranie opakova</text:span><text:span text:style-name="T14">ť </text:span><text:span text:style-name="T11">s ve</text:span><text:span text:style-name="T14">ľ</text:span><text:span text:style-name="T11">mi nízkou frekvenciou. Pod</text:span><text:span text:style-name="T14">ľ</text:span><text:span text:style-name="T11">a spôsobu s</text:span></text:p>
      <text:p text:style-name="P14"><text:span text:style-name="T11">ítavania ( doby s</text:span></text:p>
      <text:p text:style-name="P14"><text:span text:style-name="T11">ítavania) sa výsledný po</text:span></text:p>
      <text:p text:style-name="P14"><text:span text:style-name="T11">et impulzov ešte upraví v aritmetickej jednotke a potom postupuje na s</text:span></text:p>
      <text:p text:style-name="P14"><text:span text:style-name="T11">ítacie zariadenie <text:s/>( S</text:span><text:span text:style-name="T14">Č</text:span><text:span text:style-name="T11">), ktoré napokon indikuje meraný výkon. Vlastný pokyn k meraniu dávame spúš</text:span><text:span text:style-name="T14">ť</text:span><text:span text:style-name="T11">acím impulzom do riadiaceho zariadenia, ktoré vynuluje s</text:span></text:p>
      <text:p text:style-name="P14"><text:span text:style-name="T11">ítacie indika</text:span></text:p>
      <text:p text:style-name="P14"><text:span text:style-name="T11">né zariadenie a uvedie aritmetickú jednotku do </text:span></text:p>
      <text:p text:style-name="P14"><text:span text:style-name="T11">innosti. </text:span></text:p>
      <text:p text:style-name="P18"/>
      <text:p text:style-name="P14"><text:span text:style-name="T1"/></text:p>
      <text:p text:style-name="P13"><text:span text:style-name="T1">8.Číslicové merače frekvencie.</text:span></text:p>
      <text:p text:style-name="P21"/>
      <text:p text:style-name="P14"><text:span text:style-name="T40">Riadiace zariadenie RZ na spúšťací impulz vynuluje s</text:span></text:p>
      <text:p text:style-name="P14"><text:span text:style-name="T40">ítacie zariadenie SČ a uvedie do </text:span></text:p>
      <text:p text:style-name="P14"><text:span text:style-name="T40">innosti pomocné zariadenie POZ, ktoré spo</text:span></text:p>
      <text:p text:style-name="P14"><text:span text:style-name="T40">ítava impulzy z generátora etalónovej frekvencie GEF a takto odmeriava </text:span></text:p>
      <text:p text:style-name="P14"><text:span text:style-name="T40">as. Dĺžka </text:span></text:p>
      <text:p text:style-name="P14"><text:span text:style-name="T40">asu je voliteľná v dekadických násobkoch 1s a podľa nej POZ otvára kľú</text:span></text:p>
      <text:p text:style-name="P14"><text:span text:style-name="T40"><text:s/>K. Napätie o meranej frekvencii sa v tvarova</text:span></text:p>
      <text:p text:style-name="P14"><text:span text:style-name="T40">i T zmení na obdĺžnikové impulzy, ktoré vo zvolenom </text:span></text:p>
      <text:p text:style-name="P14"><text:span text:style-name="T40">asovom intervale prechádzajú cez kľú</text:span></text:p>
      <text:p text:style-name="P14"><text:span text:style-name="T40"><text:s/>a spo</text:span></text:p>
      <text:p text:style-name="P14"><text:span text:style-name="T40">ítavajú sa v s</text:span></text:p>
      <text:p text:style-name="P14"><text:span text:style-name="T40">ítacom zariadení. Pre </text:span></text:p>
      <text:p text:style-name="P14"><text:span text:style-name="T40">as 1s je na stupnici indikovaná meraná frekvencia. V obecnom prípade meraná frekvencia nie je celistvá hodnota a spo</text:span></text:p>
      <text:p text:style-name="P14"><text:span text:style-name="T40">ítaním posledného obdĺžnikového impulzu ( ktorý ešte nedoznel ), dopúšťa sa </text:span></text:p>
      <text:p text:style-name="P14"><text:span text:style-name="T40">íta</text:span></text:p>
      <text:p text:style-name="P14"><text:span text:style-name="T40"><text:s/>chyby, ktorá je ohrani</text:span></text:p>
      <text:p text:style-name="P14"><text:span text:style-name="T40">ená hodnotou +1/fx. Táto hodnota môže pri nízkych frekvenciách predstavovať veľkú relatívnu chybu merania, </text:span></text:p>
      <text:p text:style-name="P14"><text:span text:style-name="T40">o by pri použití tak presného meracieho prístroja bolo neúnosné. Ak si</text:span></text:p>
      <text:p text:style-name="P14"><text:span text:style-name="T40">stanovíme hranicu prípustnej chyby merania na hodnotu napr. 0,1%, musí mať meraná frekvencia hodnotu: </text:span><text:span text:style-name="T28">f </text:span><text:span text:style-name="T40">x ≥ 1/ δx ≈ 1/ 0,001 ≈ 1000 Hz. Pre meranie nižších frekvencií používame </text:span></text:p>
      <text:p text:style-name="P14"><text:span text:style-name="T40">íta</text:span></text:p>
      <text:p text:style-name="P14"><text:span text:style-name="T40"><text:s/>v režime „meranie dĺžky periódy“. </text:span></text:p>
      <text:p text:style-name="P16"/>
      <text:p text:style-name="P16"/>
      <text:p text:style-name="P16"/>
      <text:p text:style-name="P16"/>
      <text:p text:style-name="P16"/>
      <text:p text:style-name="P16"><draw:frame draw:style-name="fr2" draw:name="Obrázok 16" text:anchor-type="char" svg:x="0.7035in" svg:y="0.0319in" svg:width="3.4063in" svg:height="1.8063in" draw:z-index="30"><draw:image xlink:href="Pictures/2000004900002732000014D2483B70B8.wmf"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4"><text:span text:style-name="T40">T – tvarovač</text:span></text:p>
      <text:p text:style-name="P14"><text:span text:style-name="T40">K – kľúč </text:span></text:p>
      <text:p text:style-name="P14"><text:span text:style-name="T40">SČ – sčítacie zariadenie</text:span></text:p>
      <text:p text:style-name="P14"><text:span text:style-name="T40">POZ – pomocné zariadenie</text:span></text:p>
      <text:p text:style-name="P14"><text:span text:style-name="T40">GEF – generátor etalónovej frekvencii</text:span></text:p>
      <text:p text:style-name="P14"><text:soft-page-break/><text:span text:style-name="T40">RZ – riadiace zariadenie</text:span></text:p>
      <text:p text:style-name="P16"/>
      <text:p text:style-name="P16"/>
      <text:p text:style-name="P16"><draw:frame draw:style-name="fr2" draw:name="Obrázok 18" text:anchor-type="char" svg:x="1.1437in" svg:y="0.0335in" svg:width="2.9689in" svg:height="3.3898in" draw:z-index="31"><draw:image xlink:href="Pictures/2000005D000030D5000037AC9F21A0B7.wmf"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4"><text:span text:style-name="T1"/></text:p>
      <text:p text:style-name="P13"><text:span text:style-name="T1">9.Chyby merania – ich definícia a eliminácia.</text:span></text:p>
      <text:p text:style-name="P14"><text:span text:style-name="T1"><text:s/></text:span></text:p>
      <text:p text:style-name="P14"><text:span text:style-name="T40">V meraní rozoznávame v zásade dve kategórie chýb. Prvú kategóriu tvoria chyby, ktorými sa nameraná hodnota líši od skuto</text:span></text:p>
      <text:p text:style-name="P14"><text:span text:style-name="T40">nej. Druhu kategóriu tvoria chyby v zmysle odchýlky od</text:span></text:p>
      <text:p text:style-name="P14"><text:span text:style-name="T40">ideálnej (lineárnej) závislosti medzi vstupnou a výstupnou veli</text:span></text:p>
      <text:p text:style-name="P14"><text:span text:style-name="T40">inou.</text:span></text:p>
      <text:p text:style-name="P16"/>
      <text:p text:style-name="P14"><text:span text:style-name="T10">1. Podľa fyzikálneho rozmeru </text:span><text:span text:style-name="T40">je :</text:span></text:p>
      <text:p text:style-name="P14"><text:span text:style-name="T40">absolútna chyba (rozmer meracej veli</text:span></text:p>
      <text:p text:style-name="P14"><text:span text:style-name="T40">iny) <text:s text:c="2"/></text:span></text:p>
      <text:p text:style-name="P14"><text:span text:style-name="T40">ΔX = X – X´</text:span></text:p>
      <text:p text:style-name="P24"/>
      <text:p text:style-name="P14"><text:span text:style-name="T40">relatívna chyba (bez rozmerná) <text:s/></text:span></text:p>
      <text:p text:style-name="P14"><text:span text:style-name="T40">δ</text:span><text:span text:style-name="T36">X´</text:span><text:span text:style-name="T40"> = ΔX/X´≈ ΔX/X</text:span></text:p>
      <text:p text:style-name="P24"/>
      <text:p text:style-name="P14"><text:span text:style-name="T40">kde X</text:span><text:span text:style-name="T28"> </text:span><text:span text:style-name="T40">je nameraná - nepresná a X´ presnejšia hodnota. </text:span></text:p>
      <text:p text:style-name="P14"><text:span text:style-name="T10">2. Podľa vzťahu ku skuto</text:span></text:p>
      <text:p text:style-name="P14"><text:span text:style-name="T10">nej hodnote </text:span><text:span text:style-name="T40">je :</text:span></text:p>
      <text:p text:style-name="P14"><text:span text:style-name="T40">skuto</text:span></text:p>
      <text:p text:style-name="P14"><text:span text:style-name="T40">ná chyba <text:s text:c="2"/></text:span></text:p>
      <text:p text:style-name="P14"><text:span text:style-name="T42">ΔX* = X – X</text:span><text:span text:style-name="T40">* <text:tab/><text:tab/>δ x* = <text:s/>ΔX</text:span><text:span text:style-name="T42">* / X* ≈ ΔX*/ X</text:span></text:p>
      <text:p text:style-name="P24"/>
      <text:p text:style-name="P14"><text:span text:style-name="T40">zdanlivá chyba </text:span></text:p>
      <text:p text:style-name="P14"><text:span text:style-name="T42">ΔX = X – X</text:span><text:span text:style-name="T36">a</text:span><text:span text:style-name="T40"><text:tab/><text:tab/> δ x = ΔX</text:span><text:span text:style-name="T42"> / X</text:span><text:span text:style-name="T36">a </text:span><text:span text:style-name="T40"><text:s/><text:tab/><text:tab/></text:span><draw:frame draw:style-name="fr4" draw:name="Object2" text:anchor-type="as-char" svg:width="0.9161in" svg:height="0.4484in" draw:z-index="6"><draw:object xlink:href="./Object 3" xlink:type="simple" xlink:show="embed" xlink:actuate="onLoad"/><draw:image xlink:href="./ObjectReplacements/Object 3" xlink:type="simple" xlink:show="embed" xlink:actuate="onLoad"/><svg:desc>formula</svg:desc></draw:frame></text:p>
      <text:p text:style-name="P16"/>
      <text:p text:style-name="P14"><text:span text:style-name="T40">kde </text:span><text:span text:style-name="T42">X</text:span><text:span text:style-name="T40">* je skuto</text:span></text:p>
      <text:p text:style-name="P14"><text:span text:style-name="T40">ná a </text:span><text:span text:style-name="T42">X</text:span><text:span text:style-name="T37">a</text:span><text:span text:style-name="T40"> je zdanlivá (konven</text:span></text:p>
      <text:p text:style-name="P14"><text:span text:style-name="T40">ne správna hodnota). </text:span></text:p>
      <text:p text:style-name="P16"/>
      <text:p text:style-name="P14"><text:span text:style-name="T10">3. Podľa povahy (pôvodu) </text:span><text:span text:style-name="T40">rozoznávame :</text:span></text:p>
      <text:p text:style-name="P14"><text:span text:style-name="T10">omyl </text:span><text:span text:style-name="T40">(</text:span><text:span text:style-name="T28">o</text:span><text:span text:style-name="T40">) – je chyba, ktorú spôsobuje obsluha</text:span></text:p>
      <text:p text:style-name="P14"><text:span text:style-name="T10">systematickú chybu </text:span><text:span text:style-name="T40">(</text:span><text:span text:style-name="T28">s</text:span><text:span text:style-name="T40">) – spôsobuje ju nedokonalá metóda merania, nesprávny merací</text:span></text:p>
      <text:p text:style-name="P14"><text:span text:style-name="T40">prístroj rovnaká znamienka hodnota sa mení</text:span></text:p>
      <text:p text:style-name="P14"><text:span text:style-name="T10">náhodnú chybu </text:span><text:span text:style-name="T40">(X) – spôsobujú ju rušivé vplyvy /veli</text:span></text:p>
      <text:p text:style-name="P14"><text:span text:style-name="T40">iny/ mení sa hodnota aj znamienko. Všeobecne pre celkovú chybu platí potom:</text:span></text:p>
      <text:p text:style-name="P30"><text:span text:style-name="T40">ΔX</text:span><text:span text:style-name="T28"> </text:span><text:span text:style-name="T40">= </text:span><text:span text:style-name="T28">o + s + X</text:span></text:p>
      <text:p text:style-name="P16"/>
      <text:p text:style-name="P14"><text:span text:style-name="T40">Podľa miesta a prí</text:span></text:p>
      <text:p text:style-name="P14"><text:span text:style-name="T40">iny vzniku chýb rozoznávame štyri druhy chýb. </text:span></text:p>
      <text:p text:style-name="P16"/>
      <text:p text:style-name="P14"><text:span text:style-name="T9">Chyby metódy</text:span><text:span text:style-name="T40"> (spätné pôsobenie meracieho prístroja na objekt (vlastná spotreba)) Vznikajú pôsobením meracieho obvodu resp. meracích prístrojov na objekt merania. Patrí sem predovšetkým vplyv vlastnej spotreby meracích prístrojov. Pri presnejšom posudzovaní mohli by sme zaradiť do tejto skupiny pôsobenie meracích prístrojov aj prostredníctvom ich magnetických a elektrických polí na meraný objekt. </text:span></text:p>
      <text:p text:style-name="P14"><text:span text:style-name="T41">Chyby metódy</text:span><text:span text:style-name="T10"> </text:span><text:span text:style-name="T40">eliminujeme použitím meracích prístrojov s </text:span></text:p>
      <text:p text:style-name="P14"><text:soft-page-break/><text:span text:style-name="T40">o najmenšou spotrebou, rozborom metódy merania a príslušnou úpravou výsledku vzhľadom na vlastnú spotrebu meracích prístrojov. Chyby spôsobené magnetickým resp. elektrickým poľom meracieho prístroja na meraný objekt sú podstatne menšie ako napr. chyby meracích prístrojov a preto ich neuvažujeme. </text:span></text:p>
      <text:p text:style-name="P16"/>
      <text:p text:style-name="P14"><text:span text:style-name="T9">Chyby experimentátora</text:span><text:span text:style-name="T40"> (spätné pôsobenie obsluhy, zlé odčítavanie)</text:span><text:span text:style-name="T17"> </text:span><text:span text:style-name="T40">Do tejto skupiny patrí široký sortiment do úvahy prichádzajúcich omylov a nedôsledností zo strany experimentátora, ktoré môžu rozhodujúcim spôsobom ovplyvniť výsledok, prípadne ho úplne znehodnotiť. Patrí sem nesprávna voľba meracej metódy, nesprávne zapojenie meracích prístrojov alebo typu meracích prístrojov, použitie nefunk</text:span></text:p>
      <text:p text:style-name="P14"><text:span text:style-name="T40">ného meracieho prístroja (neoverený, bez nastavenia nuly), nesprávne použitie meracích prístrojov (napr. nedodržaná poloha), atď. Druhú podskupinu tvorí nesprávne od</text:span></text:p>
      <text:p text:style-name="P14"><text:span text:style-name="T40">ítanie</text:span></text:p>
      <text:p text:style-name="P14"><text:span text:style-name="T40">(nedôsledné, zaokrúhľovanie, od</text:span></text:p>
      <text:p text:style-name="P14"><text:span text:style-name="T40">ítanie výchylky na stupnici bez zrkadla (paralaxa), nesprávna</text:span></text:p>
      <text:p text:style-name="P14"><text:span text:style-name="T40">interpolácia na stupnici) a napokon patrí sem aj nesprávny výpo</text:span></text:p>
      <text:p text:style-name="P14"><text:span text:style-name="T40">et meranej hodnoty z od</text:span></text:p>
      <text:p text:style-name="P14"><text:span text:style-name="T40">ítanej</text:span></text:p>
      <text:p text:style-name="P14"><text:span text:style-name="T40">výchylky. </text:span></text:p>
      <text:p text:style-name="P14"><text:span text:style-name="T41">Chyby experimentátora</text:span><text:span text:style-name="T10"> </text:span><text:span text:style-name="T40">eliminujeme odpovedajúcou kvalifikáciou obsluhy a jej motiváciou </text:span></text:p>
      <text:p text:style-name="P14"><text:span text:style-name="T40">( napr. finan</text:span></text:p>
      <text:p text:style-name="P14"><text:span text:style-name="T40">nou ), tak aby zodpovedne a sústredene odborne pracovala.</text:span></text:p>
      <text:p text:style-name="P16"/>
      <text:p text:style-name="P14"><text:span text:style-name="T9">Chyby meracích prístrojov </text:span><text:span text:style-name="T40">(rušivé vplyvy vnútorného pôvodu (teplota, elektromagnetické polia), vonkajšie rušivé vplyvy, rušenie prostredníctvom nestability elektrickej siete)</text:span><text:span text:style-name="T17"> </text:span><text:span text:style-name="T40">Sú to chyby vznikajúce v meracom prístroji. Tieto chyby rozdeľujeme na dve skupiny : </text:span><text:span text:style-name="T10">Základné chyby </text:span><text:span text:style-name="T40">sú tie, ktoré merací prístroj vykazuje pri meraní ustálených hodnôt a za referen</text:span></text:p>
      <text:p text:style-name="P14"><text:span text:style-name="T40">ných (výrobcom udaných) vonkajších podmienok.</text:span></text:p>
      <text:p text:style-name="P14"><text:span text:style-name="T10">Doplnkové chyby </text:span><text:span text:style-name="T40">sú spôsobené vonkajšími rušivými vplyvmi nad referen</text:span></text:p>
      <text:p text:style-name="P14"><text:span text:style-name="T40">nú úroveň.</text:span></text:p>
      <text:p text:style-name="P14"><text:span text:style-name="T40">Pôvod základných chýb je : - v nepresnosti výroby</text:span></text:p>
      <text:p text:style-name="P14"><text:span text:style-name="T40">- v nepresnej kalibrácií</text:span></text:p>
      <text:p text:style-name="P14"><text:span text:style-name="T40">- v pôsobení vnútorných rušivých magnetických a elektrických polí</text:span></text:p>
      <text:p text:style-name="P14"><text:span text:style-name="T40">- v oteplení spôsobenom vlastnou spotrebou prístroja</text:span></text:p>
      <text:p text:style-name="P14"><text:span text:style-name="T40">- v starnutí materiálu sú</text:span></text:p>
      <text:p text:style-name="P14"><text:span text:style-name="T40">iastok (permanentné magnety, odporníky,</text:span></text:p>
      <text:p text:style-name="P14"><text:span text:style-name="T40">pružiny</text:span></text:p>
      <text:p text:style-name="P14"><text:span text:style-name="T40">- v opotrebovaní, alebo preťažení prístroja</text:span></text:p>
      <text:p text:style-name="P14"><text:span text:style-name="T40">- v prívodných vodi</text:span></text:p>
      <text:p text:style-name="P14"><text:span text:style-name="T40">och</text:span></text:p>
      <text:p text:style-name="P14"><text:span text:style-name="T40">U analógových meracích prístrojov (klasických) pôvod chýb ešte je:</text:span></text:p>
      <text:p text:style-name="P14"><text:span text:style-name="T40">-v pôsobení vnútorných rušivých mechanických síl (trenie, lepenie)</text:span></text:p>
      <text:p text:style-name="P14"><text:span text:style-name="T40">U </text:span></text:p>
      <text:p text:style-name="P14"><text:span text:style-name="T40">íslicových meracích prístrojov je pôvod chýb ešte:</text:span></text:p>
      <text:p text:style-name="P14"><text:span text:style-name="T40">- v nespojitosti analógovo-</text:span></text:p>
      <text:p text:style-name="P14"><text:span text:style-name="T40">íslicového prevodu.</text:span></text:p>
      <text:p text:style-name="P14"><text:span text:style-name="T40">Základné chyby navonok reprezentuje udaná presnosť meracieho prístroja – jeho kvalita. Použijeme preto kvalitnejší merací prístroj. (My ako užívatelia nemáme možnosť zasahovať do konštrukcie prístroja.) Zvýšenú presnosť výsledku merania môžeme dosiahnuť viacnásobným meraním (len ak sa </text:span><text:soft-page-break/><text:span text:style-name="T40">jedná o ustálenú hodnotu meranej veli</text:span></text:p>
      <text:p text:style-name="P14"><text:span text:style-name="T40">iny) a vyhodnotením nameraných hodnôt pomocou štatistickej matematiky . Z pohľadu eliminácie tejto chyby je jedno </text:span></text:p>
      <text:p text:style-name="P14"><text:span text:style-name="T40">i meriame sú</text:span></text:p>
      <text:p text:style-name="P14"><text:span text:style-name="T40">asne na viacerých prístrojoch, alebo viackrát meranie opakujeme s jedným prístrojom tej istej presnosti.</text:span></text:p>
      <text:p text:style-name="P14"><text:span text:style-name="T40">Doplnkové chyby eliminujeme rôznym spôsobom podľa ich pôvodu. Podľa úrovne</text:span></text:p>
      <text:p text:style-name="P14"><text:span text:style-name="T40">týchto chýb ich prí</text:span></text:p>
      <text:p text:style-name="P14"><text:span text:style-name="T40">iny delíme do troch skupín :</text:span></text:p>
      <text:p text:style-name="P14"><text:span text:style-name="T10">a) Rušivé vplyvy s veľkým ú</text:span></text:p>
      <text:p text:style-name="P14"><text:span text:style-name="T10">inkom: </text:span><text:span text:style-name="T40">magnetické pole, elektrické pole, teplota, mechanické</text:span></text:p>
      <text:p text:style-name="P14"><text:span text:style-name="T40">otrasy, ne</text:span></text:p>
      <text:p text:style-name="P14"><text:span text:style-name="T40">istoty.</text:span></text:p>
      <text:p text:style-name="P14"><text:span text:style-name="T40"><text:tab/></text:span><text:span text:style-name="T10">Eliminácia vplyvu magnetického poľa </text:span><text:span text:style-name="T40">sa dosahuje pomocou tieniacich krytov. Tieto</text:span></text:p>
      <text:p text:style-name="P14"><text:span text:style-name="T40">môžu byť buď z magneticky dobre vodivého materiálu napr. permaloy (zliatina železa a niklu) </text:span></text:p>
      <text:p text:style-name="P14"><text:span text:style-name="T40">ím</text:span></text:p>
      <text:p text:style-name="P14"><text:span text:style-name="T40">sa magnetické pole vo vnútri podstatne oslabí a to jednosmerné aj striedavé, alebo môžu byť</text:span></text:p>
      <text:p text:style-name="P14"><text:span text:style-name="T40">z elektricky dobre vodivého materiálu (meď, hliník). V druhom prípade v striedavom magnetickom</text:span></text:p>
      <text:p text:style-name="P14"><text:span text:style-name="T40">poli vznikajú v kryte vírivé prúdy, ktoré svojim ú</text:span></text:p>
      <text:p text:style-name="P14"><text:span text:style-name="T40">inkom pôsobia proti prí</text:span></text:p>
      <text:p text:style-name="P14"><text:span text:style-name="T40">ine ich vzniku, </text:span></text:p>
      <text:p text:style-name="P14"><text:span text:style-name="T40">ím sa</text:span></text:p>
      <text:p text:style-name="P14"><text:span text:style-name="T40">striedavé magnetické pole vo vnútri krytu zoslabuje. Elimina</text:span></text:p>
      <text:p text:style-name="P14"><text:span text:style-name="T40">ný ú</text:span></text:p>
      <text:p text:style-name="P14"><text:span text:style-name="T40">inok tienenia sa podstatne zvýši,</text:span></text:p>
      <text:p text:style-name="P14"><text:span text:style-name="T40">ak prístroj alebo len jeho oto</text:span></text:p>
      <text:p text:style-name="P14"><text:span text:style-name="T40">ný systém (hlavná funk</text:span></text:p>
      <text:p text:style-name="P14"><text:span text:style-name="T40">ná </text:span></text:p>
      <text:p text:style-name="P14"><text:span text:style-name="T40">asť) je uložený vo viacnásobnom kryte. </text:span></text:p>
      <text:p text:style-name="P14"><text:span text:style-name="T40"><text:tab/></text:span><text:span text:style-name="T10">Eliminácia vplyvu elektrického poľa </text:span><text:span text:style-name="T40">sa dosahuje podobne tieniacim krytom z</text:span></text:p>
      <text:p text:style-name="P14"><text:span text:style-name="T40">elektricky dobre vodivého materiálu ( meď, mosadz, hliník, resp zliatiny železa, výnimo</text:span></text:p>
      <text:p text:style-name="P14"><text:span text:style-name="T40">ne</text:span></text:p>
      <text:p text:style-name="P14"><text:span text:style-name="T40">striebro ). Kryt tvorí ekvipotenciálnu plochu , teda plochu na ktorej je všade rovnaký elektrický</text:span></text:p>
      <text:p text:style-name="P14"><text:span text:style-name="T40">potenciál. Potom v jej vnútri intenzita elektrického poľa bude nulová. Tienenie je ú</text:span></text:p>
      <text:p text:style-name="P14"><text:span text:style-name="T40">inné proti</text:span></text:p>
      <text:p text:style-name="P14"><text:span text:style-name="T40">jednosmernému aj striedavému elektrickému poľu. </text:span></text:p>
      <text:p text:style-name="P14"><text:span text:style-name="T40"><text:tab/></text:span><text:span text:style-name="T10">Eliminácia vplyvov teploty. </text:span><text:span text:style-name="T40">Vplyv teploty sa rušivo prejavuje zmenou hodnoty</text:span></text:p>
      <text:p text:style-name="P14"><text:span text:style-name="T40">pasívnych prvkov v prístroji. Eliminácia tohto vplyvu sa dosahuje rôznymi kompenza</text:span></text:p>
      <text:p text:style-name="P14"><text:span text:style-name="T40">nými</text:span></text:p>
      <text:p text:style-name="P14"><text:span text:style-name="T40">zapojeniami týchto prvkov, použitím teplotne málo závislých materiálov, ustálením teploty vo</text:span></text:p>
      <text:p text:style-name="P14"><text:span text:style-name="T40">všetkých sú</text:span></text:p>
      <text:p text:style-name="P14"><text:span text:style-name="T40">iastkach meracieho prístroja (niekedy až po 1 hodine jeho prevádzky). </text:span></text:p>
      <text:p text:style-name="P14"><text:span text:style-name="T40"><text:tab/></text:span><text:span text:style-name="T10">Eliminácia vplyvu otrasov </text:span><text:span text:style-name="T40">sa dosahuje odpružením meracieho prístroja od</text:span></text:p>
      <text:p text:style-name="P14"><text:span text:style-name="T40">podkladu (gumové nôžky). Toto odpruženie chráni zároveň prístroj od poškodenia pri jeho</text:span></text:p>
      <text:p text:style-name="P14"><text:span text:style-name="T40">prekladaní a manipulácií s ním. </text:span></text:p>
      <text:p text:style-name="P14"><text:span text:style-name="T40"><text:tab/></text:span><text:span text:style-name="T10">Eliminácia vplyvu ne</text:span></text:p>
      <text:p text:style-name="P14"><text:span text:style-name="T10">istôt</text:span><text:span text:style-name="T40">. Rozoznávame dva druhy ne</text:span></text:p>
      <text:p text:style-name="P14"><text:span text:style-name="T40">istôt. Elektricky vodivé pôsobia</text:span></text:p>
      <text:p text:style-name="P14"><text:span text:style-name="T40">rušivo na povrchu elektricky nevodivých </text:span></text:p>
      <text:p text:style-name="P14"><text:span text:style-name="T40">astí, tým že vzájomne spájajú elektricky vodivé</text:span></text:p>
      <text:p text:style-name="P14"><text:soft-page-break/><text:span text:style-name="T40">(odkryté) miesta napr. pripojovacie svorky prístroja. Elektricky nevodivé ne</text:span></text:p>
      <text:p text:style-name="P14"><text:span text:style-name="T40">istoty ( napr. prach)</text:span></text:p>
      <text:p text:style-name="P14"><text:span text:style-name="T40">pôsobia rušivo na rozoberateľných spojoch (napr. svorky prístroja). V obidvoch prípadoch ne</text:span></text:p>
      <text:p text:style-name="P14"><text:span text:style-name="T40">istoty</text:span></text:p>
      <text:p text:style-name="P14"><text:span text:style-name="T40">odstránime buď ofukovaním, prachovým štetcom alebo kontakty resp. svorky prípravkom</text:span></text:p>
      <text:p text:style-name="P14"><text:span text:style-name="T40">“Kontox”, liehom, benzínom , na neprístupných miestach v prevedení „ spray“. </text:span></text:p>
      <text:p text:style-name="P14"><text:span text:style-name="T10">b) Rušivé vplyvy s malým ú</text:span></text:p>
      <text:p text:style-name="P14"><text:span text:style-name="T10">inkom : </text:span><text:span text:style-name="T40">Ovzdušie (jeho vlhkosť, tlak, prúdenie, chemické</text:span></text:p>
      <text:p text:style-name="P14"><text:span text:style-name="T40">zloženie) a žiarenie (svetelné, ultrafialové, röntgenové, rádioaktívne a iné).</text:span></text:p>
      <text:p text:style-name="P14"><text:span text:style-name="T19">Š</text:span><text:span text:style-name="T10">pecifické rušivé vplyvy. </text:span><text:span text:style-name="T40">Vyskytujú sa len pri elektronických prístrojoch. Patrí sem kolísanie napájacieho napätia a bludné prúdy v prípade, že jednu vstupnú svorku majú uzemnenú.</text:span></text:p>
      <text:p text:style-name="P16"/>
      <text:p text:style-name="P14"><text:span text:style-name="T9">Chyby v meracom obvode</text:span><text:span text:style-name="T40"> (rušivé veli</text:span></text:p>
      <text:p text:style-name="P14"><text:span text:style-name="T40">iny pôsobiace na merací obvod (vodi</text:span></text:p>
      <text:p text:style-name="P14"><text:span text:style-name="T40">e)) Sú tie, ktoré vznikajú v meracom obvode následkom tzv. rušivých vplyvov, t.j. iných priamo nesledovaných, ale meranú veli</text:span></text:p>
      <text:p text:style-name="P14"><text:span text:style-name="T40">inu ovplyvňujúcich fyzikálnych veli</text:span></text:p>
      <text:p text:style-name="P14"><text:span text:style-name="T40">ín. Patrí sem predovšetkým pôsobenie magnetického</text:span></text:p>
      <text:p text:style-name="P14"><text:span text:style-name="T40">a elektrického poľa, teplota, otrasy, ne</text:span></text:p>
      <text:p text:style-name="P14"><text:span text:style-name="T40">istoty. Zvláštnu pozornosť v obvodoch s malým odporom si</text:span></text:p>
      <text:p text:style-name="P14"><text:span text:style-name="T40">zaslúžia prechodové odpory na rozoberateľných spojoch (svorky, prepína</text:span></text:p>
      <text:p text:style-name="P14"><text:span text:style-name="T40">e), pretože tieto môžu</text:span></text:p>
      <text:p text:style-name="P14"><text:span text:style-name="T40">rozhodujúcim spôsobom ovplyvniť veli</text:span></text:p>
      <text:p text:style-name="P14"><text:span text:style-name="T40">iny v obvode až po nefunk</text:span></text:p>
      <text:p text:style-name="P14"><text:span text:style-name="T40">nosť príslušného zariadenia.</text:span></text:p>
      <text:p text:style-name="P14"><text:span text:style-name="T40">Hodnota odporu sa môže meniť v rozmedzí 10</text:span><text:span text:style-name="T31">-1</text:span><text:span text:style-name="T40"> ÷ 10</text:span><text:span text:style-name="T31">-4</text:span><text:span text:style-name="T40"> Ω a závisí na kvalite sty</text:span></text:p>
      <text:p text:style-name="P14"><text:span text:style-name="T40">nej plochy</text:span></text:p>
      <text:p text:style-name="P14"><text:span text:style-name="T40">(rovinatosť, hladkosť), na prítla</text:span></text:p>
      <text:p text:style-name="P14"><text:span text:style-name="T40">nej sile, na oxida</text:span></text:p>
      <text:p text:style-name="P14"><text:span text:style-name="T40">nej vrstve a prípadných ne</text:span></text:p>
      <text:p text:style-name="P14"><text:span text:style-name="T40">istotách.</text:span></text:p>
      <text:p text:style-name="P14"><text:span text:style-name="T41">Chyby meracieho obvodu e</text:span><text:span text:style-name="T40">liminujeme podobným spôsobom ako v prípade meracieho prístroja. Vo</text:span></text:p>
      <text:p text:style-name="P14"><text:span text:style-name="T40">i ú</text:span></text:p>
      <text:p text:style-name="P14"><text:span text:style-name="T40">inkom magnetického a elektrického poľa sa chránime použitím tienených vodi</text:span></text:p>
      <text:p text:style-name="P14"><text:span text:style-name="T40">ov. Vo</text:span></text:p>
      <text:p text:style-name="P14"><text:span text:style-name="T40">i vplyvom teploty sa chránime kompenza</text:span></text:p>
      <text:p text:style-name="P14"><text:span text:style-name="T40">ným zapojením, ustálením teploty, použitím teplotne málo závislých pasívnych prvkov (napr. z manganínu). V obidvoch s malým jednosmerným napätím vplyv prípadného termonapätia eliminujeme zmenou polarity zdroja a meracích prístrojov v druhom meraní a výsledok stanovíme ako priemer z obidvoch. Ne</text:span></text:p>
      <text:p text:style-name="P14"><text:span text:style-name="T40">istoty odstránime zhodne ako v prípade meracích prístrojov. Rušivý vplyv v prechodových odporoch eliminujeme tým, že použijeme rozoberateľné spoje (vypína</text:span></text:p>
      <text:p text:style-name="P14"><text:span text:style-name="T40">e) s kvalitnými kontaktmi (hladký povrch, materiál: zlato, kadmium, mosadz), s definovanou prítla</text:span></text:p>
      <text:p text:style-name="P14"><text:span text:style-name="T40">nou silou a povrch kontaktov udržujeme v </text:span></text:p>
      <text:p text:style-name="P14"><text:span text:style-name="T40">istote. Eliminácia tohto vplyvu sa dosahuje v niektorých prípadoch štvorvodi</text:span></text:p>
      <text:p text:style-name="P14"><text:span text:style-name="T40">ovým zapojením (meranie malých odporov).</text:span></text:p>
      <text:p text:style-name="P16"/>
      <text:p text:style-name="P16"/>
      <text:p text:style-name="P14"><text:soft-page-break/><draw:frame draw:style-name="fr3" draw:name="Obrázok 14" text:anchor-type="as-char" svg:width="6.3in" svg:height="4.1201in" draw:z-index="7"><draw:image xlink:href="Pictures/2000006100004C2D000031D039749E9C.wmf" xlink:type="simple" xlink:show="embed" xlink:actuate="onLoad"/></draw:frame></text:p>
      <text:p text:style-name="P16"/>
      <text:p text:style-name="P16"/>
      <text:p text:style-name="P14"><text:span text:style-name="T1"/></text:p>
      <text:p text:style-name="P13"><text:span text:style-name="T1">10.Presnosť merania a jej stanovenie.</text:span></text:p>
      <text:p text:style-name="P21"/>
      <text:p text:style-name="P14"><text:span text:style-name="T40">Kvantitatívne stanovenie presnosti merania je možné vykonať len pri existencií</text:span></text:p>
      <text:p text:style-name="P14"><text:span text:style-name="T40">náhodných chýb v meracom procese t.j. predpokladáme, že omyly a systematické chyby boli úplne</text:span></text:p>
      <text:p text:style-name="P14"><text:span text:style-name="T40">eliminované. Pri ur</text:span></text:p>
      <text:p text:style-name="P14"><text:span text:style-name="T40">ovaní presnosti merania resp. chyby merania môžeme postupovať v podstate</text:span></text:p>
      <text:p text:style-name="P14"><text:span text:style-name="T40">dvoma spôsobmi : </text:span></text:p>
      <text:p text:style-name="P14"><text:span text:style-name="T10">1. Výpo</text:span></text:p>
      <text:p text:style-name="P14"><text:span text:style-name="T10">tom z výrobcom zaru</text:span></text:p>
      <text:p text:style-name="P14"><text:span text:style-name="T10">enej presnosti </text:span><text:span text:style-name="T40">použitých meracích prístrojov. </text:span></text:p>
      <text:p text:style-name="P14"><text:span text:style-name="T10"><text:tab/></text:span><text:span text:style-name="T41">Výhody : Možnosť prehľadného a rýchleho porovnania kvality rôznych prístrojov. Medzinárodná normalizácia. Jednoduchá kontrola meracích prístrojov (overovanie). K vyhodnoteniu presnosti merania posta</text:span></text:p>
      <text:p text:style-name="P14"><text:span text:style-name="T41">uje len jedna nameraná hodnota.</text:span></text:p>
      <text:p text:style-name="P14"><text:span text:style-name="T41"><text:tab/>Nevýhody:</text:span><text:span text:style-name="T10"> </text:span><text:span text:style-name="T41">Skuto</text:span></text:p>
      <text:p text:style-name="P14"><text:span text:style-name="T41">ná chyba meracieho prístroja pri dodržiavaní vzťažných podmienok merania je spravidla menšia ako zaru</text:span></text:p>
      <text:p text:style-name="P14"><text:span text:style-name="T41">ovaná výrobcom teda iná. ( Výrobca zaru</text:span></text:p>
      <text:p text:style-name="P14"><text:span text:style-name="T41">uje neprekro</text:span></text:p>
      <text:p text:style-name="P14"><text:span text:style-name="T41">enie maximálnej chyby. ) Pri nedodržaní vzťažných podmienok merania záruka presnosti neplatí. Takto vyjadrená presnosť merania nezahrňuje v sebe pôsobenie rušivých vplyvov na celý merací obvod, v ktorom je ten-ktorý merací prístroj zapojený. </text:span></text:p>
      <text:p text:style-name="P14"><text:span text:style-name="T41">Výrobcom zaru</text:span></text:p>
      <text:p text:style-name="P14"><text:span text:style-name="T41">ovaná presnosť v sebe obsahuje záruky, že absolútna hodnota kombinácie akýchkoľvek systematických a náhodných chýb vnútorného pôvodu neprekro</text:span></text:p>
      <text:p text:style-name="P14"><text:span text:style-name="T41">í danúmedzu v rámci celého rozsahu. Táto záruka však platí len pri dodržaní vzťažných podmienok, ktoré vyjadrujú prípustnú úroveň vonkajších rušivých vplyvov. <text:s/></text:span></text:p>
      <text:p text:style-name="P14"><text:span text:style-name="T10">Pri analógových meracích prístrojoch </text:span><text:span text:style-name="T41">sa presnosť vyjadruje triedou presnosti, </text:span><text:span text:style-name="T10">trieda presnosti </text:span><text:span text:style-name="T41">je maximálne dovolená (výrobcom zaru</text:span></text:p>
      <text:p text:style-name="P14"><text:span text:style-name="T41">ená) relatívna chyba meracieho prístroja vyjadrená v percentách najvä</text:span></text:p>
      <text:p text:style-name="P14"><text:span text:style-name="T41">šej hodnoty meracieho rozsahu. Trieda presnosti (δtp) je normovaná radou : 0,1; 0,2; 0,5; 1; 1,5; 2,5; 5. </text:span></text:p>
      <text:p text:style-name="P14"><text:span text:style-name="T41">Z triedy presnosti ur</text:span></text:p>
      <text:p text:style-name="P14"><text:span text:style-name="T41">íme </text:span><text:span text:style-name="T10">maximálnu absolútnu chybu </text:span><text:span text:style-name="T41">ΔX</text:span><text:span text:style-name="T38">mx</text:span></text:p>
      <text:p text:style-name="P17"/>
      <text:p text:style-name="P14"><draw:frame draw:style-name="fr4" draw:name="Object3" text:anchor-type="as-char" svg:width="1.052in" svg:height="0.4181in" draw:z-index="8"><draw:object xlink:href="./Object 4" xlink:type="simple" xlink:show="embed" xlink:actuate="onLoad"/><draw:image xlink:href="./ObjectReplacements/Object 4" xlink:type="simple" xlink:show="embed" xlink:actuate="onLoad"/><svg:desc>formula</svg:desc></draw:frame></text:p>
      <text:p text:style-name="P14"><text:span text:style-name="T41">X</text:span><text:span text:style-name="T38">r</text:span><text:span text:style-name="T41"> – maximálna hodnota rozsahu</text:span></text:p>
      <text:p text:style-name="P14"><text:span text:style-name="T10">Maximálna dovolená relatívna chyba </text:span><text:span text:style-name="T41">jednotlivého merania δ</text:span><text:span text:style-name="T38">x mx</text:span></text:p>
      <text:p text:style-name="P17"/>
      <text:p text:style-name="P28"><draw:frame draw:style-name="fr4" draw:name="Object4" text:anchor-type="as-char" svg:width="1.2362in" svg:height="0.4181in" draw:z-index="9"><draw:object xlink:href="./Object 5" xlink:type="simple" xlink:show="embed" xlink:actuate="onLoad"/><draw:image xlink:href="./ObjectReplacements/Object 5" xlink:type="simple" xlink:show="embed" xlink:actuate="onLoad"/><svg:desc>formula</svg:desc></draw:frame><text:span text:style-name="T23"><text:tab/><text:tab/></text:span><draw:frame draw:style-name="fr4" draw:name="Object5" text:anchor-type="as-char" svg:width="0.7402in" svg:height="0.2091in" draw:z-index="10"><draw:object xlink:href="./Object 6" xlink:type="simple" xlink:show="embed" xlink:actuate="onLoad"/><draw:image xlink:href="./ObjectReplacements/Object 6" xlink:type="simple" xlink:show="embed" xlink:actuate="onLoad"/><svg:desc>formula</svg:desc></draw:frame><text:span text:style-name="T23"> </text:span></text:p>
      <text:p text:style-name="P20"/>
      <text:p text:style-name="P14"><text:span text:style-name="T23">X – nameraná hodnota</text:span></text:p>
      <text:p text:style-name="P14"><text:span text:style-name="T23">Vidíme, že ak nameraná hodnota sa blíži k nule, maximálne prípustná relatívna chyba bude vzrastať teoreticky do nekone</text:span></text:p>
      <text:p text:style-name="P14"><text:span text:style-name="T23">na. Meranie v blízkosti nuly preto nemá zmysel. Ako ešte prípustná bola stanovená trojnásobná relatívna chyba v porovnaní s triedou presnosti. Z tejto požiadavky vyplynulo tretinové odstupňovanie rozsahov analógových meracích prístrojov (100; 30; 10; 3 ...)</text:span></text:p>
      <text:p text:style-name="P14"><text:soft-page-break/><text:span text:style-name="T20">Pri </text:span></text:p>
      <text:p text:style-name="P14"><text:span text:style-name="T20">íslicových meracích prístrojoch</text:span><text:span text:style-name="T23"> je presnosť ur</text:span></text:p>
      <text:p text:style-name="P14"><text:span text:style-name="T23">ená vzťahom pre maximálne prípustnú relatívnu chybu </text:span></text:p>
      <text:p text:style-name="P20"/>
      <text:p text:style-name="P14"><draw:frame draw:style-name="fr4" draw:name="Object6" text:anchor-type="as-char" svg:width="1.3752in" svg:height="0.4181in" draw:z-index="11"><draw:object xlink:href="./Object 7" xlink:type="simple" xlink:show="embed" xlink:actuate="onLoad"/><draw:image xlink:href="./ObjectReplacements/Object 7" xlink:type="simple" xlink:show="embed" xlink:actuate="onLoad"/><svg:desc>formula</svg:desc></draw:frame></text:p>
      <text:p text:style-name="P14"><text:span text:style-name="T41">δ</text:span><text:span text:style-name="T38">1mx </text:span><text:span text:style-name="T41">– chyba údaja</text:span></text:p>
      <text:p text:style-name="P14"><text:span text:style-name="T41">δ</text:span><text:span text:style-name="T38">2mx</text:span><text:span text:style-name="T41"> – chyba rozsahu</text:span></text:p>
      <text:p text:style-name="P14"><text:span text:style-name="T41">X</text:span><text:span text:style-name="T38">r</text:span><text:span text:style-name="T41"> – hodnota rozsahu</text:span></text:p>
      <text:p text:style-name="P14"><text:span text:style-name="T41">X – nameraná hodnota</text:span></text:p>
      <text:p text:style-name="P14"><text:span text:style-name="T41">Nakoľko stupnica </text:span></text:p>
      <text:p text:style-name="P14"><text:span text:style-name="T41">íslicového prístroja je v dekadickej </text:span></text:p>
      <text:p text:style-name="P14"><text:span text:style-name="T41">íselnej sústave má prístroj v niektorých prípadoch aj dekadické odstupňovanie rozsahov, v takom prípade môže sa stať, že sme nútení merať v blízkosti desatiny rozsahu. Potom druhý </text:span></text:p>
      <text:p text:style-name="P14"><text:span text:style-name="T41">len vzťahu (5.3) sa zvä</text:span></text:p>
      <text:p text:style-name="P14"><text:span text:style-name="T41">ší skoro desaťkrát a úsudok, že malé hodnoty <text:s/>δ</text:span><text:span text:style-name="T38">1mx</text:span><text:span text:style-name="T41"> <text:s/>a δ</text:span><text:span text:style-name="T38">2mx</text:span><text:span text:style-name="T41"> <text:s/>zaru</text:span></text:p>
      <text:p text:style-name="P14"><text:span text:style-name="T41">ujú veľkú presnosť merania bude falošný.</text:span></text:p>
      <text:p text:style-name="P14"><text:span text:style-name="T41">Pri viacerých </text:span><text:span text:style-name="T10">meracích prístrojoch, merajúcich fyzikálnu veli</text:span></text:p>
      <text:p text:style-name="P14"><text:span text:style-name="T10">inu nepriamo</text:span><text:span text:style-name="T41"> sa maximálne prípustná relatívna chyba ur</text:span></text:p>
      <text:p text:style-name="P14"><text:span text:style-name="T41">í zo vzťahu</text:span></text:p>
      <text:p text:style-name="P17"/>
      <text:p text:style-name="P14"><text:span text:style-name="T2">X = f(A,B)</text:span></text:p>
      <text:p text:style-name="P17"/>
      <text:p text:style-name="P14"><draw:frame draw:style-name="fr4" draw:name="Object7" text:anchor-type="as-char" svg:width="2.6102in" svg:height="0.4752in" draw:z-index="12"><draw:object xlink:href="./Object 8" xlink:type="simple" xlink:show="embed" xlink:actuate="onLoad"/><draw:image xlink:href="./ObjectReplacements/Object 8" xlink:type="simple" xlink:show="embed" xlink:actuate="onLoad"/><svg:desc>formula</svg:desc></draw:frame><text:span text:style-name="T2"> </text:span></text:p>
      <text:p text:style-name="P23"/>
      <text:p text:style-name="P23"/>
      <text:p text:style-name="P17"/>
      <text:p text:style-name="P17"/>
      <text:p text:style-name="P25"/>
      <text:p text:style-name="P14"><text:soft-page-break/><text:span text:style-name="T10">2. Pomocou štatistickej matematiky </text:span><text:span text:style-name="T41">z hodnôt získaných opakovaním merania za rovnakých podmienok. Stanovenie presnosti merania vyhodnotením nameraných hodnôt pomocou štatistickej</text:span></text:p>
      <text:p text:style-name="P14"><text:span text:style-name="T41">matematiky <text:s/>používa sa v prípade potreby dôslednejšie stanoviť presnosť merania. Je ho možné uplatniť tam, kde je možné meranie viackrát opakovať, alebo merať hodnoty veli</text:span></text:p>
      <text:p text:style-name="P14"><text:span text:style-name="T41">iny sú</text:span></text:p>
      <text:p text:style-name="P14"><text:span text:style-name="T41">asne viacerými meracími prístrojmi.</text:span></text:p>
      <text:p text:style-name="P25"/>
      <text:p text:style-name="P14"><text:span text:style-name="T10">Stanovenie presnosti merania zo základného súboru</text:span><text:span text:style-name="T41"> </text:span><text:span text:style-name="T40">ak máme k dispozícii veľký po</text:span></text:p>
      <text:p text:style-name="P14"><text:span text:style-name="T40">et nameraných hodnôt (približne 1000), takýto súbor</text:span><text:span text:style-name="T41"> </text:span><text:span text:style-name="T40">považujeme z hľadiska štatistickej matematiky za tzv. </text:span><text:span text:style-name="T10">základný súbor </text:span><text:span text:style-name="T40">a platí pre neho </text:span><text:span text:style-name="T10">Gaussov</text:span><text:span text:style-name="T41"> </text:span><text:span text:style-name="T10">zákon normálneho rozdelenia </text:span><text:span text:style-name="T40">(GZNR) a to tým presnejšie, </text:span></text:p>
      <text:p text:style-name="P14"><text:span text:style-name="T40">ím sa jedná o menšie náhodné chyby. Vyjadruje hustotu základných chýb.</text:span></text:p>
      <text:p text:style-name="P16"/>
      <text:p text:style-name="P15"><draw:frame draw:style-name="fr4" draw:name="Object8" text:anchor-type="as-char" svg:width="1.0673in" svg:height="0.4071in" draw:z-index="13"><draw:object xlink:href="./Object 9" xlink:type="simple" xlink:show="embed" xlink:actuate="onLoad"/><draw:image xlink:href="./ObjectReplacements/Object 9" xlink:type="simple" xlink:show="embed" xlink:actuate="onLoad"/><svg:desc>formula</svg:desc></draw:frame><text:span text:style-name="T2"> <text:tab/><text:tab/> </text:span><draw:frame draw:style-name="fr4" draw:name="Object9" text:anchor-type="as-char" svg:width="0.7846in" svg:height="0.4319in" draw:z-index="14"><draw:object xlink:href="./Object 10" xlink:type="simple" xlink:show="embed" xlink:actuate="onLoad"/><draw:image xlink:href="./ObjectReplacements/Object 10" xlink:type="simple" xlink:show="embed" xlink:actuate="onLoad"/><svg:desc>formula</svg:desc></draw:frame><text:span text:style-name="T2"> <text:tab/><text:tab/></text:span><draw:frame draw:style-name="fr4" draw:name="Object10" text:anchor-type="as-char" svg:width="1.2701in" svg:height="0.7181in" draw:z-index="15"><draw:object xlink:href="./Object 11" xlink:type="simple" xlink:show="embed" xlink:actuate="onLoad"/><draw:image xlink:href="./ObjectReplacements/Object 11" xlink:type="simple" xlink:show="embed" xlink:actuate="onLoad"/><svg:desc>formula</svg:desc></draw:frame></text:p>
      <text:p text:style-name="P16"/>
      <text:p text:style-name="P15"><draw:frame draw:style-name="fr4" draw:name="Object11" text:anchor-type="as-char" svg:width="0.8402in" svg:height="0.4484in" draw:z-index="16"><draw:object xlink:href="./Object 12" xlink:type="simple" xlink:show="embed" xlink:actuate="onLoad"/><draw:image xlink:href="./ObjectReplacements/Object 12" xlink:type="simple" xlink:show="embed" xlink:actuate="onLoad"/><svg:desc>formula</svg:desc></draw:frame><text:span text:style-name="T1"><text:tab/><text:tab/></text:span><draw:frame draw:style-name="fr4" draw:name="Object12" text:anchor-type="as-char" svg:width="0.8201in" svg:height="0.2091in" draw:z-index="17"><draw:object xlink:href="./Object 13" xlink:type="simple" xlink:show="embed" xlink:actuate="onLoad"/><draw:image xlink:href="./ObjectReplacements/Object 13" xlink:type="simple" xlink:show="embed" xlink:actuate="onLoad"/><svg:desc>formula</svg:desc></draw:frame></text:p>
      <text:p text:style-name="P16"><draw:frame draw:style-name="fr2" draw:name="Obrázok 15" text:anchor-type="char" svg:x="0.7217in" svg:y="0.1374in" svg:width="5.3965in" svg:height="3.4583in" draw:z-index="32"><draw:image xlink:href="Pictures/20000009000076DF00004C3669539B99.wmf"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text:span text:style-name="T10">VlastnostiGZNR</text:span><text:span text:style-name="T40">:</text:span></text:p>
      <text:p text:style-name="P14"><text:span text:style-name="T40">a) Pravdepodobnosť výskytu náhodných chýb je tým vä</text:span></text:p>
      <text:p text:style-name="P14"><text:span text:style-name="T40">šia, </text:span></text:p>
      <text:p text:style-name="P14"><text:span text:style-name="T40">ím je ich hodnota menšia. </text:span></text:p>
      <text:p text:style-name="P14"><text:span text:style-name="T40">Malé chyby sa vyskytujú častejšie ako veľké chyby.</text:span></text:p>
      <text:p text:style-name="P14"><text:span text:style-name="T40">b) Rovnako veľké chyby opa</text:span></text:p>
      <text:p text:style-name="P14"><text:span text:style-name="T40">ného znamienka sa vyskytujú rovnako </text:span></text:p>
      <text:p text:style-name="P14"><text:soft-page-break/><text:span text:style-name="T40">asto. (Funkcia je symetrická.)</text:span></text:p>
      <text:p text:style-name="P14"><text:span text:style-name="T40">c) Pravdepodobnosť výskytu náhodnej chyby o hodnote ± σ (tzv. smerodajná odchýlka ) je 0,683 t.j. <text:s text:c="8"/>68,3 %.</text:span></text:p>
      <text:p text:style-name="P14"><text:span text:style-name="T40">d) Pre pravdepodobnosť 99,7 % pokladanú všeobecne za istotu je potrebné uvažovať</text:span></text:p>
      <text:p text:style-name="P14"><text:span text:style-name="T40">chybu o trojnásobnej hodnote, akú má smerodajná odchýlka a nazývame ju </text:span><text:span text:style-name="T10">krajná chyba (χ) kappa</text:span></text:p>
      <text:p text:style-name="P14"><text:span text:style-name="T40">ϰ = 3σ <text:s/>pϰ = 0,997 </text:span></text:p>
      <text:p text:style-name="P16"/>
      <text:p text:style-name="P14"><text:span text:style-name="T40">Vzhľadom k uvedeným okolnostiam bude skuto</text:span></text:p>
      <text:p text:style-name="P14"><text:span text:style-name="T40">ná hodnota meranej veli</text:span></text:p>
      <text:p text:style-name="P14"><text:span text:style-name="T40">iny s pravdepodobnosťou 99,7 % sa nachádzať v rozmedzi hodnôt xa ± χ teda :</text:span></text:p>
      <text:p text:style-name="P16"/>
      <text:p text:style-name="P14"><text:span text:style-name="T40"><text:tab/><text:tab/><text:tab/><text:tab/><text:tab/>X = X</text:span><text:span text:style-name="T36">a</text:span><text:span text:style-name="T40"> ± ϰ</text:span></text:p>
      <text:p text:style-name="P14"><text:span text:style-name="T1"/></text:p>
      <text:p text:style-name="P13"><text:span text:style-name="T1">11.Meranie elektrického napätia.</text:span></text:p>
      <text:p text:style-name="P21"/>
      <text:p text:style-name="P14"><text:span text:style-name="T40">Elektrické napätie je definované ako rozdiel dvoch potenciálov. Hlavnou jednotkou</text:span></text:p>
      <text:p text:style-name="P14"><text:span text:style-name="T40">elektrického napätia je 1 volt, ktorá je definovaná ako rozdiel potenciálov medzi dvoma koncami</text:span></text:p>
      <text:p text:style-name="P14"><text:span text:style-name="T40">vodi</text:span></text:p>
      <text:p text:style-name="P14"><text:span text:style-name="T40">a, do ktorého stály prúd 1 A dodáva výkon 1 W.</text:span></text:p>
      <text:p text:style-name="P14"><text:span text:style-name="T40">Meracie prístroje ur</text:span></text:p>
      <text:p text:style-name="P14"><text:span text:style-name="T40">ené na priame meranie elektrického napätia sa nazývajú voltmetre,</text:span></text:p>
      <text:p text:style-name="P14"><text:span text:style-name="T40">podľa jeho hlavnej jednotky. </text:span><text:span text:style-name="T10">V obvode voltmeter zapájame paralelne k objektu, na ktorom</text:span></text:p>
      <text:p text:style-name="P14"><text:span text:style-name="T10">chceme odmerať elektrické napätie</text:span><text:span text:style-name="T40">. Zapojením voltmetra do elektrického obvodu sa však zmení</text:span></text:p>
      <text:p text:style-name="P14"><text:span text:style-name="T40">(klesne) jeho impedancia, zvýši sa celkový prúd prechádzajúci meraným obvodom o prúd</text:span></text:p>
      <text:p text:style-name="P14"><text:span text:style-name="T40">prechádzajúci voltmetrom. Dôsledkom tejto zmeny je zníženie napätia na meranom objekte, ktorý</text:span></text:p>
      <text:p text:style-name="P14"><text:span text:style-name="T40">predstavuje chybu metódy. </text:span></text:p>
      <text:p text:style-name="P14"><text:span text:style-name="T40">Etalón elektrického napätia vzhľadom ku svojej funkcii má </text:span></text:p>
      <text:p text:style-name="P14"><text:span text:style-name="T40">o najlepšie spĺňať nasledujúce</text:span></text:p>
      <text:p text:style-name="P14"><text:span text:style-name="T40">požiadavky:</text:span></text:p>
      <text:p text:style-name="P14"><text:span text:style-name="T40">1. Časová stálosť elektrického napätia.</text:span></text:p>
      <text:p text:style-name="P14"><text:span text:style-name="T40">2. Malá a presne definovaná závislosť napätia od teploty.</text:span></text:p>
      <text:p text:style-name="P14"><text:span text:style-name="T40">3. Malý vnútorný odpor.</text:span></text:p>
      <text:p text:style-name="P14"><text:span text:style-name="T40">Skupinu klasických etalónov tvoria galvanické </text:span></text:p>
      <text:p text:style-name="P14"><text:span text:style-name="T40">lánky, z nich daným požiadavkám</text:span></text:p>
      <text:p text:style-name="P14"><text:span text:style-name="T40">najlepšie vyhovuje Westonov </text:span></text:p>
      <text:p text:style-name="P14"><text:span text:style-name="T40">lánok. Tvorí ho sklenená zatavená nádoba v tvare písmena H</text:span></text:p>
      <text:p text:style-name="P14"><text:span text:style-name="T40">s chemikáliami.</text:span></text:p>
      <text:p text:style-name="P16"><draw:frame draw:style-name="fr2" draw:name="Obrázok 17" text:anchor-type="char" svg:x="1.6134in" svg:y="0.1756in" svg:width="3.5165in" svg:height="2.6346in" draw:z-index="33"><draw:image xlink:href="Pictures/200000090000389D00002A73F0B4460E.wmf"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text:span text:style-name="T27">Vlastnosti:</text:span></text:p>
      <text:p text:style-name="P14"><text:span text:style-name="T40">1. Elektrické napätie</text:span></text:p>
      <text:p text:style-name="P14"><text:span text:style-name="T28">U</text:span><text:span text:style-name="T40"> = 1,01865 pri 20 °C</text:span></text:p>
      <text:p text:style-name="P14"><text:span text:style-name="T40">Jeho nestálosť je cca 1μV/1rok a závisí od </text:span></text:p>
      <text:p text:style-name="P14"><text:span text:style-name="T40">istoty chemikálií a skla. Jednotlivé </text:span></text:p>
      <text:p text:style-name="P14"><text:span text:style-name="T40">lánky majú</text:span></text:p>
      <text:p text:style-name="P14"><text:soft-page-break/><text:span text:style-name="T40">napätie podľa certifikátu a vzájomne sa líšia najviac o 100μV.</text:span></text:p>
      <text:p text:style-name="P14"><text:span text:style-name="T40">2. Teplotná závislosť napätia je malá, a je daná Taylorovým rozkladom</text:span></text:p>
      <text:p text:style-name="P14"><text:span text:style-name="T40">Býva udaná tabelárne. Pri najpresnejších meraniach je napriek tomu potrebné niekoľko</text:span></text:p>
      <text:p text:style-name="P14"><text:span text:style-name="T40">hodín pred meraním udržiavať konštantnú teplotu jeho okolia.</text:span></text:p>
      <text:p text:style-name="P14"><text:span text:style-name="T40">3. Vnútorný odpor býva niekoľko sto ohmov a s </text:span></text:p>
      <text:p text:style-name="P14"><text:span text:style-name="T40">asom sa zvä</text:span></text:p>
      <text:p text:style-name="P14"><text:span text:style-name="T40">šuje.</text:span></text:p>
      <text:p text:style-name="P14"><text:span text:style-name="T40">Pri jeho používaní je maximálny zaťažovací prúd 1μA a </text:span></text:p>
      <text:p text:style-name="P14"><text:span text:style-name="T40">lánok sa </text:span><text:span text:style-name="T10">nikdy nesmie skratovať</text:span></text:p>
      <text:p text:style-name="P14"><text:span text:style-name="T10">ani preklopi</text:span><text:span text:style-name="T40">ť, pretože by sa jeho chemikálie zmiešali a </text:span></text:p>
      <text:p text:style-name="P14"><text:span text:style-name="T40">lánok by bol zni</text:span></text:p>
      <text:p text:style-name="P14"><text:span text:style-name="T40">ený.</text:span></text:p>
      <text:p text:style-name="P14"><text:span text:style-name="T40">Vo všeobecnosti elektrické napätie meriame voltmetrom, ktorý môže byť výchylkový alebo</text:span></text:p>
      <text:p text:style-name="P14"><text:span text:style-name="T40">bez výchylky (kompenza</text:span></text:p>
      <text:p text:style-name="P14"><text:span text:style-name="T40">ný). Voltmeter pripájame k meranému objektu paralelne.</text:span></text:p>
      <text:p text:style-name="P14"><text:span text:style-name="T40">Voľba vhodného voltmetra bude závisieť od požadovanej presnosti merania, od možnosti</text:span></text:p>
      <text:p text:style-name="P14"><text:span text:style-name="T40">zaťaženia meraného objektu, od veľkosti meraného napätia, od úrovne a povahy rušenia, od</text:span></text:p>
      <text:p text:style-name="P14"><text:span text:style-name="T40">dostupnosti meracieho prístroja resp. finan</text:span></text:p>
      <text:p text:style-name="P14"><text:span text:style-name="T40">ných možností objednávateľa merania. </text:span></text:p>
      <text:p text:style-name="P16"/>
      <text:p text:style-name="P14"><text:span text:style-name="T10">Meranie jednosmerného elektrického napätia </text:span></text:p>
      <text:p text:style-name="P16"/>
      <text:p text:style-name="P14"><text:span text:style-name="T40">Pripojením výchylkového voltmetra do meracieho obvodu vzniká chyba metódy, ktorá je</text:span></text:p>
      <text:p text:style-name="P14"><text:span text:style-name="T40">spôsobená jeho vlastnou spotrebou a je odvodená pri praktickom meraní. </text:span></text:p>
      <text:p text:style-name="P16"/>
      <text:p text:style-name="P16"><draw:frame draw:style-name="fr2" draw:name="Obrázok 19" text:anchor-type="char" svg:x="1.4016in" svg:y="-0.0008in" svg:width="3.198in" svg:height="1.9626in" draw:z-index="34"><draw:image xlink:href="Pictures/20000075000040770000278AE3E9809F.wmf"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draw:frame draw:style-name="fr4" draw:name="Object13" text:anchor-type="as-char" svg:width="3.3882in" svg:height="0.6516in" draw:z-index="18"><draw:object xlink:href="./Object 14" xlink:type="simple" xlink:show="embed" xlink:actuate="onLoad"/><draw:image xlink:href="./ObjectReplacements/Object 14" xlink:type="simple" xlink:show="embed" xlink:actuate="onLoad"/><svg:desc>formula</svg:desc></draw:frame><text:span text:style-name="T1"> </text:span></text:p>
      <text:p text:style-name="P22"/>
      <text:p text:style-name="P15"><draw:frame draw:style-name="fr4" draw:name="Object14" text:anchor-type="as-char" svg:width="1.2016in" svg:height="0.4425in" draw:z-index="19"><draw:object xlink:href="./Object 15" xlink:type="simple" xlink:show="embed" xlink:actuate="onLoad"/><draw:image xlink:href="./ObjectReplacements/Object 15" xlink:type="simple" xlink:show="embed" xlink:actuate="onLoad"/><svg:desc>formula</svg:desc></draw:frame><text:span text:style-name="T1"><text:tab/><text:tab/></text:span><draw:frame draw:style-name="fr4" draw:name="Object15" text:anchor-type="as-char" svg:width="1.3134in" svg:height="0.4882in" draw:z-index="20"><draw:object xlink:href="./Object 16" xlink:type="simple" xlink:show="embed" xlink:actuate="onLoad"/><draw:image xlink:href="./ObjectReplacements/Object 16" xlink:type="simple" xlink:show="embed" xlink:actuate="onLoad"/><svg:desc>formula</svg:desc></draw:frame><text:span text:style-name="T1"> <text:tab/></text:span><draw:frame draw:style-name="fr4" draw:name="Object16" text:anchor-type="as-char" svg:width="0.8783in" svg:height="0.4425in" draw:z-index="21"><draw:object xlink:href="./Object 17" xlink:type="simple" xlink:show="embed" xlink:actuate="onLoad"/><draw:image xlink:href="./ObjectReplacements/Object 17" xlink:type="simple" xlink:show="embed" xlink:actuate="onLoad"/><svg:desc>formula</svg:desc></draw:frame><text:span text:style-name="T1"> </text:span></text:p>
      <text:p text:style-name="P22"/>
      <text:p text:style-name="P15"><draw:frame draw:style-name="fr4" draw:name="Object17" text:anchor-type="as-char" svg:width="1.211in" svg:height="0.461in" draw:z-index="22"><draw:object xlink:href="./Object 18" xlink:type="simple" xlink:show="embed" xlink:actuate="onLoad"/><draw:image xlink:href="./ObjectReplacements/Object 18" xlink:type="simple" xlink:show="embed" xlink:actuate="onLoad"/><svg:desc>formula</svg:desc></draw:frame><text:span text:style-name="T1"><text:tab/></text:span><draw:frame draw:style-name="fr4" draw:name="Object18" text:anchor-type="as-char" svg:width="1.0661in" svg:height="0.4425in" draw:z-index="23"><draw:object xlink:href="./Object 19" xlink:type="simple" xlink:show="embed" xlink:actuate="onLoad"/><draw:image xlink:href="./ObjectReplacements/Object 19" xlink:type="simple" xlink:show="embed" xlink:actuate="onLoad"/><svg:desc>formula</svg:desc></draw:frame><text:span text:style-name="T1"> </text:span></text:p>
      <text:p text:style-name="P21"><text:soft-page-break/></text:p>
      <text:p text:style-name="P14"><text:span text:style-name="T40">ΔU – odchýlka merania napätia<text:tab/><text:tab/>δ</text:span><text:span text:style-name="T36">U </text:span><text:span text:style-name="T40">– relatívna odchýlka merania napätia </text:span></text:p>
      <text:p text:style-name="P14"><text:span text:style-name="T40">Pri meraní jednosmerného napätia môžeme použiť voltmeter fungujúci na kompenza</text:span></text:p>
      <text:p text:style-name="P14"><text:span text:style-name="T40">nom princípe <text:s/>t.j. merané napätie (</text:span><text:span text:style-name="T28">UX</text:span><text:span text:style-name="T40">) vykompenzujeme (vyrovnáme) známym (kompenza</text:span></text:p>
      <text:p text:style-name="P14"><text:span text:style-name="T40">ným - </text:span><text:span text:style-name="T28">UK</text:span><text:span text:style-name="T40">) . Rovnosť napätí potvrdzuje nulový indikátor (nulový rozdiel medzi nimi).</text:span></text:p>
      <text:p text:style-name="P16"><draw:frame draw:style-name="fr2" draw:name="Obrázok 20" text:anchor-type="char" svg:x="1.6819in" svg:y="0.0728in" svg:width="3.2811in" svg:height="2.3646in" draw:z-index="35"><draw:image xlink:href="Pictures/2000000900002B6400001F499D59111A.wmf"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text:span text:style-name="T40">Potenciometer P je kalibrovaný priamo v jednotkách meraného napätia pre ktoré platí: </text:span></text:p>
      <text:p text:style-name="P16"/>
      <text:p text:style-name="P15"><draw:frame draw:style-name="fr4" draw:name="Object19" text:anchor-type="as-char" svg:width="1.8957in" svg:height="0.4425in" draw:z-index="24"><draw:object xlink:href="./Object 20" xlink:type="simple" xlink:show="embed" xlink:actuate="onLoad"/><draw:image xlink:href="./ObjectReplacements/Object 20" xlink:type="simple" xlink:show="embed" xlink:actuate="onLoad"/><svg:desc>formula</svg:desc></draw:frame><text:span text:style-name="T1"><text:tab/> </text:span></text:p>
      <text:p text:style-name="P16"/>
      <text:p text:style-name="P14"><text:span text:style-name="T40">Nakoľko medzi meraným objektom (</text:span><text:span text:style-name="T28">UX</text:span><text:span text:style-name="T40">) a voltmetrom (</text:span><text:span text:style-name="T28">UK</text:span><text:span text:style-name="T40">) vo vykompenzovanom stave nepreteká prúd, kompenza</text:span></text:p>
      <text:p text:style-name="P14"><text:span text:style-name="T40">ný voltmeter nemá spotrebu, a preto nespôsobuje chybu metódy. Táto výhoda je však vyslúžená jeho podstatne zložitejšou zostavou oproti výchylkovému voltmetru. </text:span></text:p>
      <text:p text:style-name="P14"><text:span text:style-name="T10">Meranie striedavého elektrického napätia </text:span></text:p>
      <text:p text:style-name="P25"/>
      <text:p text:style-name="P14"><text:span text:style-name="T40">Pri výbere optimálneho voltmetra na meranie konkrétneho striedavého elektrického napätia</text:span></text:p>
      <text:p text:style-name="P14"><text:span text:style-name="T40">je potrebné okrem hľadísk uplatňovaných pri výbere jednosmerného voltmetra vziať do úvahy aj</text:span></text:p>
      <text:p text:style-name="P14"><text:span text:style-name="T40">ďalšie skuto</text:span></text:p>
      <text:p text:style-name="P14"><text:span text:style-name="T40">nosti.</text:span></text:p>
      <text:p text:style-name="P14"><text:span text:style-name="T40">Pred vlastným meraním musíme vedieť, ktorú z definovaných hodnôt striedavého napätia</text:span></text:p>
      <text:p text:style-name="P14"><text:span text:style-name="T40">chceme merať – efektívnu, strednú alebo maximálnu. Ak to nie je na voltmetri zvlášť vyzna</text:span></text:p>
      <text:p text:style-name="P14"><text:span text:style-name="T40">ené,</text:span></text:p>
      <text:p text:style-name="P14"><text:span text:style-name="T40">znamená to, že meria efektívnu hodnotu. Stupnice voltmetrov sú kalibrované na efektívnu hodnotu</text:span></text:p>
      <text:p text:style-name="P14"><text:span text:style-name="T40">harmonického priebehu. </text:span></text:p>
      <text:p text:style-name="P14"><text:span text:style-name="T40">Okrem odhadovanej amplitúdy musíme mať vedomosti aj o frekvencii meraného napätia, ak</text:span></text:p>
      <text:p text:style-name="P14"><text:span text:style-name="T40">sa nejedná o sieťovú frekvenciu. Frekvencia meraného napätia sa musí nachádzať vo frekven</text:span></text:p>
      <text:p text:style-name="P14"><text:span text:style-name="T40">nom</text:span></text:p>
      <text:p text:style-name="P14"><text:span text:style-name="T40">rozsahu použitého voltmetra. </text:span></text:p>
      <text:p text:style-name="P14"><text:span text:style-name="T40">V prípade, že merané napätie má neharmonický priebeh, tak situácia je najzložitejšia. Na jej</text:span></text:p>
      <text:p text:style-name="P14"><text:span text:style-name="T40">posúdenie sú potrebné širšie vedomosti o meracích prístrojoch. V tomto prípade ostáva nádej, že</text:span></text:p>
      <text:p text:style-name="P14"><text:span text:style-name="T40">situácia bude popísaná v návode na použitie príslušného voltmetra. </text:span></text:p>
      <text:p text:style-name="P14"><text:span text:style-name="T40">Okrem výchylkových voltmetrov môžeme použiť aj striedavé kompenzátory. Dve striedavé</text:span></text:p>
      <text:p text:style-name="P14"><text:span text:style-name="T40">elektrické napätia sú však vykompenzované, ak majú až štyri parametre zhodné:</text:span></text:p>
      <text:p text:style-name="P14"><text:soft-page-break/><text:span text:style-name="T40">1. Amplitúdu .</text:span></text:p>
      <text:p text:style-name="P14"><text:span text:style-name="T40">2. Fázu .</text:span></text:p>
      <text:p text:style-name="P14"><text:span text:style-name="T40">3. Frekvenciu.</text:span></text:p>
      <text:p text:style-name="P14"><text:span text:style-name="T40">4. Tvar </text:span></text:p>
      <text:p text:style-name="P14"><text:span text:style-name="T40">asového priebehu.</text:span></text:p>
      <text:p text:style-name="P14"><text:span text:style-name="T40">Kompenzátorom vieme zistiť prvé dva. Ďalšie dva parametre musia byť dané (zaru</text:span></text:p>
      <text:p text:style-name="P14"><text:span text:style-name="T40">ené)</text:span></text:p>
      <text:p text:style-name="P14"><text:span text:style-name="T40">vopred.</text:span></text:p>
      <text:p text:style-name="P14"><text:span text:style-name="T40">Na meranie veľkého striedavého napätia (nad 400V), sa k voltmetrom používajú napäťové</text:span></text:p>
      <text:p text:style-name="P14"><text:span text:style-name="T40">meracie transformátory. Na veľmi vysoké napätie rádovo 100kV elektrostatické voltmetre.</text:span></text:p>
      <text:p text:style-name="P1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erif" svg:font-family="'Liberation Serif'" style:font-family-generic="roman" style:font-pitch="variable"/>
    <style:font-face style:name="TimesNewRoman" svg:font-family="TimesNewRoman" style:font-family-generic="roman" style:font-pitch="variable"/>
    <style:font-face style:name="TimesNewRoman,Bold" svg:font-family="'TimesNewRoman,Bold'"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TimesNewRoman1" svg:font-family="TimesNewRoman" style:font-family-generic="system" style:font-pitch="variable"/>
    <style:font-face style:name="TimesNewRoman,Bold1" svg:font-family="'TimesNewRoman,Bold'"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4T21:41:15</meta:creation-date>
    <dc:date>2013-01-24T21:54:26</dc:date>
    <meta:editing-duration>P0D</meta:editing-duration>
    <meta:editing-cycles>1</meta:editing-cycles>
    <meta:document-statistic meta:table-count="2" meta:image-count="16" meta:object-count="20" meta:page-count="29" meta:paragraph-count="777" meta:word-count="4864" meta:character-count="31935" meta:non-whitespace-character-count="27578"/>
    <meta:generator>LibreOffice/3.5$Linux_x86 LibreOffice_project/350m1$Build-2</meta:generator>
  </office:meta>
</office:document-meta>
</file>

<file path=Object 1/content.xml><?xml version="1.0" encoding="utf-8"?>
<math xmlns="http://www.w3.org/1998/Math/MathML">
  <semantics>
    <mrow>
      <mrow>
        <msub>
          <mrow>
            <mi>U</mi>
          </mrow>
          <mrow>
            <mi>v</mi>
          </mrow>
        </msub>
        <mo stretchy="false">=</mo>
        <mfrac>
          <mrow>
            <mo stretchy="false">−</mo>
            <mrow>
              <msub>
                <mrow>
                  <mi>R</mi>
                </mrow>
                <mrow>
                  <mi>x</mi>
                </mrow>
              </msub>
            </mrow>
          </mrow>
          <mrow>
            <mi>R</mi>
          </mrow>
        </mfrac>
      </mrow>
      <mi>.</mi>
      <mi>U</mi>
    </mrow>
    <annotation encoding="StarMath 5.0">{U} rsub {v} =- {{R} rsub {x}} over {R} .U</annotation>
  </semantics>
</math>
</file>

<file path=Object 10/content.xml><?xml version="1.0" encoding="utf-8"?>
<math xmlns="http://www.w3.org/1998/Math/MathML">
  <semantics>
    <mrow>
      <mrow>
        <mi>h</mi>
        <mo stretchy="false">=</mo>
        <mfrac>
          <mrow>
            <mn>1</mn>
          </mrow>
          <mrow>
            <msub>
              <mrow>
                <mi>σ</mi>
              </mrow>
              <mrow>
                <mi>x</mi>
              </mrow>
            </msub>
            <msqrt>
              <mrow>
                <mn>2π</mn>
              </mrow>
            </msqrt>
          </mrow>
        </mfrac>
      </mrow>
    </mrow>
    <annotation encoding="StarMath 5.0">h= {1} over {{σ} rsub {x} sqrt {2π}}</annotation>
  </semantics>
</math>
</file>

<file path=Object 11/content.xml><?xml version="1.0" encoding="utf-8"?>
<math xmlns="http://www.w3.org/1998/Math/MathML">
  <semantics>
    <mrow>
      <mrow>
        <msub>
          <mrow>
            <mi>σ</mi>
          </mrow>
          <mrow>
            <mi>x</mi>
          </mrow>
        </msub>
        <mo stretchy="false">=</mo>
        <msqrt>
          <mrow>
            <mfrac>
              <mrow>
                <mrow>
                  <munderover>
                    <mo stretchy="false">∑</mo>
                    <mrow>
                      <mrow>
                        <mi>i</mi>
                        <mo stretchy="false">=</mo>
                        <mn>1</mn>
                      </mrow>
                    </mrow>
                    <mrow>
                      <mi>n</mi>
                    </mrow>
                  </munderover>
                  <mrow>
                    <msup>
                      <mrow>
                        <mfenced open="(" close=")">
                          <mrow>
                            <mrow>
                              <msub>
                                <mrow>
                                  <mi>x</mi>
                                </mrow>
                                <mrow>
                                  <mi>i</mi>
                                </mrow>
                              </msub>
                              <mo stretchy="false">−</mo>
                              <msub>
                                <mrow>
                                  <mi>x</mi>
                                </mrow>
                                <mrow>
                                  <mi>a</mi>
                                </mrow>
                              </msub>
                            </mrow>
                          </mrow>
                        </mfenced>
                      </mrow>
                      <mrow>
                        <mn>2</mn>
                      </mrow>
                    </msup>
                  </mrow>
                </mrow>
              </mrow>
              <mrow>
                <mi>h</mi>
              </mrow>
            </mfrac>
          </mrow>
        </msqrt>
      </mrow>
    </mrow>
    <annotation encoding="StarMath 5.0">{σ} rsub {x} = sqrt {{sum from {i=1} to {n} {{left ({x} rsub {i} - {x} rsub {a} right )} ^ {2}}} over {h}}</annotation>
  </semantics>
</math>
</file>

<file path=Object 12/content.xml><?xml version="1.0" encoding="utf-8"?>
<math xmlns="http://www.w3.org/1998/Math/MathML">
  <semantics>
    <mrow>
      <mrow>
        <msub>
          <mrow>
            <mi>x</mi>
          </mrow>
          <mrow>
            <mi>a</mi>
          </mrow>
        </msub>
        <mo stretchy="false">=</mo>
        <mfrac>
          <mrow>
            <mn>1</mn>
          </mrow>
          <mrow>
            <mi>n</mi>
          </mrow>
        </mfrac>
      </mrow>
      <mrow>
        <munderover>
          <mo stretchy="false">∑</mo>
          <mrow>
            <mrow>
              <mi>i</mi>
              <mo stretchy="false">=</mo>
              <mn>1</mn>
            </mrow>
          </mrow>
          <mrow>
            <mi>n</mi>
          </mrow>
        </munderover>
        <mrow>
          <msub>
            <mrow>
              <mi>x</mi>
            </mrow>
            <mrow>
              <mi>i</mi>
            </mrow>
          </msub>
        </mrow>
      </mrow>
    </mrow>
    <annotation encoding="StarMath 5.0">{x} rsub {a} = {1} over {n} sum from {i=1} to {n} {{x} rsub {i}}</annotation>
  </semantics>
</math>
</file>

<file path=Object 13/content.xml><?xml version="1.0" encoding="utf-8"?>
<math xmlns="http://www.w3.org/1998/Math/MathML">
  <semantics>
    <mrow>
      <mrow>
        <msub>
          <mrow>
            <mi>x</mi>
          </mrow>
          <mrow>
            <mi>i</mi>
          </mrow>
        </msub>
        <mo stretchy="false">=</mo>
        <mrow>
          <msub>
            <mrow>
              <mi>X</mi>
            </mrow>
            <mrow>
              <mi>i</mi>
            </mrow>
          </msub>
          <mo stretchy="false">−</mo>
          <msub>
            <mrow>
              <mi>X</mi>
            </mrow>
            <mrow>
              <mi>a</mi>
            </mrow>
          </msub>
        </mrow>
      </mrow>
    </mrow>
    <annotation encoding="StarMath 5.0">{x} rsub {i} = {X} rsub {i} - {X} rsub {a}</annotation>
  </semantics>
</math>
</file>

<file path=Object 14/content.xml><?xml version="1.0" encoding="utf-8"?>
<math xmlns="http://www.w3.org/1998/Math/MathML">
  <semantics>
    <mrow>
      <mrow>
        <mrow>
          <mrow>
            <mrow>
              <msub>
                <mrow>
                  <mi>δ</mi>
                </mrow>
                <mrow>
                  <mi>U</mi>
                </mrow>
              </msub>
              <mo stretchy="false">=</mo>
              <mfrac>
                <mrow>
                  <mo stretchy="false">−</mo>
                  <mrow>
                    <mi>∆</mi>
                    <mi>U</mi>
                  </mrow>
                </mrow>
                <mrow>
                  <mi>U</mi>
                </mrow>
              </mfrac>
            </mrow>
            <mo stretchy="false">=</mo>
            <mfrac>
              <mrow>
                <mo stretchy="false">−</mo>
                <mrow>
                  <msub>
                    <mrow>
                      <mi>R</mi>
                    </mrow>
                    <mrow>
                      <mi>i</mi>
                    </mrow>
                  </msub>
                  <mi>.</mi>
                  <msub>
                    <mrow>
                      <mi>I</mi>
                    </mrow>
                    <mrow>
                      <mi>i</mi>
                    </mrow>
                  </msub>
                </mrow>
              </mrow>
              <mrow>
                <mi>U</mi>
              </mrow>
            </mfrac>
          </mrow>
          <mo stretchy="false">=</mo>
          <mfrac>
            <mrow>
              <mo stretchy="false">−</mo>
              <mrow>
                <msub>
                  <mrow>
                    <mi>R</mi>
                  </mrow>
                  <mrow>
                    <mi>i</mi>
                  </mrow>
                </msub>
                <mfrac>
                  <mrow>
                    <mrow>
                      <mi>U</mi>
                      <mo stretchy="false">−</mo>
                      <mi>∆</mi>
                    </mrow>
                    <mi>U</mi>
                  </mrow>
                  <mrow>
                    <msub>
                      <mrow>
                        <mi>R</mi>
                      </mrow>
                      <mrow>
                        <mi>V</mi>
                      </mrow>
                    </msub>
                  </mrow>
                </mfrac>
              </mrow>
            </mrow>
            <mrow>
              <mi>U</mi>
            </mrow>
          </mfrac>
        </mrow>
        <mo stretchy="false">=</mo>
        <mfrac>
          <mrow>
            <mo stretchy="false">−</mo>
            <mrow>
              <msub>
                <mrow>
                  <mi>R</mi>
                </mrow>
                <mrow>
                  <mi>i</mi>
                </mrow>
              </msub>
            </mrow>
          </mrow>
          <mrow>
            <msub>
              <mrow>
                <mi>R</mi>
              </mrow>
              <mrow>
                <mi>V</mi>
              </mrow>
            </msub>
          </mrow>
        </mfrac>
      </mrow>
      <mfenced open="(" close=")">
        <mrow>
          <mrow>
            <mn>1</mn>
            <mo stretchy="false">+</mo>
            <msub>
              <mrow>
                <mi>δ</mi>
              </mrow>
              <mrow>
                <mi>U</mi>
              </mrow>
            </msub>
          </mrow>
        </mrow>
      </mfenced>
    </mrow>
    <annotation encoding="StarMath 5.0">{δ} rsub {U} =- {∆U} over {U} =- {{R} rsub {i} . {I} rsub {i}} over {U} =- {{R} rsub {i} {U-∆U} over {{R} rsub {V}}} over {U} =- {{R} rsub {i}} over {{R} rsub {V}} left (1+ {δ} rsub {U} right )</annotation>
  </semantics>
</math>
</file>

<file path=Object 15/content.xml><?xml version="1.0" encoding="utf-8"?>
<math xmlns="http://www.w3.org/1998/Math/MathML">
  <semantics>
    <mrow>
      <mrow>
        <msub>
          <mrow>
            <mi>δ</mi>
          </mrow>
          <mrow>
            <mi>U</mi>
          </mrow>
        </msub>
        <mo stretchy="false">+</mo>
        <msub>
          <mrow>
            <mi>δ</mi>
          </mrow>
          <mrow>
            <mi>U</mi>
          </mrow>
        </msub>
      </mrow>
      <mrow>
        <mfrac>
          <mrow>
            <msub>
              <mrow>
                <mi>R</mi>
              </mrow>
              <mrow>
                <mi>i</mi>
              </mrow>
            </msub>
          </mrow>
          <mrow>
            <msub>
              <mrow>
                <mi>R</mi>
              </mrow>
              <mrow>
                <mi>v</mi>
              </mrow>
            </msub>
          </mrow>
        </mfrac>
        <mo stretchy="false">=</mo>
        <mfrac>
          <mrow>
            <mo stretchy="false">−</mo>
            <mrow>
              <msub>
                <mrow>
                  <mi>R</mi>
                </mrow>
                <mrow>
                  <mi>i</mi>
                </mrow>
              </msub>
            </mrow>
          </mrow>
          <mrow>
            <msub>
              <mrow>
                <mi>R</mi>
              </mrow>
              <mrow>
                <mi>v</mi>
              </mrow>
            </msub>
          </mrow>
        </mfrac>
      </mrow>
    </mrow>
    <annotation encoding="StarMath 5.0">{δ} rsub {U} + {δ} rsub {U} {{R} rsub {i}} over {{R} rsub {v}} =- {{R} rsub {i}} over {{R} rsub {v}}</annotation>
  </semantics>
</math>
</file>

<file path=Object 16/content.xml><?xml version="1.0" encoding="utf-8"?>
<math xmlns="http://www.w3.org/1998/Math/MathML">
  <semantics>
    <mrow>
      <msub>
        <mrow>
          <mi>δ</mi>
        </mrow>
        <mrow>
          <mi>U</mi>
        </mrow>
      </msub>
      <mrow>
        <mfenced open="(" close=")">
          <mrow>
            <mfrac>
              <mrow>
                <mrow>
                  <msub>
                    <mrow>
                      <mi>R</mi>
                    </mrow>
                    <mrow>
                      <mi>i</mi>
                    </mrow>
                  </msub>
                  <mo stretchy="false">+</mo>
                  <msub>
                    <mrow>
                      <mi>R</mi>
                    </mrow>
                    <mrow>
                      <mi>V</mi>
                    </mrow>
                  </msub>
                </mrow>
              </mrow>
              <mrow>
                <msub>
                  <mrow>
                    <mi>R</mi>
                  </mrow>
                  <mrow>
                    <mi>V</mi>
                  </mrow>
                </msub>
              </mrow>
            </mfrac>
          </mrow>
        </mfenced>
        <mo stretchy="false">=</mo>
        <mfrac>
          <mrow>
            <mo stretchy="false">−</mo>
            <mrow>
              <msub>
                <mrow>
                  <mi>R</mi>
                </mrow>
                <mrow>
                  <mi>i</mi>
                </mrow>
              </msub>
            </mrow>
          </mrow>
          <mrow>
            <msub>
              <mrow>
                <mi>R</mi>
              </mrow>
              <mrow>
                <mi>V</mi>
              </mrow>
            </msub>
          </mrow>
        </mfrac>
      </mrow>
    </mrow>
    <annotation encoding="StarMath 5.0">{δ} rsub {U} left ({{R} rsub {i} + {R} rsub {V}} over {{R} rsub {V}} right ) =- {{R} rsub {i}} over {{R} rsub {V}}</annotation>
  </semantics>
</math>
</file>

<file path=Object 17/content.xml><?xml version="1.0" encoding="utf-8"?>
<math xmlns="http://www.w3.org/1998/Math/MathML">
  <semantics>
    <mrow>
      <mrow>
        <msub>
          <mrow>
            <mi>δ</mi>
          </mrow>
          <mrow>
            <mi>U</mi>
          </mrow>
        </msub>
        <mo stretchy="false">=</mo>
        <mfrac>
          <mrow>
            <mo stretchy="false">−</mo>
            <mrow>
              <msub>
                <mrow>
                  <mi>R</mi>
                </mrow>
                <mrow>
                  <mi>i</mi>
                </mrow>
              </msub>
            </mrow>
          </mrow>
          <mrow>
            <mrow>
              <msub>
                <mrow>
                  <mi>R</mi>
                </mrow>
                <mrow>
                  <mi>V</mi>
                </mrow>
              </msub>
              <mo stretchy="false">+</mo>
              <msub>
                <mrow>
                  <mi>R</mi>
                </mrow>
                <mrow>
                  <mi>i</mi>
                </mrow>
              </msub>
            </mrow>
          </mrow>
        </mfrac>
      </mrow>
    </mrow>
    <annotation encoding="StarMath 5.0">{δ} rsub {U} =- {{R} rsub {i}} over {{R} rsub {V} + {R} rsub {i}}</annotation>
  </semantics>
</math>
</file>

<file path=Object 18/content.xml><?xml version="1.0" encoding="utf-8"?>
<math xmlns="http://www.w3.org/1998/Math/MathML">
  <semantics>
    <mrow>
      <msub>
        <mrow>
          <mi>R</mi>
        </mrow>
        <mrow>
          <mi>V</mi>
        </mrow>
      </msub>
      <mrow>
        <mi>≥</mi>
        <mo stretchy="false">−</mo>
        <msub>
          <mrow>
            <mi>R</mi>
          </mrow>
          <mrow>
            <mi>i</mi>
          </mrow>
        </msub>
      </mrow>
      <mfenced open="(" close=")">
        <mrow>
          <mrow>
            <mfrac>
              <mrow>
                <mn>1</mn>
              </mrow>
              <mrow>
                <msub>
                  <mrow>
                    <mi>δ</mi>
                  </mrow>
                  <mrow>
                    <mi>U</mi>
                  </mrow>
                </msub>
              </mrow>
            </mfrac>
            <mo stretchy="false">+</mo>
            <mn>1</mn>
          </mrow>
        </mrow>
      </mfenced>
    </mrow>
    <annotation encoding="StarMath 5.0">{R} rsub {V} ≥- {R} rsub {i} left ({1} over {{δ} rsub {U}} +1 right )</annotation>
  </semantics>
</math>
</file>

<file path=Object 19/content.xml><?xml version="1.0" encoding="utf-8"?>
<math xmlns="http://www.w3.org/1998/Math/MathML">
  <semantics>
    <mrow>
      <msub>
        <mrow>
          <mi>R</mi>
        </mrow>
        <mrow>
          <mi>i</mi>
        </mrow>
      </msub>
      <mrow>
        <mi>≤</mi>
        <mo stretchy="false">−</mo>
        <msub>
          <mrow>
            <mi>R</mi>
          </mrow>
          <mrow>
            <mi>v</mi>
          </mrow>
        </msub>
      </mrow>
      <mfrac>
        <mrow>
          <msub>
            <mrow>
              <mi>δ</mi>
            </mrow>
            <mrow>
              <mi>U</mi>
            </mrow>
          </msub>
        </mrow>
        <mrow>
          <mrow>
            <mn>1</mn>
            <mo stretchy="false">+</mo>
            <msub>
              <mrow>
                <mi>δ</mi>
              </mrow>
              <mrow>
                <mi>U</mi>
              </mrow>
            </msub>
          </mrow>
        </mrow>
      </mfrac>
    </mrow>
    <annotation encoding="StarMath 5.0">{R} rsub {i} ≤- {R} rsub {v} {{δ} rsub {U}} over {1+ {δ} rsub {U}}</annotation>
  </semantics>
</math>
</file>

<file path=Object 2/content.xml><?xml version="1.0" encoding="utf-8"?>
<math xmlns="http://www.w3.org/1998/Math/MathML">
  <semantics>
    <mrow>
      <mrow>
        <mi>P</mi>
        <mo stretchy="false">=</mo>
        <mfrac>
          <mrow>
            <mn>1</mn>
          </mrow>
          <mrow>
            <mi>T</mi>
          </mrow>
        </mfrac>
      </mrow>
      <mrow>
        <mrow>
          <munderover>
            <mo stretchy="false">∫</mo>
            <mrow>
              <mn>0</mn>
            </mrow>
            <mrow>
              <mi>T</mi>
            </mrow>
          </munderover>
          <mrow>
            <mi mathvariant="italic">p.dt</mi>
          </mrow>
        </mrow>
        <mo stretchy="false">=</mo>
        <mfrac>
          <mrow>
            <mn>1</mn>
          </mrow>
          <mrow>
            <mi>T</mi>
          </mrow>
        </mfrac>
      </mrow>
      <mrow>
        <mrow>
          <munderover>
            <mo stretchy="false">∫</mo>
            <mrow>
              <mn>0</mn>
            </mrow>
            <mrow>
              <mi>T</mi>
            </mrow>
          </munderover>
          <mrow>
            <mi mathvariant="italic">u.i.dt</mi>
          </mrow>
        </mrow>
        <mo stretchy="false">=</mo>
        <mfrac>
          <mrow>
            <mn>1</mn>
          </mrow>
          <mrow>
            <mi>n</mi>
          </mrow>
        </mfrac>
      </mrow>
      <mrow>
        <munderover>
          <mo stretchy="false">∑</mo>
          <mrow>
            <mrow>
              <mi>i</mi>
              <mo stretchy="false">=</mo>
              <mn>1</mn>
            </mrow>
          </mrow>
          <mrow>
            <mi>p</mi>
          </mrow>
        </munderover>
        <mrow>
          <msub>
            <mrow>
              <mi>u</mi>
            </mrow>
            <mrow>
              <mi>i</mi>
            </mrow>
          </msub>
        </mrow>
      </mrow>
      <mi>.</mi>
      <msub>
        <mrow>
          <mi>i</mi>
        </mrow>
        <mrow>
          <mi>i</mi>
        </mrow>
      </msub>
    </mrow>
    <annotation encoding="StarMath 5.0">P= {1} over {T} int from {0} to {T} {p.dt} = {1} over {T} int from {0} to {T} {u.i.dt} = {1} over {n} sum from {i=1} to {p} {{u} rsub {i}} . {i} rsub {i}</annotation>
  </semantics>
</math>
</file>

<file path=Object 20/content.xml><?xml version="1.0" encoding="utf-8"?>
<math xmlns="http://www.w3.org/1998/Math/MathML">
  <semantics>
    <mrow>
      <mrow>
        <mrow>
          <msub>
            <mrow>
              <mi>U</mi>
            </mrow>
            <mrow>
              <mi>K</mi>
            </mrow>
          </msub>
          <mo stretchy="false">=</mo>
          <msub>
            <mrow>
              <mi>U</mi>
            </mrow>
            <mrow>
              <mi>X</mi>
            </mrow>
          </msub>
        </mrow>
        <mo stretchy="false">=</mo>
        <msub>
          <mrow>
            <mi>R</mi>
          </mrow>
          <mrow>
            <mi>K</mi>
          </mrow>
        </msub>
      </mrow>
      <mi>.</mi>
      <mrow>
        <msub>
          <mrow>
            <mi>I</mi>
          </mrow>
          <mrow>
            <mi>K</mi>
          </mrow>
        </msub>
        <mo stretchy="false">=</mo>
        <mfrac>
          <mrow>
            <msub>
              <mrow>
                <mi>R</mi>
              </mrow>
              <mrow>
                <mi>K</mi>
              </mrow>
            </msub>
          </mrow>
          <mrow>
            <msub>
              <mrow>
                <mi>R</mi>
              </mrow>
              <mrow>
                <mi>N</mi>
              </mrow>
            </msub>
          </mrow>
        </mfrac>
      </mrow>
      <mi>.</mi>
      <msub>
        <mrow>
          <mi>U</mi>
        </mrow>
        <mrow>
          <mi>N</mi>
        </mrow>
      </msub>
    </mrow>
    <annotation encoding="StarMath 5.0">{U} rsub {K} = {U} rsub {X} = {R} rsub {K} . {I} rsub {K} = {{R} rsub {K}} over {{R} rsub {N}} . {U} rsub {N}</annotation>
  </semantics>
</math>
</file>

<file path=Object 3/content.xml><?xml version="1.0" encoding="utf-8"?>
<math xmlns="http://www.w3.org/1998/Math/MathML">
  <semantics>
    <mrow>
      <mrow>
        <msub>
          <mrow>
            <mi>X</mi>
          </mrow>
          <mrow>
            <mi>a</mi>
          </mrow>
        </msub>
        <mo stretchy="false">=</mo>
        <mfrac>
          <mrow>
            <mn>1</mn>
          </mrow>
          <mrow>
            <mi>n</mi>
          </mrow>
        </mfrac>
      </mrow>
      <mrow>
        <munderover>
          <mo stretchy="false">∑</mo>
          <mrow>
            <mrow>
              <mi>i</mi>
              <mo stretchy="false">=</mo>
              <mn>1</mn>
            </mrow>
          </mrow>
          <mrow>
            <mi>n</mi>
          </mrow>
        </munderover>
        <mrow>
          <msub>
            <mrow>
              <mi>X</mi>
            </mrow>
            <mrow>
              <mi>i</mi>
            </mrow>
          </msub>
        </mrow>
      </mrow>
    </mrow>
    <annotation encoding="StarMath 5.0">{X} rsub {a} = {1} over {n} sum from {i=1} to {n} {{X} rsub {i}}</annotation>
  </semantics>
</math>
</file>

<file path=Object 4/content.xml><?xml version="1.0" encoding="utf-8"?>
<math xmlns="http://www.w3.org/1998/Math/MathML">
  <semantics>
    <mrow>
      <mi>∆</mi>
      <mrow>
        <msub>
          <mrow>
            <mi>X</mi>
          </mrow>
          <mrow>
            <mi mathvariant="italic">mx</mi>
          </mrow>
        </msub>
        <mo stretchy="false">=</mo>
        <mfrac>
          <mrow>
            <msub>
              <mrow>
                <mi>δ</mi>
              </mrow>
              <mrow>
                <mi mathvariant="italic">tp</mi>
              </mrow>
            </msub>
            <mi>.</mi>
            <msub>
              <mrow>
                <mi>X</mi>
              </mrow>
              <mrow>
                <mi>r</mi>
              </mrow>
            </msub>
          </mrow>
          <mrow>
            <mn>100</mn>
          </mrow>
        </mfrac>
      </mrow>
    </mrow>
    <annotation encoding="StarMath 5.0">∆ {X} rsub {mx} = {{δ} rsub {tp} . {X} rsub {r}} over {100}</annotation>
  </semantics>
</math>
</file>

<file path=Object 5/content.xml><?xml version="1.0" encoding="utf-8"?>
<math xmlns="http://www.w3.org/1998/Math/MathML">
  <semantics>
    <mrow>
      <mrow>
        <msub>
          <mrow>
            <mi>δ</mi>
          </mrow>
          <mrow>
            <mi>x</mi>
            <mi mathvariant="italic">mx</mi>
          </mrow>
        </msub>
        <mo stretchy="false">=</mo>
        <mfrac>
          <mrow>
            <msub>
              <mrow>
                <mi>∆</mi>
                <mi>X</mi>
              </mrow>
              <mrow>
                <mi mathvariant="italic">mx</mi>
              </mrow>
            </msub>
          </mrow>
          <mrow>
            <mi>X</mi>
          </mrow>
        </mfrac>
      </mrow>
      <mi>.</mi>
      <mn>100</mn>
    </mrow>
    <annotation encoding="StarMath 5.0">{δ} rsub {x mx} = {{∆X} rsub {mx}} over {X} . 100</annotation>
  </semantics>
</math>
</file>

<file path=Object 6/content.xml><?xml version="1.0" encoding="utf-8"?>
<math xmlns="http://www.w3.org/1998/Math/MathML">
  <semantics>
    <mrow>
      <msub>
        <mrow>
          <mi>δ</mi>
        </mrow>
        <mrow>
          <mi>x</mi>
          <mi mathvariant="italic">mx</mi>
        </mrow>
      </msub>
      <mi>≤</mi>
      <mn>3.tp</mn>
    </mrow>
    <annotation encoding="StarMath 5.0">{δ} rsub {x mx} ≤3.tp</annotation>
  </semantics>
</math>
</file>

<file path=Object 7/content.xml><?xml version="1.0" encoding="utf-8"?>
<math xmlns="http://www.w3.org/1998/Math/MathML">
  <semantics>
    <mrow>
      <mrow>
        <msub>
          <mrow>
            <mi>δ</mi>
          </mrow>
          <mrow>
            <mi mathvariant="italic">mx</mi>
          </mrow>
        </msub>
        <mo stretchy="false">=</mo>
        <mrow>
          <msub>
            <mrow>
              <mi>δ</mi>
            </mrow>
            <mrow>
              <mn>1mx</mn>
            </mrow>
          </msub>
          <mo stretchy="false">+</mo>
          <msub>
            <mrow>
              <mi>δ</mi>
            </mrow>
            <mrow>
              <mn>2mx</mn>
            </mrow>
          </msub>
        </mrow>
      </mrow>
      <mi>.</mi>
      <mfrac>
        <mrow>
          <msub>
            <mrow>
              <mi>X</mi>
            </mrow>
            <mrow>
              <mi>r</mi>
            </mrow>
          </msub>
        </mrow>
        <mrow>
          <mi>X</mi>
        </mrow>
      </mfrac>
    </mrow>
    <annotation encoding="StarMath 5.0">{δ} rsub {mx} = {δ} rsub {1mx} + {δ} rsub {2mx} . {{X} rsub {r}} over {X}</annotation>
  </semantics>
</math>
</file>

<file path=Object 8/content.xml><?xml version="1.0" encoding="utf-8"?>
<math xmlns="http://www.w3.org/1998/Math/MathML">
  <semantics>
    <mrow>
      <mrow>
        <msub>
          <mrow>
            <mi>δ</mi>
          </mrow>
          <mrow>
            <mi>X</mi>
            <mi mathvariant="italic">mx</mi>
          </mrow>
        </msub>
        <mo stretchy="false">=</mo>
        <mfrac>
          <mrow>
            <mn>1</mn>
          </mrow>
          <mrow>
            <mi>X</mi>
          </mrow>
        </mfrac>
      </mrow>
      <mfenced open="{" close="}">
        <mrow>
          <mrow>
            <mfenced open="∣" close="∣">
              <mrow>
                <mfrac>
                  <mrow>
                    <mi>∂</mi>
                    <mi>f</mi>
                  </mrow>
                  <mrow>
                    <mi>∂</mi>
                    <mi>A</mi>
                  </mrow>
                </mfrac>
                <msub>
                  <mrow>
                    <mi>δ</mi>
                  </mrow>
                  <mrow>
                    <mi>A</mi>
                    <mi mathvariant="italic">mx</mi>
                  </mrow>
                </msub>
                <mi>.</mi>
                <mi>A</mi>
              </mrow>
            </mfenced>
            <mo stretchy="false">+</mo>
            <mfenced open="∣" close="∣">
              <mrow>
                <mfrac>
                  <mrow>
                    <mi>∂</mi>
                    <mi>f</mi>
                  </mrow>
                  <mrow>
                    <mi>∂</mi>
                    <mi>B</mi>
                  </mrow>
                </mfrac>
                <msub>
                  <mrow>
                    <mi>δ</mi>
                  </mrow>
                  <mrow>
                    <mi>B</mi>
                    <mi mathvariant="italic">mx</mi>
                  </mrow>
                </msub>
                <mi>.</mi>
                <mi>B</mi>
              </mrow>
            </mfenced>
          </mrow>
        </mrow>
      </mfenced>
    </mrow>
    <annotation encoding="StarMath 5.0">{δ} rsub {X mx} = {1} over {X} left lbrace left lline {∂f} over {∂A} {δ} rsub {A mx} .A right rline + left lline {∂f} over {∂B} {δ} rsub {B mx} .B right rline right rbrace</annotation>
  </semantics>
</math>
</file>

<file path=Object 9/content.xml><?xml version="1.0" encoding="utf-8"?>
<math xmlns="http://www.w3.org/1998/Math/MathML">
  <semantics>
    <mrow>
      <mrow>
        <msub>
          <mrow>
            <mi>f</mi>
          </mrow>
          <mrow>
            <mrow>
              <mo stretchy="false">(</mo>
              <mrow>
                <mi>x</mi>
              </mrow>
              <mo stretchy="false">)</mo>
            </mrow>
          </mrow>
        </msub>
        <mo stretchy="false">=</mo>
        <mfrac>
          <mrow>
            <mi>h</mi>
          </mrow>
          <mrow>
            <msqrt>
              <mrow>
                <mi>π</mi>
              </mrow>
            </msqrt>
          </mrow>
        </mfrac>
      </mrow>
      <mi>.</mi>
      <msup>
        <mrow>
          <mi>e</mi>
        </mrow>
        <mrow>
          <msup>
            <mrow>
              <mrow>
                <mo stretchy="false">−</mo>
                <mi>h</mi>
              </mrow>
            </mrow>
            <mrow>
              <mn>2</mn>
            </mrow>
          </msup>
          <msup>
            <mrow>
              <mi>x</mi>
            </mrow>
            <mrow>
              <mn>2</mn>
            </mrow>
          </msup>
        </mrow>
      </msup>
    </mrow>
    <annotation encoding="StarMath 5.0">{f} rsub {(x)} = {h} over {sqrt {π}} . {e} ^ {{-h} ^ {2} {x} ^ {2}}</annotation>
  </semantics>
</math>
</file>